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003" calcext:value-type="float">
            <text:p>1003</text:p>
          </table:table-cell>
          <table:table-cell office:value-type="float" office:value="11148394453" calcext:value-type="float">
            <text:p>11148394453</text:p>
          </table:table-cell>
          <table:table-cell office:value-type="float" office:value="8843481042" calcext:value-type="float">
            <text:p>8843481042</text:p>
          </table:table-cell>
          <table:table-cell office:value-type="float" office:value="85350" calcext:value-type="float">
            <text:p>85350</text:p>
          </table:table-cell>
          <table:table-cell office:value-type="float" office:value="1256554086" calcext:value-type="float">
            <text:p>1256554086</text:p>
          </table:table-cell>
          <table:table-cell office:value-type="float" office:value="4411875" calcext:value-type="float">
            <text:p>4411875</text:p>
          </table:table-cell>
          <table:table-cell office:value-type="float" office:value="3399321" calcext:value-type="float">
            <text:p>33993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60634" calcext:value-type="float">
            <text:p>1.260634</text:p>
          </table:table-cell>
          <table:table-cell office:value-type="float" office:value="85350" calcext:value-type="float">
            <text:p>85350</text:p>
          </table:table-cell>
          <table:table-cell office:value-type="float" office:value="80.178925" calcext:value-type="float">
            <text:p>80.178925</text:p>
          </table:table-cell>
          <table:table-cell office:value-type="float" office:value="0.281515" calcext:value-type="float">
            <text:p>0.281515</text:p>
          </table:table-cell>
          <table:table-cell office:value-type="float" office:value="0.216906" calcext:value-type="float">
            <text:p>0.216906</text:p>
          </table:table-cell>
          <table:table-cell office:value-type="float" office:value="284.81" calcext:value-type="float">
            <text:p>284.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003" calcext:value-type="float">
            <text:p>1003</text:p>
          </table:table-cell>
          <table:table-cell office:value-type="float" office:value="8882050888" calcext:value-type="float">
            <text:p>8882050888</text:p>
          </table:table-cell>
          <table:table-cell office:value-type="float" office:value="6637003470" calcext:value-type="float">
            <text:p>6637003470</text:p>
          </table:table-cell>
          <table:table-cell office:value-type="float" office:value="48893" calcext:value-type="float">
            <text:p>48893</text:p>
          </table:table-cell>
          <table:table-cell office:value-type="float" office:value="1030358966" calcext:value-type="float">
            <text:p>1030358966</text:p>
          </table:table-cell>
          <table:table-cell office:value-type="float" office:value="3705844" calcext:value-type="float">
            <text:p>3705844</text:p>
          </table:table-cell>
          <table:table-cell office:value-type="float" office:value="2770573" calcext:value-type="float">
            <text:p>277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8262" calcext:value-type="float">
            <text:p>1.338262</text:p>
          </table:table-cell>
          <table:table-cell office:value-type="float" office:value="48893" calcext:value-type="float">
            <text:p>48893</text:p>
          </table:table-cell>
          <table:table-cell office:value-type="float" office:value="65.745735" calcext:value-type="float">
            <text:p>65.745735</text:p>
          </table:table-cell>
          <table:table-cell office:value-type="float" office:value="0.236465" calcext:value-type="float">
            <text:p>0.236465</text:p>
          </table:table-cell>
          <table:table-cell office:value-type="float" office:value="0.176786" calcext:value-type="float">
            <text:p>0.176786</text:p>
          </table:table-cell>
          <table:table-cell office:value-type="float" office:value="278.04" calcext:value-type="float">
            <text:p>278.04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003" calcext:value-type="float">
            <text:p>1003</text:p>
          </table:table-cell>
          <table:table-cell office:value-type="float" office:value="10877740987" calcext:value-type="float">
            <text:p>10877740987</text:p>
          </table:table-cell>
          <table:table-cell office:value-type="float" office:value="8916083783" calcext:value-type="float">
            <text:p>8916083783</text:p>
          </table:table-cell>
          <table:table-cell office:value-type="float" office:value="74275" calcext:value-type="float">
            <text:p>74275</text:p>
          </table:table-cell>
          <table:table-cell office:value-type="float" office:value="1207207751" calcext:value-type="float">
            <text:p>1207207751</text:p>
          </table:table-cell>
          <table:table-cell office:value-type="float" office:value="4289166" calcext:value-type="float">
            <text:p>4289166</text:p>
          </table:table-cell>
          <table:table-cell office:value-type="float" office:value="3329468" calcext:value-type="float">
            <text:p>33294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20013" calcext:value-type="float">
            <text:p>1.220013</text:p>
          </table:table-cell>
          <table:table-cell office:value-type="float" office:value="74275" calcext:value-type="float">
            <text:p>74275</text:p>
          </table:table-cell>
          <table:table-cell office:value-type="float" office:value="77.030212" calcext:value-type="float">
            <text:p>77.030212</text:p>
          </table:table-cell>
          <table:table-cell office:value-type="float" office:value="0.273686" calcext:value-type="float">
            <text:p>0.273686</text:p>
          </table:table-cell>
          <table:table-cell office:value-type="float" office:value="0.212449" calcext:value-type="float">
            <text:p>0.212449</text:p>
          </table:table-cell>
          <table:table-cell office:value-type="float" office:value="281.46" calcext:value-type="float">
            <text:p>281.4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003" calcext:value-type="float">
            <text:p>1003</text:p>
          </table:table-cell>
          <table:table-cell office:value-type="float" office:value="9320042815" calcext:value-type="float">
            <text:p>9320042815</text:p>
          </table:table-cell>
          <table:table-cell office:value-type="float" office:value="6689625080" calcext:value-type="float">
            <text:p>6689625080</text:p>
          </table:table-cell>
          <table:table-cell office:value-type="float" office:value="50752" calcext:value-type="float">
            <text:p>50752</text:p>
          </table:table-cell>
          <table:table-cell office:value-type="float" office:value="1101828919" calcext:value-type="float">
            <text:p>1101828919</text:p>
          </table:table-cell>
          <table:table-cell office:value-type="float" office:value="3819202" calcext:value-type="float">
            <text:p>3819202</text:p>
          </table:table-cell>
          <table:table-cell office:value-type="float" office:value="2959155" calcext:value-type="float">
            <text:p>2959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3209" calcext:value-type="float">
            <text:p>1.393209</text:p>
          </table:table-cell>
          <table:table-cell office:value-type="float" office:value="50752" calcext:value-type="float">
            <text:p>50752</text:p>
          </table:table-cell>
          <table:table-cell office:value-type="float" office:value="70.306129" calcext:value-type="float">
            <text:p>70.306129</text:p>
          </table:table-cell>
          <table:table-cell office:value-type="float" office:value="0.243698" calcext:value-type="float">
            <text:p>0.243698</text:p>
          </table:table-cell>
          <table:table-cell office:value-type="float" office:value="0.188819" calcext:value-type="float">
            <text:p>0.188819</text:p>
          </table:table-cell>
          <table:table-cell office:value-type="float" office:value="288.5" calcext:value-type="float">
            <text:p>288.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003" calcext:value-type="float">
            <text:p>1003</text:p>
          </table:table-cell>
          <table:table-cell office:value-type="float" office:value="10231467291" calcext:value-type="float">
            <text:p>10231467291</text:p>
          </table:table-cell>
          <table:table-cell office:value-type="float" office:value="8921600744" calcext:value-type="float">
            <text:p>8921600744</text:p>
          </table:table-cell>
          <table:table-cell office:value-type="float" office:value="72152" calcext:value-type="float">
            <text:p>72152</text:p>
          </table:table-cell>
          <table:table-cell office:value-type="float" office:value="1100020992" calcext:value-type="float">
            <text:p>1100020992</text:p>
          </table:table-cell>
          <table:table-cell office:value-type="float" office:value="3800329" calcext:value-type="float">
            <text:p>3800329</text:p>
          </table:table-cell>
          <table:table-cell office:value-type="float" office:value="2956507" calcext:value-type="float">
            <text:p>29565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4682" calcext:value-type="float">
            <text:p>1.14682</text:p>
          </table:table-cell>
          <table:table-cell office:value-type="float" office:value="72152" calcext:value-type="float">
            <text:p>72152</text:p>
          </table:table-cell>
          <table:table-cell office:value-type="float" office:value="70.190773" calcext:value-type="float">
            <text:p>70.190773</text:p>
          </table:table-cell>
          <table:table-cell office:value-type="float" office:value="0.242494" calcext:value-type="float">
            <text:p>0.242494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289.45" calcext:value-type="float">
            <text:p>289.4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003" calcext:value-type="float">
            <text:p>1003</text:p>
          </table:table-cell>
          <table:table-cell office:value-type="float" office:value="8968245351" calcext:value-type="float">
            <text:p>8968245351</text:p>
          </table:table-cell>
          <table:table-cell office:value-type="float" office:value="6690156010" calcext:value-type="float">
            <text:p>6690156010</text:p>
          </table:table-cell>
          <table:table-cell office:value-type="float" office:value="49000" calcext:value-type="float">
            <text:p>49000</text:p>
          </table:table-cell>
          <table:table-cell office:value-type="float" office:value="1042628213" calcext:value-type="float">
            <text:p>1042628213</text:p>
          </table:table-cell>
          <table:table-cell office:value-type="float" office:value="3752532" calcext:value-type="float">
            <text:p>3752532</text:p>
          </table:table-cell>
          <table:table-cell office:value-type="float" office:value="2833734" calcext:value-type="float">
            <text:p>283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0514" calcext:value-type="float">
            <text:p>1.340514</text:p>
          </table:table-cell>
          <table:table-cell office:value-type="float" office:value="49000" calcext:value-type="float">
            <text:p>49000</text:p>
          </table:table-cell>
          <table:table-cell office:value-type="float" office:value="66.528618" calcext:value-type="float">
            <text:p>66.528618</text:p>
          </table:table-cell>
          <table:table-cell office:value-type="float" office:value="0.239444" calcext:value-type="float">
            <text:p>0.239444</text:p>
          </table:table-cell>
          <table:table-cell office:value-type="float" office:value="0.180817" calcext:value-type="float">
            <text:p>0.180817</text:p>
          </table:table-cell>
          <table:table-cell office:value-type="float" office:value="277.85" calcext:value-type="float">
            <text:p>277.8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002" calcext:value-type="float">
            <text:p>1002</text:p>
          </table:table-cell>
          <table:table-cell office:value-type="float" office:value="11413222982" calcext:value-type="float">
            <text:p>11413222982</text:p>
          </table:table-cell>
          <table:table-cell office:value-type="float" office:value="8912574614" calcext:value-type="float">
            <text:p>8912574614</text:p>
          </table:table-cell>
          <table:table-cell office:value-type="float" office:value="80652" calcext:value-type="float">
            <text:p>80652</text:p>
          </table:table-cell>
          <table:table-cell office:value-type="float" office:value="1297368235" calcext:value-type="float">
            <text:p>1297368235</text:p>
          </table:table-cell>
          <table:table-cell office:value-type="float" office:value="4576983" calcext:value-type="float">
            <text:p>4576983</text:p>
          </table:table-cell>
          <table:table-cell office:value-type="float" office:value="3475395" calcext:value-type="float">
            <text:p>34753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80575" calcext:value-type="float">
            <text:p>1.280575</text:p>
          </table:table-cell>
          <table:table-cell office:value-type="float" office:value="80652" calcext:value-type="float">
            <text:p>80652</text:p>
          </table:table-cell>
          <table:table-cell office:value-type="float" office:value="82.865829" calcext:value-type="float">
            <text:p>82.865829</text:p>
          </table:table-cell>
          <table:table-cell office:value-type="float" office:value="0.292342" calcext:value-type="float">
            <text:p>0.292342</text:p>
          </table:table-cell>
          <table:table-cell office:value-type="float" office:value="0.221981" calcext:value-type="float">
            <text:p>0.221981</text:p>
          </table:table-cell>
          <table:table-cell office:value-type="float" office:value="283.45" calcext:value-type="float">
            <text:p>283.4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003" calcext:value-type="float">
            <text:p>1003</text:p>
          </table:table-cell>
          <table:table-cell office:value-type="float" office:value="8813650662" calcext:value-type="float">
            <text:p>8813650662</text:p>
          </table:table-cell>
          <table:table-cell office:value-type="float" office:value="6685995268" calcext:value-type="float">
            <text:p>6685995268</text:p>
          </table:table-cell>
          <table:table-cell office:value-type="float" office:value="48468" calcext:value-type="float">
            <text:p>48468</text:p>
          </table:table-cell>
          <table:table-cell office:value-type="float" office:value="1016447962" calcext:value-type="float">
            <text:p>1016447962</text:p>
          </table:table-cell>
          <table:table-cell office:value-type="float" office:value="3561831" calcext:value-type="float">
            <text:p>3561831</text:p>
          </table:table-cell>
          <table:table-cell office:value-type="float" office:value="2770149" calcext:value-type="float">
            <text:p>277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18226" calcext:value-type="float">
            <text:p>1.318226</text:p>
          </table:table-cell>
          <table:table-cell office:value-type="float" office:value="48468" calcext:value-type="float">
            <text:p>48468</text:p>
          </table:table-cell>
          <table:table-cell office:value-type="float" office:value="64.858093" calcext:value-type="float">
            <text:p>64.858093</text:p>
          </table:table-cell>
          <table:table-cell office:value-type="float" office:value="0.227275" calcext:value-type="float">
            <text:p>0.227275</text:p>
          </table:table-cell>
          <table:table-cell office:value-type="float" office:value="0.176759" calcext:value-type="float">
            <text:p>0.176759</text:p>
          </table:table-cell>
          <table:table-cell office:value-type="float" office:value="285.37" calcext:value-type="float">
            <text:p>285.3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2005" calcext:value-type="float">
            <text:p>2005</text:p>
          </table:table-cell>
          <table:table-cell office:value-type="float" office:value="12887077406" calcext:value-type="float">
            <text:p>12887077406</text:p>
          </table:table-cell>
          <table:table-cell office:value-type="float" office:value="9166263367" calcext:value-type="float">
            <text:p>9166263367</text:p>
          </table:table-cell>
          <table:table-cell office:value-type="float" office:value="67185" calcext:value-type="float">
            <text:p>67185</text:p>
          </table:table-cell>
          <table:table-cell office:value-type="float" office:value="1526457209" calcext:value-type="float">
            <text:p>1526457209</text:p>
          </table:table-cell>
          <table:table-cell office:value-type="float" office:value="4717747" calcext:value-type="float">
            <text:p>4717747</text:p>
          </table:table-cell>
          <table:table-cell office:value-type="float" office:value="3807752" calcext:value-type="float">
            <text:p>380775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5925" calcext:value-type="float">
            <text:p>1.405925</text:p>
          </table:table-cell>
          <table:table-cell office:value-type="float" office:value="67185" calcext:value-type="float">
            <text:p>67185</text:p>
          </table:table-cell>
          <table:table-cell office:value-type="float" office:value="97.498268" calcext:value-type="float">
            <text:p>97.498268</text:p>
          </table:table-cell>
          <table:table-cell office:value-type="float" office:value="0.301333" calcext:value-type="float">
            <text:p>0.301333</text:p>
          </table:table-cell>
          <table:table-cell office:value-type="float" office:value="0.24321" calcext:value-type="float">
            <text:p>0.24321</text:p>
          </table:table-cell>
          <table:table-cell office:value-type="float" office:value="323.56" calcext:value-type="float">
            <text:p>323.5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005" calcext:value-type="float">
            <text:p>2005</text:p>
          </table:table-cell>
          <table:table-cell office:value-type="float" office:value="10053431964" calcext:value-type="float">
            <text:p>10053431964</text:p>
          </table:table-cell>
          <table:table-cell office:value-type="float" office:value="6869191445" calcext:value-type="float">
            <text:p>6869191445</text:p>
          </table:table-cell>
          <table:table-cell office:value-type="float" office:value="48608" calcext:value-type="float">
            <text:p>48608</text:p>
          </table:table-cell>
          <table:table-cell office:value-type="float" office:value="1208960781" calcext:value-type="float">
            <text:p>1208960781</text:p>
          </table:table-cell>
          <table:table-cell office:value-type="float" office:value="4102637" calcext:value-type="float">
            <text:p>4102637</text:p>
          </table:table-cell>
          <table:table-cell office:value-type="float" office:value="3294100" calcext:value-type="float">
            <text:p>329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3554" calcext:value-type="float">
            <text:p>1.463554</text:p>
          </table:table-cell>
          <table:table-cell office:value-type="float" office:value="48608" calcext:value-type="float">
            <text:p>48608</text:p>
          </table:table-cell>
          <table:table-cell office:value-type="float" office:value="77.219048" calcext:value-type="float">
            <text:p>77.219048</text:p>
          </table:table-cell>
          <table:table-cell office:value-type="float" office:value="0.262045" calcext:value-type="float">
            <text:p>0.262045</text:p>
          </table:table-cell>
          <table:table-cell office:value-type="float" office:value="0.210402" calcext:value-type="float">
            <text:p>0.210402</text:p>
          </table:table-cell>
          <table:table-cell office:value-type="float" office:value="294.68" calcext:value-type="float">
            <text:p>294.6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2006" calcext:value-type="float">
            <text:p>2006</text:p>
          </table:table-cell>
          <table:table-cell office:value-type="float" office:value="12944439181" calcext:value-type="float">
            <text:p>12944439181</text:p>
          </table:table-cell>
          <table:table-cell office:value-type="float" office:value="9168787687" calcext:value-type="float">
            <text:p>9168787687</text:p>
          </table:table-cell>
          <table:table-cell office:value-type="float" office:value="63880" calcext:value-type="float">
            <text:p>63880</text:p>
          </table:table-cell>
          <table:table-cell office:value-type="float" office:value="1537011408" calcext:value-type="float">
            <text:p>1537011408</text:p>
          </table:table-cell>
          <table:table-cell office:value-type="float" office:value="4686747" calcext:value-type="float">
            <text:p>4686747</text:p>
          </table:table-cell>
          <table:table-cell office:value-type="float" office:value="3833751" calcext:value-type="float">
            <text:p>38337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1794" calcext:value-type="float">
            <text:p>1.411794</text:p>
          </table:table-cell>
          <table:table-cell office:value-type="float" office:value="63880" calcext:value-type="float">
            <text:p>63880</text:p>
          </table:table-cell>
          <table:table-cell office:value-type="float" office:value="98.074509" calcext:value-type="float">
            <text:p>98.074509</text:p>
          </table:table-cell>
          <table:table-cell office:value-type="float" office:value="0.299055" calcext:value-type="float">
            <text:p>0.299055</text:p>
          </table:table-cell>
          <table:table-cell office:value-type="float" office:value="0.244626" calcext:value-type="float">
            <text:p>0.244626</text:p>
          </table:table-cell>
          <table:table-cell office:value-type="float" office:value="327.95" calcext:value-type="float">
            <text:p>327.9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005" calcext:value-type="float">
            <text:p>2005</text:p>
          </table:table-cell>
          <table:table-cell office:value-type="float" office:value="9491540735" calcext:value-type="float">
            <text:p>9491540735</text:p>
          </table:table-cell>
          <table:table-cell office:value-type="float" office:value="6874743393" calcext:value-type="float">
            <text:p>6874743393</text:p>
          </table:table-cell>
          <table:table-cell office:value-type="float" office:value="44865" calcext:value-type="float">
            <text:p>44865</text:p>
          </table:table-cell>
          <table:table-cell office:value-type="float" office:value="1115624965" calcext:value-type="float">
            <text:p>1115624965</text:p>
          </table:table-cell>
          <table:table-cell office:value-type="float" office:value="3482914" calcext:value-type="float">
            <text:p>3482914</text:p>
          </table:table-cell>
          <table:table-cell office:value-type="float" office:value="2965391" calcext:value-type="float">
            <text:p>296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0639" calcext:value-type="float">
            <text:p>1.380639</text:p>
          </table:table-cell>
          <table:table-cell office:value-type="float" office:value="44865" calcext:value-type="float">
            <text:p>44865</text:p>
          </table:table-cell>
          <table:table-cell office:value-type="float" office:value="71.257484" calcext:value-type="float">
            <text:p>71.257484</text:p>
          </table:table-cell>
          <table:table-cell office:value-type="float" office:value="0.222462" calcext:value-type="float">
            <text:p>0.222462</text:p>
          </table:table-cell>
          <table:table-cell office:value-type="float" office:value="0.189406" calcext:value-type="float">
            <text:p>0.189406</text:p>
          </table:table-cell>
          <table:table-cell office:value-type="float" office:value="320.31" calcext:value-type="float">
            <text:p>320.3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2005" calcext:value-type="float">
            <text:p>2005</text:p>
          </table:table-cell>
          <table:table-cell office:value-type="float" office:value="10932602630" calcext:value-type="float">
            <text:p>10932602630</text:p>
          </table:table-cell>
          <table:table-cell office:value-type="float" office:value="9167792907" calcext:value-type="float">
            <text:p>9167792907</text:p>
          </table:table-cell>
          <table:table-cell office:value-type="float" office:value="58411" calcext:value-type="float">
            <text:p>58411</text:p>
          </table:table-cell>
          <table:table-cell office:value-type="float" office:value="1195156415" calcext:value-type="float">
            <text:p>1195156415</text:p>
          </table:table-cell>
          <table:table-cell office:value-type="float" office:value="4043671" calcext:value-type="float">
            <text:p>4043671</text:p>
          </table:table-cell>
          <table:table-cell office:value-type="float" office:value="3280312" calcext:value-type="float">
            <text:p>32803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92501" calcext:value-type="float">
            <text:p>1.192501</text:p>
          </table:table-cell>
          <table:table-cell office:value-type="float" office:value="58411" calcext:value-type="float">
            <text:p>58411</text:p>
          </table:table-cell>
          <table:table-cell office:value-type="float" office:value="76.337334" calcext:value-type="float">
            <text:p>76.337334</text:p>
          </table:table-cell>
          <table:table-cell office:value-type="float" office:value="0.258278" calcext:value-type="float">
            <text:p>0.258278</text:p>
          </table:table-cell>
          <table:table-cell office:value-type="float" office:value="0.209521" calcext:value-type="float">
            <text:p>0.209521</text:p>
          </table:table-cell>
          <table:table-cell office:value-type="float" office:value="295.56" calcext:value-type="float">
            <text:p>295.5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005" calcext:value-type="float">
            <text:p>2005</text:p>
          </table:table-cell>
          <table:table-cell office:value-type="float" office:value="8359632807" calcext:value-type="float">
            <text:p>8359632807</text:p>
          </table:table-cell>
          <table:table-cell office:value-type="float" office:value="6874302677" calcext:value-type="float">
            <text:p>6874302677</text:p>
          </table:table-cell>
          <table:table-cell office:value-type="float" office:value="39624" calcext:value-type="float">
            <text:p>39624</text:p>
          </table:table-cell>
          <table:table-cell office:value-type="float" office:value="923877149" calcext:value-type="float">
            <text:p>923877149</text:p>
          </table:table-cell>
          <table:table-cell office:value-type="float" office:value="3217585" calcext:value-type="float">
            <text:p>3217585</text:p>
          </table:table-cell>
          <table:table-cell office:value-type="float" office:value="2623227" calcext:value-type="float">
            <text:p>262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1607" calcext:value-type="float">
            <text:p>1.21607</text:p>
          </table:table-cell>
          <table:table-cell office:value-type="float" office:value="39624" calcext:value-type="float">
            <text:p>39624</text:p>
          </table:table-cell>
          <table:table-cell office:value-type="float" office:value="59.010117" calcext:value-type="float">
            <text:p>59.010117</text:p>
          </table:table-cell>
          <table:table-cell office:value-type="float" office:value="0.205514" calcext:value-type="float">
            <text:p>0.205514</text:p>
          </table:table-cell>
          <table:table-cell office:value-type="float" office:value="0.167551" calcext:value-type="float">
            <text:p>0.167551</text:p>
          </table:table-cell>
          <table:table-cell office:value-type="float" office:value="287.13" calcext:value-type="float">
            <text:p>287.1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2004" calcext:value-type="float">
            <text:p>2004</text:p>
          </table:table-cell>
          <table:table-cell office:value-type="float" office:value="11351293468" calcext:value-type="float">
            <text:p>11351293468</text:p>
          </table:table-cell>
          <table:table-cell office:value-type="float" office:value="9168574574" calcext:value-type="float">
            <text:p>9168574574</text:p>
          </table:table-cell>
          <table:table-cell office:value-type="float" office:value="52762" calcext:value-type="float">
            <text:p>52762</text:p>
          </table:table-cell>
          <table:table-cell office:value-type="float" office:value="1266452693" calcext:value-type="float">
            <text:p>1266452693</text:p>
          </table:table-cell>
          <table:table-cell office:value-type="float" office:value="4250944" calcext:value-type="float">
            <text:p>4250944</text:p>
          </table:table-cell>
          <table:table-cell office:value-type="float" office:value="3335405" calcext:value-type="float">
            <text:p>333540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38065" calcext:value-type="float">
            <text:p>1.238065</text:p>
          </table:table-cell>
          <table:table-cell office:value-type="float" office:value="52762" calcext:value-type="float">
            <text:p>52762</text:p>
          </table:table-cell>
          <table:table-cell office:value-type="float" office:value="80.89119" calcext:value-type="float">
            <text:p>80.89119</text:p>
          </table:table-cell>
          <table:table-cell office:value-type="float" office:value="0.271517" calcext:value-type="float">
            <text:p>0.271517</text:p>
          </table:table-cell>
          <table:table-cell office:value-type="float" office:value="0.21304" calcext:value-type="float">
            <text:p>0.21304</text:p>
          </table:table-cell>
          <table:table-cell office:value-type="float" office:value="297.92" calcext:value-type="float">
            <text:p>297.9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005" calcext:value-type="float">
            <text:p>2005</text:p>
          </table:table-cell>
          <table:table-cell office:value-type="float" office:value="9212006968" calcext:value-type="float">
            <text:p>9212006968</text:p>
          </table:table-cell>
          <table:table-cell office:value-type="float" office:value="6871936779" calcext:value-type="float">
            <text:p>6871936779</text:p>
          </table:table-cell>
          <table:table-cell office:value-type="float" office:value="42074" calcext:value-type="float">
            <text:p>42074</text:p>
          </table:table-cell>
          <table:table-cell office:value-type="float" office:value="1068511676" calcext:value-type="float">
            <text:p>1068511676</text:p>
          </table:table-cell>
          <table:table-cell office:value-type="float" office:value="3500638" calcext:value-type="float">
            <text:p>3500638</text:p>
          </table:table-cell>
          <table:table-cell office:value-type="float" office:value="2799233" calcext:value-type="float">
            <text:p>2799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0526" calcext:value-type="float">
            <text:p>1.340526</text:p>
          </table:table-cell>
          <table:table-cell office:value-type="float" office:value="42074" calcext:value-type="float">
            <text:p>42074</text:p>
          </table:table-cell>
          <table:table-cell office:value-type="float" office:value="68.248253" calcext:value-type="float">
            <text:p>68.248253</text:p>
          </table:table-cell>
          <table:table-cell office:value-type="float" office:value="0.223594" calcext:value-type="float">
            <text:p>0.223594</text:p>
          </table:table-cell>
          <table:table-cell office:value-type="float" office:value="0.178793" calcext:value-type="float">
            <text:p>0.178793</text:p>
          </table:table-cell>
          <table:table-cell office:value-type="float" office:value="305.23" calcext:value-type="float">
            <text:p>305.2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3007" calcext:value-type="float">
            <text:p>3007</text:p>
          </table:table-cell>
          <table:table-cell office:value-type="float" office:value="10785654579" calcext:value-type="float">
            <text:p>10785654579</text:p>
          </table:table-cell>
          <table:table-cell office:value-type="float" office:value="9167305226" calcext:value-type="float">
            <text:p>9167305226</text:p>
          </table:table-cell>
          <table:table-cell office:value-type="float" office:value="53163" calcext:value-type="float">
            <text:p>53163</text:p>
          </table:table-cell>
          <table:table-cell office:value-type="float" office:value="1170755674" calcext:value-type="float">
            <text:p>1170755674</text:p>
          </table:table-cell>
          <table:table-cell office:value-type="float" office:value="3985614" calcext:value-type="float">
            <text:p>3985614</text:p>
          </table:table-cell>
          <table:table-cell office:value-type="float" office:value="3193240" calcext:value-type="float">
            <text:p>319324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76535" calcext:value-type="float">
            <text:p>1.176535</text:p>
          </table:table-cell>
          <table:table-cell office:value-type="float" office:value="53163" calcext:value-type="float">
            <text:p>53163</text:p>
          </table:table-cell>
          <table:table-cell office:value-type="float" office:value="74.778809" calcext:value-type="float">
            <text:p>74.778809</text:p>
          </table:table-cell>
          <table:table-cell office:value-type="float" office:value="0.25457" calcext:value-type="float">
            <text:p>0.25457</text:p>
          </table:table-cell>
          <table:table-cell office:value-type="float" office:value="0.203959" calcext:value-type="float">
            <text:p>0.203959</text:p>
          </table:table-cell>
          <table:table-cell office:value-type="float" office:value="293.75" calcext:value-type="float">
            <text:p>293.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3007" calcext:value-type="float">
            <text:p>3007</text:p>
          </table:table-cell>
          <table:table-cell office:value-type="float" office:value="9476355157" calcext:value-type="float">
            <text:p>9476355157</text:p>
          </table:table-cell>
          <table:table-cell office:value-type="float" office:value="6877907801" calcext:value-type="float">
            <text:p>6877907801</text:p>
          </table:table-cell>
          <table:table-cell office:value-type="float" office:value="40858" calcext:value-type="float">
            <text:p>40858</text:p>
          </table:table-cell>
          <table:table-cell office:value-type="float" office:value="1115332974" calcext:value-type="float">
            <text:p>1115332974</text:p>
          </table:table-cell>
          <table:table-cell office:value-type="float" office:value="3335481" calcext:value-type="float">
            <text:p>3335481</text:p>
          </table:table-cell>
          <table:table-cell office:value-type="float" office:value="2724293" calcext:value-type="float">
            <text:p>272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7796" calcext:value-type="float">
            <text:p>1.377796</text:p>
          </table:table-cell>
          <table:table-cell office:value-type="float" office:value="40858" calcext:value-type="float">
            <text:p>40858</text:p>
          </table:table-cell>
          <table:table-cell office:value-type="float" office:value="71.238831" calcext:value-type="float">
            <text:p>71.238831</text:p>
          </table:table-cell>
          <table:table-cell office:value-type="float" office:value="0.213045" calcext:value-type="float">
            <text:p>0.213045</text:p>
          </table:table-cell>
          <table:table-cell office:value-type="float" office:value="0.174007" calcext:value-type="float">
            <text:p>0.174007</text:p>
          </table:table-cell>
          <table:table-cell office:value-type="float" office:value="334.38" calcext:value-type="float">
            <text:p>334.3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3008" calcext:value-type="float">
            <text:p>3008</text:p>
          </table:table-cell>
          <table:table-cell office:value-type="float" office:value="12465112216" calcext:value-type="float">
            <text:p>12465112216</text:p>
          </table:table-cell>
          <table:table-cell office:value-type="float" office:value="9162208613" calcext:value-type="float">
            <text:p>9162208613</text:p>
          </table:table-cell>
          <table:table-cell office:value-type="float" office:value="63734" calcext:value-type="float">
            <text:p>63734</text:p>
          </table:table-cell>
          <table:table-cell office:value-type="float" office:value="1453197384" calcext:value-type="float">
            <text:p>1453197384</text:p>
          </table:table-cell>
          <table:table-cell office:value-type="float" office:value="4840925" calcext:value-type="float">
            <text:p>4840925</text:p>
          </table:table-cell>
          <table:table-cell office:value-type="float" office:value="3922141" calcext:value-type="float">
            <text:p>392214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63734" calcext:value-type="float">
            <text:p>63734</text:p>
          </table:table-cell>
          <table:table-cell office:value-type="float" office:value="92.819" calcext:value-type="float">
            <text:p>92.819</text:p>
          </table:table-cell>
          <table:table-cell office:value-type="float" office:value="0.309201" calcext:value-type="float">
            <text:p>0.309201</text:p>
          </table:table-cell>
          <table:table-cell office:value-type="float" office:value="0.250516" calcext:value-type="float">
            <text:p>0.250516</text:p>
          </table:table-cell>
          <table:table-cell office:value-type="float" office:value="300.19" calcext:value-type="float">
            <text:p>300.1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3008" calcext:value-type="float">
            <text:p>3008</text:p>
          </table:table-cell>
          <table:table-cell office:value-type="float" office:value="9511728832" calcext:value-type="float">
            <text:p>9511728832</text:p>
          </table:table-cell>
          <table:table-cell office:value-type="float" office:value="6872806532" calcext:value-type="float">
            <text:p>6872806532</text:p>
          </table:table-cell>
          <table:table-cell office:value-type="float" office:value="46189" calcext:value-type="float">
            <text:p>46189</text:p>
          </table:table-cell>
          <table:table-cell office:value-type="float" office:value="1119232497" calcext:value-type="float">
            <text:p>1119232497</text:p>
          </table:table-cell>
          <table:table-cell office:value-type="float" office:value="3634764" calcext:value-type="float">
            <text:p>3634764</text:p>
          </table:table-cell>
          <table:table-cell office:value-type="float" office:value="2952712" calcext:value-type="float">
            <text:p>2952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3966" calcext:value-type="float">
            <text:p>1.383966</text:p>
          </table:table-cell>
          <table:table-cell office:value-type="float" office:value="46189" calcext:value-type="float">
            <text:p>46189</text:p>
          </table:table-cell>
          <table:table-cell office:value-type="float" office:value="71.416634" calcext:value-type="float">
            <text:p>71.416634</text:p>
          </table:table-cell>
          <table:table-cell office:value-type="float" office:value="0.231929" calcext:value-type="float">
            <text:p>0.231929</text:p>
          </table:table-cell>
          <table:table-cell office:value-type="float" office:value="0.188408" calcext:value-type="float">
            <text:p>0.188408</text:p>
          </table:table-cell>
          <table:table-cell office:value-type="float" office:value="307.92" calcext:value-type="float">
            <text:p>307.9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3007" calcext:value-type="float">
            <text:p>3007</text:p>
          </table:table-cell>
          <table:table-cell office:value-type="float" office:value="13377128099" calcext:value-type="float">
            <text:p>13377128099</text:p>
          </table:table-cell>
          <table:table-cell office:value-type="float" office:value="9167730520" calcext:value-type="float">
            <text:p>9167730520</text:p>
          </table:table-cell>
          <table:table-cell office:value-type="float" office:value="75173" calcext:value-type="float">
            <text:p>75173</text:p>
          </table:table-cell>
          <table:table-cell office:value-type="float" office:value="1608763778" calcext:value-type="float">
            <text:p>1608763778</text:p>
          </table:table-cell>
          <table:table-cell office:value-type="float" office:value="4894494" calcext:value-type="float">
            <text:p>4894494</text:p>
          </table:table-cell>
          <table:table-cell office:value-type="float" office:value="3975865" calcext:value-type="float">
            <text:p>397586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9154" calcext:value-type="float">
            <text:p>1.459154</text:p>
          </table:table-cell>
          <table:table-cell office:value-type="float" office:value="75173" calcext:value-type="float">
            <text:p>75173</text:p>
          </table:table-cell>
          <table:table-cell office:value-type="float" office:value="102.755371" calcext:value-type="float">
            <text:p>102.755371</text:p>
          </table:table-cell>
          <table:table-cell office:value-type="float" office:value="0.312622" calcext:value-type="float">
            <text:p>0.312622</text:p>
          </table:table-cell>
          <table:table-cell office:value-type="float" office:value="0.253947" calcext:value-type="float">
            <text:p>0.253947</text:p>
          </table:table-cell>
          <table:table-cell office:value-type="float" office:value="328.69" calcext:value-type="float">
            <text:p>328.6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3007" calcext:value-type="float">
            <text:p>3007</text:p>
          </table:table-cell>
          <table:table-cell office:value-type="float" office:value="9852921097" calcext:value-type="float">
            <text:p>9852921097</text:p>
          </table:table-cell>
          <table:table-cell office:value-type="float" office:value="6873660600" calcext:value-type="float">
            <text:p>6873660600</text:p>
          </table:table-cell>
          <table:table-cell office:value-type="float" office:value="50708" calcext:value-type="float">
            <text:p>50708</text:p>
          </table:table-cell>
          <table:table-cell office:value-type="float" office:value="1176925114" calcext:value-type="float">
            <text:p>1176925114</text:p>
          </table:table-cell>
          <table:table-cell office:value-type="float" office:value="3769207" calcext:value-type="float">
            <text:p>3769207</text:p>
          </table:table-cell>
          <table:table-cell office:value-type="float" office:value="3072124" calcext:value-type="float">
            <text:p>307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3431" calcext:value-type="float">
            <text:p>1.433431</text:p>
          </table:table-cell>
          <table:table-cell office:value-type="float" office:value="50708" calcext:value-type="float">
            <text:p>50708</text:p>
          </table:table-cell>
          <table:table-cell office:value-type="float" office:value="75.172859" calcext:value-type="float">
            <text:p>75.172859</text:p>
          </table:table-cell>
          <table:table-cell office:value-type="float" office:value="0.240748" calcext:value-type="float">
            <text:p>0.240748</text:p>
          </table:table-cell>
          <table:table-cell office:value-type="float" office:value="0.196223" calcext:value-type="float">
            <text:p>0.196223</text:p>
          </table:table-cell>
          <table:table-cell office:value-type="float" office:value="312.25" calcext:value-type="float">
            <text:p>312.25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3006" calcext:value-type="float">
            <text:p>3006</text:p>
          </table:table-cell>
          <table:table-cell office:value-type="float" office:value="13149517179" calcext:value-type="float">
            <text:p>13149517179</text:p>
          </table:table-cell>
          <table:table-cell office:value-type="float" office:value="9167088069" calcext:value-type="float">
            <text:p>9167088069</text:p>
          </table:table-cell>
          <table:table-cell office:value-type="float" office:value="63332" calcext:value-type="float">
            <text:p>63332</text:p>
          </table:table-cell>
          <table:table-cell office:value-type="float" office:value="1570931187" calcext:value-type="float">
            <text:p>1570931187</text:p>
          </table:table-cell>
          <table:table-cell office:value-type="float" office:value="4861704" calcext:value-type="float">
            <text:p>4861704</text:p>
          </table:table-cell>
          <table:table-cell office:value-type="float" office:value="3907907" calcext:value-type="float">
            <text:p>39079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4427" calcext:value-type="float">
            <text:p>1.434427</text:p>
          </table:table-cell>
          <table:table-cell office:value-type="float" office:value="63332" calcext:value-type="float">
            <text:p>63332</text:p>
          </table:table-cell>
          <table:table-cell office:value-type="float" office:value="100.338921" calcext:value-type="float">
            <text:p>100.338921</text:p>
          </table:table-cell>
          <table:table-cell office:value-type="float" office:value="0.310528" calcext:value-type="float">
            <text:p>0.310528</text:p>
          </table:table-cell>
          <table:table-cell office:value-type="float" office:value="0.249607" calcext:value-type="float">
            <text:p>0.249607</text:p>
          </table:table-cell>
          <table:table-cell office:value-type="float" office:value="323.12" calcext:value-type="float">
            <text:p>323.1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3007" calcext:value-type="float">
            <text:p>3007</text:p>
          </table:table-cell>
          <table:table-cell office:value-type="float" office:value="9636408993" calcext:value-type="float">
            <text:p>9636408993</text:p>
          </table:table-cell>
          <table:table-cell office:value-type="float" office:value="6872656508" calcext:value-type="float">
            <text:p>6872656508</text:p>
          </table:table-cell>
          <table:table-cell office:value-type="float" office:value="47079" calcext:value-type="float">
            <text:p>47079</text:p>
          </table:table-cell>
          <table:table-cell office:value-type="float" office:value="1140434055" calcext:value-type="float">
            <text:p>1140434055</text:p>
          </table:table-cell>
          <table:table-cell office:value-type="float" office:value="3704519" calcext:value-type="float">
            <text:p>3704519</text:p>
          </table:table-cell>
          <table:table-cell office:value-type="float" office:value="2992309" calcext:value-type="float">
            <text:p>299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2138" calcext:value-type="float">
            <text:p>1.402138</text:p>
          </table:table-cell>
          <table:table-cell office:value-type="float" office:value="47079" calcext:value-type="float">
            <text:p>47079</text:p>
          </table:table-cell>
          <table:table-cell office:value-type="float" office:value="72.842094" calcext:value-type="float">
            <text:p>72.842094</text:p>
          </table:table-cell>
          <table:table-cell office:value-type="float" office:value="0.236616" calcext:value-type="float">
            <text:p>0.236616</text:p>
          </table:table-cell>
          <table:table-cell office:value-type="float" office:value="0.191126" calcext:value-type="float">
            <text:p>0.191126</text:p>
          </table:table-cell>
          <table:table-cell office:value-type="float" office:value="307.85" calcext:value-type="float">
            <text:p>307.8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4009" calcext:value-type="float">
            <text:p>4009</text:p>
          </table:table-cell>
          <table:table-cell office:value-type="float" office:value="13374836361" calcext:value-type="float">
            <text:p>13374836361</text:p>
          </table:table-cell>
          <table:table-cell office:value-type="float" office:value="9162512206" calcext:value-type="float">
            <text:p>9162512206</text:p>
          </table:table-cell>
          <table:table-cell office:value-type="float" office:value="69542" calcext:value-type="float">
            <text:p>69542</text:p>
          </table:table-cell>
          <table:table-cell office:value-type="float" office:value="1609228719" calcext:value-type="float">
            <text:p>1609228719</text:p>
          </table:table-cell>
          <table:table-cell office:value-type="float" office:value="4883600" calcext:value-type="float">
            <text:p>4883600</text:p>
          </table:table-cell>
          <table:table-cell office:value-type="float" office:value="3959708" calcext:value-type="float">
            <text:p>39597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9735" calcext:value-type="float">
            <text:p>1.459735</text:p>
          </table:table-cell>
          <table:table-cell office:value-type="float" office:value="69542" calcext:value-type="float">
            <text:p>69542</text:p>
          </table:table-cell>
          <table:table-cell office:value-type="float" office:value="102.785065" calcext:value-type="float">
            <text:p>102.785065</text:p>
          </table:table-cell>
          <table:table-cell office:value-type="float" office:value="0.311927" calcext:value-type="float">
            <text:p>0.311927</text:p>
          </table:table-cell>
          <table:table-cell office:value-type="float" office:value="0.252915" calcext:value-type="float">
            <text:p>0.252915</text:p>
          </table:table-cell>
          <table:table-cell office:value-type="float" office:value="329.52" calcext:value-type="float">
            <text:p>329.5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4009" calcext:value-type="float">
            <text:p>4009</text:p>
          </table:table-cell>
          <table:table-cell office:value-type="float" office:value="9643420687" calcext:value-type="float">
            <text:p>9643420687</text:p>
          </table:table-cell>
          <table:table-cell office:value-type="float" office:value="6863254588" calcext:value-type="float">
            <text:p>6863254588</text:p>
          </table:table-cell>
          <table:table-cell office:value-type="float" office:value="49784" calcext:value-type="float">
            <text:p>49784</text:p>
          </table:table-cell>
          <table:table-cell office:value-type="float" office:value="1139039608" calcext:value-type="float">
            <text:p>1139039608</text:p>
          </table:table-cell>
          <table:table-cell office:value-type="float" office:value="4050030" calcext:value-type="float">
            <text:p>4050030</text:p>
          </table:table-cell>
          <table:table-cell office:value-type="float" office:value="3212072" calcext:value-type="float">
            <text:p>3212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508" calcext:value-type="float">
            <text:p>1.40508</text:p>
          </table:table-cell>
          <table:table-cell office:value-type="float" office:value="49784" calcext:value-type="float">
            <text:p>49784</text:p>
          </table:table-cell>
          <table:table-cell office:value-type="float" office:value="72.753029" calcext:value-type="float">
            <text:p>72.753029</text:p>
          </table:table-cell>
          <table:table-cell office:value-type="float" office:value="0.258685" calcext:value-type="float">
            <text:p>0.258685</text:p>
          </table:table-cell>
          <table:table-cell office:value-type="float" office:value="0.205162" calcext:value-type="float">
            <text:p>0.205162</text:p>
          </table:table-cell>
          <table:table-cell office:value-type="float" office:value="281.24" calcext:value-type="float">
            <text:p>281.2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4010" calcext:value-type="float">
            <text:p>4010</text:p>
          </table:table-cell>
          <table:table-cell office:value-type="float" office:value="12894576202" calcext:value-type="float">
            <text:p>12894576202</text:p>
          </table:table-cell>
          <table:table-cell office:value-type="float" office:value="9167950053" calcext:value-type="float">
            <text:p>9167950053</text:p>
          </table:table-cell>
          <table:table-cell office:value-type="float" office:value="64151" calcext:value-type="float">
            <text:p>64151</text:p>
          </table:table-cell>
          <table:table-cell office:value-type="float" office:value="1528667907" calcext:value-type="float">
            <text:p>1528667907</text:p>
          </table:table-cell>
          <table:table-cell office:value-type="float" office:value="4669430" calcext:value-type="float">
            <text:p>4669430</text:p>
          </table:table-cell>
          <table:table-cell office:value-type="float" office:value="3901050" calcext:value-type="float">
            <text:p>390105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6484" calcext:value-type="float">
            <text:p>1.406484</text:p>
          </table:table-cell>
          <table:table-cell office:value-type="float" office:value="64151" calcext:value-type="float">
            <text:p>64151</text:p>
          </table:table-cell>
          <table:table-cell office:value-type="float" office:value="97.639465" calcext:value-type="float">
            <text:p>97.639465</text:p>
          </table:table-cell>
          <table:table-cell office:value-type="float" office:value="0.298247" calcext:value-type="float">
            <text:p>0.298247</text:p>
          </table:table-cell>
          <table:table-cell office:value-type="float" office:value="0.249169" calcext:value-type="float">
            <text:p>0.249169</text:p>
          </table:table-cell>
          <table:table-cell office:value-type="float" office:value="327.38" calcext:value-type="float">
            <text:p>327.3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4010" calcext:value-type="float">
            <text:p>4010</text:p>
          </table:table-cell>
          <table:table-cell office:value-type="float" office:value="10017506160" calcext:value-type="float">
            <text:p>10017506160</text:p>
          </table:table-cell>
          <table:table-cell office:value-type="float" office:value="6866343450" calcext:value-type="float">
            <text:p>6866343450</text:p>
          </table:table-cell>
          <table:table-cell office:value-type="float" office:value="50782" calcext:value-type="float">
            <text:p>50782</text:p>
          </table:table-cell>
          <table:table-cell office:value-type="float" office:value="1202237890" calcext:value-type="float">
            <text:p>1202237890</text:p>
          </table:table-cell>
          <table:table-cell office:value-type="float" office:value="4169050" calcext:value-type="float">
            <text:p>4169050</text:p>
          </table:table-cell>
          <table:table-cell office:value-type="float" office:value="3298749" calcext:value-type="float">
            <text:p>3298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8929" calcext:value-type="float">
            <text:p>1.458929</text:p>
          </table:table-cell>
          <table:table-cell office:value-type="float" office:value="50782" calcext:value-type="float">
            <text:p>50782</text:p>
          </table:table-cell>
          <table:table-cell office:value-type="float" office:value="76.78965" calcext:value-type="float">
            <text:p>76.78965</text:p>
          </table:table-cell>
          <table:table-cell office:value-type="float" office:value="0.266287" calcext:value-type="float">
            <text:p>0.266287</text:p>
          </table:table-cell>
          <table:table-cell office:value-type="float" office:value="0.210699" calcext:value-type="float">
            <text:p>0.210699</text:p>
          </table:table-cell>
          <table:table-cell office:value-type="float" office:value="288.37" calcext:value-type="float">
            <text:p>288.3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4010" calcext:value-type="float">
            <text:p>4010</text:p>
          </table:table-cell>
          <table:table-cell office:value-type="float" office:value="12612403444" calcext:value-type="float">
            <text:p>12612403444</text:p>
          </table:table-cell>
          <table:table-cell office:value-type="float" office:value="9160763575" calcext:value-type="float">
            <text:p>9160763575</text:p>
          </table:table-cell>
          <table:table-cell office:value-type="float" office:value="73926" calcext:value-type="float">
            <text:p>73926</text:p>
          </table:table-cell>
          <table:table-cell office:value-type="float" office:value="1476822439" calcext:value-type="float">
            <text:p>1476822439</text:p>
          </table:table-cell>
          <table:table-cell office:value-type="float" office:value="4951624" calcext:value-type="float">
            <text:p>4951624</text:p>
          </table:table-cell>
          <table:table-cell office:value-type="float" office:value="3997014" calcext:value-type="float">
            <text:p>39970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6785" calcext:value-type="float">
            <text:p>1.376785</text:p>
          </table:table-cell>
          <table:table-cell office:value-type="float" office:value="73926" calcext:value-type="float">
            <text:p>73926</text:p>
          </table:table-cell>
          <table:table-cell office:value-type="float" office:value="94.233932" calcext:value-type="float">
            <text:p>94.233932</text:p>
          </table:table-cell>
          <table:table-cell office:value-type="float" office:value="0.315956" calcext:value-type="float">
            <text:p>0.315956</text:p>
          </table:table-cell>
          <table:table-cell office:value-type="float" office:value="0.255044" calcext:value-type="float">
            <text:p>0.255044</text:p>
          </table:table-cell>
          <table:table-cell office:value-type="float" office:value="298.25" calcext:value-type="float">
            <text:p>298.2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4010" calcext:value-type="float">
            <text:p>4010</text:p>
          </table:table-cell>
          <table:table-cell office:value-type="float" office:value="9534332211" calcext:value-type="float">
            <text:p>9534332211</text:p>
          </table:table-cell>
          <table:table-cell office:value-type="float" office:value="6873424883" calcext:value-type="float">
            <text:p>6873424883</text:p>
          </table:table-cell>
          <table:table-cell office:value-type="float" office:value="47655" calcext:value-type="float">
            <text:p>47655</text:p>
          </table:table-cell>
          <table:table-cell office:value-type="float" office:value="1122948842" calcext:value-type="float">
            <text:p>1122948842</text:p>
          </table:table-cell>
          <table:table-cell office:value-type="float" office:value="3627767" calcext:value-type="float">
            <text:p>3627767</text:p>
          </table:table-cell>
          <table:table-cell office:value-type="float" office:value="2979612" calcext:value-type="float">
            <text:p>2979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13" calcext:value-type="float">
            <text:p>1.38713</text:p>
          </table:table-cell>
          <table:table-cell office:value-type="float" office:value="47655" calcext:value-type="float">
            <text:p>47655</text:p>
          </table:table-cell>
          <table:table-cell office:value-type="float" office:value="71.653763" calcext:value-type="float">
            <text:p>71.653763</text:p>
          </table:table-cell>
          <table:table-cell office:value-type="float" office:value="0.231483" calcext:value-type="float">
            <text:p>0.231483</text:p>
          </table:table-cell>
          <table:table-cell office:value-type="float" office:value="0.190125" calcext:value-type="float">
            <text:p>0.190125</text:p>
          </table:table-cell>
          <table:table-cell office:value-type="float" office:value="309.54" calcext:value-type="float">
            <text:p>309.54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4008" calcext:value-type="float">
            <text:p>4008</text:p>
          </table:table-cell>
          <table:table-cell office:value-type="float" office:value="12428158464" calcext:value-type="float">
            <text:p>12428158464</text:p>
          </table:table-cell>
          <table:table-cell office:value-type="float" office:value="9168265566" calcext:value-type="float">
            <text:p>9168265566</text:p>
          </table:table-cell>
          <table:table-cell office:value-type="float" office:value="60834" calcext:value-type="float">
            <text:p>60834</text:p>
          </table:table-cell>
          <table:table-cell office:value-type="float" office:value="1448834649" calcext:value-type="float">
            <text:p>1448834649</text:p>
          </table:table-cell>
          <table:table-cell office:value-type="float" office:value="4618745" calcext:value-type="float">
            <text:p>4618745</text:p>
          </table:table-cell>
          <table:table-cell office:value-type="float" office:value="3688345" calcext:value-type="float">
            <text:p>368834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5563" calcext:value-type="float">
            <text:p>1.355563</text:p>
          </table:table-cell>
          <table:table-cell office:value-type="float" office:value="60834" calcext:value-type="float">
            <text:p>60834</text:p>
          </table:table-cell>
          <table:table-cell office:value-type="float" office:value="92.540337" calcext:value-type="float">
            <text:p>92.540337</text:p>
          </table:table-cell>
          <table:table-cell office:value-type="float" office:value="0.29501" calcext:value-type="float">
            <text:p>0.29501</text:p>
          </table:table-cell>
          <table:table-cell office:value-type="float" office:value="0.235583" calcext:value-type="float">
            <text:p>0.235583</text:p>
          </table:table-cell>
          <table:table-cell office:value-type="float" office:value="313.69" calcext:value-type="float">
            <text:p>313.6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4009" calcext:value-type="float">
            <text:p>4009</text:p>
          </table:table-cell>
          <table:table-cell office:value-type="float" office:value="10074969076" calcext:value-type="float">
            <text:p>10074969076</text:p>
          </table:table-cell>
          <table:table-cell office:value-type="float" office:value="6871746516" calcext:value-type="float">
            <text:p>6871746516</text:p>
          </table:table-cell>
          <table:table-cell office:value-type="float" office:value="47725" calcext:value-type="float">
            <text:p>47725</text:p>
          </table:table-cell>
          <table:table-cell office:value-type="float" office:value="1214843357" calcext:value-type="float">
            <text:p>1214843357</text:p>
          </table:table-cell>
          <table:table-cell office:value-type="float" office:value="3897892" calcext:value-type="float">
            <text:p>3897892</text:p>
          </table:table-cell>
          <table:table-cell office:value-type="float" office:value="3121416" calcext:value-type="float">
            <text:p>312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6144" calcext:value-type="float">
            <text:p>1.466144</text:p>
          </table:table-cell>
          <table:table-cell office:value-type="float" office:value="47725" calcext:value-type="float">
            <text:p>47725</text:p>
          </table:table-cell>
          <table:table-cell office:value-type="float" office:value="77.594788" calcext:value-type="float">
            <text:p>77.594788</text:p>
          </table:table-cell>
          <table:table-cell office:value-type="float" office:value="0.248967" calcext:value-type="float">
            <text:p>0.248967</text:p>
          </table:table-cell>
          <table:table-cell office:value-type="float" office:value="0.199372" calcext:value-type="float">
            <text:p>0.199372</text:p>
          </table:table-cell>
          <table:table-cell office:value-type="float" office:value="311.67" calcext:value-type="float">
            <text:p>311.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5011" calcext:value-type="float">
            <text:p>5011</text:p>
          </table:table-cell>
          <table:table-cell office:value-type="float" office:value="12322200451" calcext:value-type="float">
            <text:p>12322200451</text:p>
          </table:table-cell>
          <table:table-cell office:value-type="float" office:value="9155542423" calcext:value-type="float">
            <text:p>9155542423</text:p>
          </table:table-cell>
          <table:table-cell office:value-type="float" office:value="67678" calcext:value-type="float">
            <text:p>67678</text:p>
          </table:table-cell>
          <table:table-cell office:value-type="float" office:value="1428514783" calcext:value-type="float">
            <text:p>1428514783</text:p>
          </table:table-cell>
          <table:table-cell office:value-type="float" office:value="4846391" calcext:value-type="float">
            <text:p>4846391</text:p>
          </table:table-cell>
          <table:table-cell office:value-type="float" office:value="3919339" calcext:value-type="float">
            <text:p>39193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5873" calcext:value-type="float">
            <text:p>1.345873</text:p>
          </table:table-cell>
          <table:table-cell office:value-type="float" office:value="67678" calcext:value-type="float">
            <text:p>67678</text:p>
          </table:table-cell>
          <table:table-cell office:value-type="float" office:value="91.242462" calcext:value-type="float">
            <text:p>91.242462</text:p>
          </table:table-cell>
          <table:table-cell office:value-type="float" office:value="0.30955" calcext:value-type="float">
            <text:p>0.30955</text:p>
          </table:table-cell>
          <table:table-cell office:value-type="float" office:value="0.250337" calcext:value-type="float">
            <text:p>0.250337</text:p>
          </table:table-cell>
          <table:table-cell office:value-type="float" office:value="294.76" calcext:value-type="float">
            <text:p>294.7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5011" calcext:value-type="float">
            <text:p>5011</text:p>
          </table:table-cell>
          <table:table-cell office:value-type="float" office:value="9636969854" calcext:value-type="float">
            <text:p>9636969854</text:p>
          </table:table-cell>
          <table:table-cell office:value-type="float" office:value="6869121263" calcext:value-type="float">
            <text:p>6869121263</text:p>
          </table:table-cell>
          <table:table-cell office:value-type="float" office:value="46660" calcext:value-type="float">
            <text:p>46660</text:p>
          </table:table-cell>
          <table:table-cell office:value-type="float" office:value="1140715878" calcext:value-type="float">
            <text:p>1140715878</text:p>
          </table:table-cell>
          <table:table-cell office:value-type="float" office:value="3690880" calcext:value-type="float">
            <text:p>3690880</text:p>
          </table:table-cell>
          <table:table-cell office:value-type="float" office:value="2987509" calcext:value-type="float">
            <text:p>298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2941" calcext:value-type="float">
            <text:p>1.402941</text:p>
          </table:table-cell>
          <table:table-cell office:value-type="float" office:value="46660" calcext:value-type="float">
            <text:p>46660</text:p>
          </table:table-cell>
          <table:table-cell office:value-type="float" office:value="72.8601" calcext:value-type="float">
            <text:p>72.8601</text:p>
          </table:table-cell>
          <table:table-cell office:value-type="float" office:value="0.235745" calcext:value-type="float">
            <text:p>0.235745</text:p>
          </table:table-cell>
          <table:table-cell office:value-type="float" office:value="0.190819" calcext:value-type="float">
            <text:p>0.190819</text:p>
          </table:table-cell>
          <table:table-cell office:value-type="float" office:value="309.06" calcext:value-type="float">
            <text:p>309.0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5012" calcext:value-type="float">
            <text:p>5012</text:p>
          </table:table-cell>
          <table:table-cell office:value-type="float" office:value="12881374453" calcext:value-type="float">
            <text:p>12881374453</text:p>
          </table:table-cell>
          <table:table-cell office:value-type="float" office:value="9169028143" calcext:value-type="float">
            <text:p>9169028143</text:p>
          </table:table-cell>
          <table:table-cell office:value-type="float" office:value="64219" calcext:value-type="float">
            <text:p>64219</text:p>
          </table:table-cell>
          <table:table-cell office:value-type="float" office:value="1526309351" calcext:value-type="float">
            <text:p>1526309351</text:p>
          </table:table-cell>
          <table:table-cell office:value-type="float" office:value="4670596" calcext:value-type="float">
            <text:p>4670596</text:p>
          </table:table-cell>
          <table:table-cell office:value-type="float" office:value="3854546" calcext:value-type="float">
            <text:p>38545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4879" calcext:value-type="float">
            <text:p>1.404879</text:p>
          </table:table-cell>
          <table:table-cell office:value-type="float" office:value="64219" calcext:value-type="float">
            <text:p>64219</text:p>
          </table:table-cell>
          <table:table-cell office:value-type="float" office:value="97.488823" calcext:value-type="float">
            <text:p>97.488823</text:p>
          </table:table-cell>
          <table:table-cell office:value-type="float" office:value="0.298322" calcext:value-type="float">
            <text:p>0.298322</text:p>
          </table:table-cell>
          <table:table-cell office:value-type="float" office:value="0.246199" calcext:value-type="float">
            <text:p>0.246199</text:p>
          </table:table-cell>
          <table:table-cell office:value-type="float" office:value="326.79" calcext:value-type="float">
            <text:p>326.7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5012" calcext:value-type="float">
            <text:p>5012</text:p>
          </table:table-cell>
          <table:table-cell office:value-type="float" office:value="9852417459" calcext:value-type="float">
            <text:p>9852417459</text:p>
          </table:table-cell>
          <table:table-cell office:value-type="float" office:value="6874304021" calcext:value-type="float">
            <text:p>6874304021</text:p>
          </table:table-cell>
          <table:table-cell office:value-type="float" office:value="46988" calcext:value-type="float">
            <text:p>46988</text:p>
          </table:table-cell>
          <table:table-cell office:value-type="float" office:value="1176842218" calcext:value-type="float">
            <text:p>1176842218</text:p>
          </table:table-cell>
          <table:table-cell office:value-type="float" office:value="3719070" calcext:value-type="float">
            <text:p>3719070</text:p>
          </table:table-cell>
          <table:table-cell office:value-type="float" office:value="3059241" calcext:value-type="float">
            <text:p>3059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3224" calcext:value-type="float">
            <text:p>1.433224</text:p>
          </table:table-cell>
          <table:table-cell office:value-type="float" office:value="46988" calcext:value-type="float">
            <text:p>46988</text:p>
          </table:table-cell>
          <table:table-cell office:value-type="float" office:value="75.167572" calcext:value-type="float">
            <text:p>75.167572</text:p>
          </table:table-cell>
          <table:table-cell office:value-type="float" office:value="0.237545" calcext:value-type="float">
            <text:p>0.237545</text:p>
          </table:table-cell>
          <table:table-cell office:value-type="float" office:value="0.195401" calcext:value-type="float">
            <text:p>0.195401</text:p>
          </table:table-cell>
          <table:table-cell office:value-type="float" office:value="316.43" calcext:value-type="float">
            <text:p>316.4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5012" calcext:value-type="float">
            <text:p>5012</text:p>
          </table:table-cell>
          <table:table-cell office:value-type="float" office:value="13356013911" calcext:value-type="float">
            <text:p>13356013911</text:p>
          </table:table-cell>
          <table:table-cell office:value-type="float" office:value="9168009245" calcext:value-type="float">
            <text:p>9168009245</text:p>
          </table:table-cell>
          <table:table-cell office:value-type="float" office:value="74850" calcext:value-type="float">
            <text:p>74850</text:p>
          </table:table-cell>
          <table:table-cell office:value-type="float" office:value="1605154274" calcext:value-type="float">
            <text:p>1605154274</text:p>
          </table:table-cell>
          <table:table-cell office:value-type="float" office:value="4896055" calcext:value-type="float">
            <text:p>4896055</text:p>
          </table:table-cell>
          <table:table-cell office:value-type="float" office:value="3944892" calcext:value-type="float">
            <text:p>394489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6806" calcext:value-type="float">
            <text:p>1.456806</text:p>
          </table:table-cell>
          <table:table-cell office:value-type="float" office:value="74850" calcext:value-type="float">
            <text:p>74850</text:p>
          </table:table-cell>
          <table:table-cell office:value-type="float" office:value="102.524826" calcext:value-type="float">
            <text:p>102.524826</text:p>
          </table:table-cell>
          <table:table-cell office:value-type="float" office:value="0.312722" calcext:value-type="float">
            <text:p>0.312722</text:p>
          </table:table-cell>
          <table:table-cell office:value-type="float" office:value="0.251969" calcext:value-type="float">
            <text:p>0.251969</text:p>
          </table:table-cell>
          <table:table-cell office:value-type="float" office:value="327.85" calcext:value-type="float">
            <text:p>327.8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5012" calcext:value-type="float">
            <text:p>5012</text:p>
          </table:table-cell>
          <table:table-cell office:value-type="float" office:value="9639541838" calcext:value-type="float">
            <text:p>9639541838</text:p>
          </table:table-cell>
          <table:table-cell office:value-type="float" office:value="6873921926" calcext:value-type="float">
            <text:p>6873921926</text:p>
          </table:table-cell>
          <table:table-cell office:value-type="float" office:value="48842" calcext:value-type="float">
            <text:p>48842</text:p>
          </table:table-cell>
          <table:table-cell office:value-type="float" office:value="1140743697" calcext:value-type="float">
            <text:p>1140743697</text:p>
          </table:table-cell>
          <table:table-cell office:value-type="float" office:value="3688568" calcext:value-type="float">
            <text:p>3688568</text:p>
          </table:table-cell>
          <table:table-cell office:value-type="float" office:value="2976073" calcext:value-type="float">
            <text:p>297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2335" calcext:value-type="float">
            <text:p>1.402335</text:p>
          </table:table-cell>
          <table:table-cell office:value-type="float" office:value="48842" calcext:value-type="float">
            <text:p>48842</text:p>
          </table:table-cell>
          <table:table-cell office:value-type="float" office:value="72.86187" calcext:value-type="float">
            <text:p>72.86187</text:p>
          </table:table-cell>
          <table:table-cell office:value-type="float" office:value="0.235597" calcext:value-type="float">
            <text:p>0.235597</text:p>
          </table:table-cell>
          <table:table-cell office:value-type="float" office:value="0.190088" calcext:value-type="float">
            <text:p>0.190088</text:p>
          </table:table-cell>
          <table:table-cell office:value-type="float" office:value="309.26" calcext:value-type="float">
            <text:p>309.2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5011" calcext:value-type="float">
            <text:p>5011</text:p>
          </table:table-cell>
          <table:table-cell office:value-type="float" office:value="13132616938" calcext:value-type="float">
            <text:p>13132616938</text:p>
          </table:table-cell>
          <table:table-cell office:value-type="float" office:value="9161162254" calcext:value-type="float">
            <text:p>9161162254</text:p>
          </table:table-cell>
          <table:table-cell office:value-type="float" office:value="68074" calcext:value-type="float">
            <text:p>68074</text:p>
          </table:table-cell>
          <table:table-cell office:value-type="float" office:value="1565398411" calcext:value-type="float">
            <text:p>1565398411</text:p>
          </table:table-cell>
          <table:table-cell office:value-type="float" office:value="5202732" calcext:value-type="float">
            <text:p>5202732</text:p>
          </table:table-cell>
          <table:table-cell office:value-type="float" office:value="4108061" calcext:value-type="float">
            <text:p>410806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351" calcext:value-type="float">
            <text:p>1.43351</text:p>
          </table:table-cell>
          <table:table-cell office:value-type="float" office:value="68074" calcext:value-type="float">
            <text:p>68074</text:p>
          </table:table-cell>
          <table:table-cell office:value-type="float" office:value="99.885841" calcext:value-type="float">
            <text:p>99.885841</text:p>
          </table:table-cell>
          <table:table-cell office:value-type="float" office:value="0.331979" calcext:value-type="float">
            <text:p>0.331979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300.88" calcext:value-type="float">
            <text:p>300.8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5012" calcext:value-type="float">
            <text:p>5012</text:p>
          </table:table-cell>
          <table:table-cell office:value-type="float" office:value="9636880835" calcext:value-type="float">
            <text:p>9636880835</text:p>
          </table:table-cell>
          <table:table-cell office:value-type="float" office:value="6872422666" calcext:value-type="float">
            <text:p>6872422666</text:p>
          </table:table-cell>
          <table:table-cell office:value-type="float" office:value="47519" calcext:value-type="float">
            <text:p>47519</text:p>
          </table:table-cell>
          <table:table-cell office:value-type="float" office:value="1140523626" calcext:value-type="float">
            <text:p>1140523626</text:p>
          </table:table-cell>
          <table:table-cell office:value-type="float" office:value="3703099" calcext:value-type="float">
            <text:p>3703099</text:p>
          </table:table-cell>
          <table:table-cell office:value-type="float" office:value="2992194" calcext:value-type="float">
            <text:p>299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2254" calcext:value-type="float">
            <text:p>1.402254</text:p>
          </table:table-cell>
          <table:table-cell office:value-type="float" office:value="47519" calcext:value-type="float">
            <text:p>47519</text:p>
          </table:table-cell>
          <table:table-cell office:value-type="float" office:value="72.775185" calcext:value-type="float">
            <text:p>72.775185</text:p>
          </table:table-cell>
          <table:table-cell office:value-type="float" office:value="0.236289" calcext:value-type="float">
            <text:p>0.236289</text:p>
          </table:table-cell>
          <table:table-cell office:value-type="float" office:value="0.190928" calcext:value-type="float">
            <text:p>0.190928</text:p>
          </table:table-cell>
          <table:table-cell office:value-type="float" office:value="307.99" calcext:value-type="float">
            <text:p>307.9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6014" calcext:value-type="float">
            <text:p>6014</text:p>
          </table:table-cell>
          <table:table-cell office:value-type="float" office:value="12582147213" calcext:value-type="float">
            <text:p>12582147213</text:p>
          </table:table-cell>
          <table:table-cell office:value-type="float" office:value="9166194453" calcext:value-type="float">
            <text:p>9166194453</text:p>
          </table:table-cell>
          <table:table-cell office:value-type="float" office:value="63196" calcext:value-type="float">
            <text:p>63196</text:p>
          </table:table-cell>
          <table:table-cell office:value-type="float" office:value="1474801215" calcext:value-type="float">
            <text:p>1474801215</text:p>
          </table:table-cell>
          <table:table-cell office:value-type="float" office:value="4608214" calcext:value-type="float">
            <text:p>4608214</text:p>
          </table:table-cell>
          <table:table-cell office:value-type="float" office:value="3723092" calcext:value-type="float">
            <text:p>372309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2669" calcext:value-type="float">
            <text:p>1.372669</text:p>
          </table:table-cell>
          <table:table-cell office:value-type="float" office:value="63196" calcext:value-type="float">
            <text:p>63196</text:p>
          </table:table-cell>
          <table:table-cell office:value-type="float" office:value="94.104958" calcext:value-type="float">
            <text:p>94.104958</text:p>
          </table:table-cell>
          <table:table-cell office:value-type="float" office:value="0.294044" calcext:value-type="float">
            <text:p>0.294044</text:p>
          </table:table-cell>
          <table:table-cell office:value-type="float" office:value="0.237565" calcext:value-type="float">
            <text:p>0.237565</text:p>
          </table:table-cell>
          <table:table-cell office:value-type="float" office:value="320.04" calcext:value-type="float">
            <text:p>320.0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6014" calcext:value-type="float">
            <text:p>6014</text:p>
          </table:table-cell>
          <table:table-cell office:value-type="float" office:value="9282281980" calcext:value-type="float">
            <text:p>9282281980</text:p>
          </table:table-cell>
          <table:table-cell office:value-type="float" office:value="6874400905" calcext:value-type="float">
            <text:p>6874400905</text:p>
          </table:table-cell>
          <table:table-cell office:value-type="float" office:value="41644" calcext:value-type="float">
            <text:p>41644</text:p>
          </table:table-cell>
          <table:table-cell office:value-type="float" office:value="1080736812" calcext:value-type="float">
            <text:p>1080736812</text:p>
          </table:table-cell>
          <table:table-cell office:value-type="float" office:value="3535465" calcext:value-type="float">
            <text:p>3535465</text:p>
          </table:table-cell>
          <table:table-cell office:value-type="float" office:value="2911679" calcext:value-type="float">
            <text:p>291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0268" calcext:value-type="float">
            <text:p>1.350268</text:p>
          </table:table-cell>
          <table:table-cell office:value-type="float" office:value="41644" calcext:value-type="float">
            <text:p>41644</text:p>
          </table:table-cell>
          <table:table-cell office:value-type="float" office:value="68.960274" calcext:value-type="float">
            <text:p>68.960274</text:p>
          </table:table-cell>
          <table:table-cell office:value-type="float" office:value="0.225593" calcext:value-type="float">
            <text:p>0.225593</text:p>
          </table:table-cell>
          <table:table-cell office:value-type="float" office:value="0.18579" calcext:value-type="float">
            <text:p>0.18579</text:p>
          </table:table-cell>
          <table:table-cell office:value-type="float" office:value="305.68" calcext:value-type="float">
            <text:p>305.6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6014" calcext:value-type="float">
            <text:p>6014</text:p>
          </table:table-cell>
          <table:table-cell office:value-type="float" office:value="10304031131" calcext:value-type="float">
            <text:p>10304031131</text:p>
          </table:table-cell>
          <table:table-cell office:value-type="float" office:value="9174325576" calcext:value-type="float">
            <text:p>9174325576</text:p>
          </table:table-cell>
          <table:table-cell office:value-type="float" office:value="44222" calcext:value-type="float">
            <text:p>44222</text:p>
          </table:table-cell>
          <table:table-cell office:value-type="float" office:value="1092568346" calcext:value-type="float">
            <text:p>1092568346</text:p>
          </table:table-cell>
          <table:table-cell office:value-type="float" office:value="3466536" calcext:value-type="float">
            <text:p>3466536</text:p>
          </table:table-cell>
          <table:table-cell office:value-type="float" office:value="2864433" calcext:value-type="float">
            <text:p>28644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3138" calcext:value-type="float">
            <text:p>1.123138</text:p>
          </table:table-cell>
          <table:table-cell office:value-type="float" office:value="44222" calcext:value-type="float">
            <text:p>44222</text:p>
          </table:table-cell>
          <table:table-cell office:value-type="float" office:value="69.784805" calcext:value-type="float">
            <text:p>69.784805</text:p>
          </table:table-cell>
          <table:table-cell office:value-type="float" office:value="0.221415" calcext:value-type="float">
            <text:p>0.221415</text:p>
          </table:table-cell>
          <table:table-cell office:value-type="float" office:value="0.182958" calcext:value-type="float">
            <text:p>0.182958</text:p>
          </table:table-cell>
          <table:table-cell office:value-type="float" office:value="315.18" calcext:value-type="float">
            <text:p>315.1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6014" calcext:value-type="float">
            <text:p>6014</text:p>
          </table:table-cell>
          <table:table-cell office:value-type="float" office:value="8998076186" calcext:value-type="float">
            <text:p>8998076186</text:p>
          </table:table-cell>
          <table:table-cell office:value-type="float" office:value="6872453673" calcext:value-type="float">
            <text:p>6872453673</text:p>
          </table:table-cell>
          <table:table-cell office:value-type="float" office:value="37482" calcext:value-type="float">
            <text:p>37482</text:p>
          </table:table-cell>
          <table:table-cell office:value-type="float" office:value="1032170386" calcext:value-type="float">
            <text:p>1032170386</text:p>
          </table:table-cell>
          <table:table-cell office:value-type="float" office:value="3470550" calcext:value-type="float">
            <text:p>3470550</text:p>
          </table:table-cell>
          <table:table-cell office:value-type="float" office:value="2772671" calcext:value-type="float">
            <text:p>277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09296" calcext:value-type="float">
            <text:p>1.309296</text:p>
          </table:table-cell>
          <table:table-cell office:value-type="float" office:value="37482" calcext:value-type="float">
            <text:p>37482</text:p>
          </table:table-cell>
          <table:table-cell office:value-type="float" office:value="65.927048" calcext:value-type="float">
            <text:p>65.927048</text:p>
          </table:table-cell>
          <table:table-cell office:value-type="float" office:value="0.221672" calcext:value-type="float">
            <text:p>0.221672</text:p>
          </table:table-cell>
          <table:table-cell office:value-type="float" office:value="0.177097" calcext:value-type="float">
            <text:p>0.177097</text:p>
          </table:table-cell>
          <table:table-cell office:value-type="float" office:value="297.41" calcext:value-type="float">
            <text:p>297.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6014" calcext:value-type="float">
            <text:p>6014</text:p>
          </table:table-cell>
          <table:table-cell office:value-type="float" office:value="10367485709" calcext:value-type="float">
            <text:p>10367485709</text:p>
          </table:table-cell>
          <table:table-cell office:value-type="float" office:value="9173376940" calcext:value-type="float">
            <text:p>9173376940</text:p>
          </table:table-cell>
          <table:table-cell office:value-type="float" office:value="49508" calcext:value-type="float">
            <text:p>49508</text:p>
          </table:table-cell>
          <table:table-cell office:value-type="float" office:value="1102347172" calcext:value-type="float">
            <text:p>1102347172</text:p>
          </table:table-cell>
          <table:table-cell office:value-type="float" office:value="3529225" calcext:value-type="float">
            <text:p>3529225</text:p>
          </table:table-cell>
          <table:table-cell office:value-type="float" office:value="2959765" calcext:value-type="float">
            <text:p>295976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30171" calcext:value-type="float">
            <text:p>1.130171</text:p>
          </table:table-cell>
          <table:table-cell office:value-type="float" office:value="49508" calcext:value-type="float">
            <text:p>49508</text:p>
          </table:table-cell>
          <table:table-cell office:value-type="float" office:value="70.409401" calcext:value-type="float">
            <text:p>70.409401</text:p>
          </table:table-cell>
          <table:table-cell office:value-type="float" office:value="0.22542" calcext:value-type="float">
            <text:p>0.22542</text:p>
          </table:table-cell>
          <table:table-cell office:value-type="float" office:value="0.189047" calcext:value-type="float">
            <text:p>0.189047</text:p>
          </table:table-cell>
          <table:table-cell office:value-type="float" office:value="312.35" calcext:value-type="float">
            <text:p>312.3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6014" calcext:value-type="float">
            <text:p>6014</text:p>
          </table:table-cell>
          <table:table-cell office:value-type="float" office:value="8954805746" calcext:value-type="float">
            <text:p>8954805746</text:p>
          </table:table-cell>
          <table:table-cell office:value-type="float" office:value="6876238891" calcext:value-type="float">
            <text:p>6876238891</text:p>
          </table:table-cell>
          <table:table-cell office:value-type="float" office:value="38633" calcext:value-type="float">
            <text:p>38633</text:p>
          </table:table-cell>
          <table:table-cell office:value-type="float" office:value="1025353321" calcext:value-type="float">
            <text:p>1025353321</text:p>
          </table:table-cell>
          <table:table-cell office:value-type="float" office:value="3400708" calcext:value-type="float">
            <text:p>3400708</text:p>
          </table:table-cell>
          <table:table-cell office:value-type="float" office:value="2663630" calcext:value-type="float">
            <text:p>2663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02282" calcext:value-type="float">
            <text:p>1.302282</text:p>
          </table:table-cell>
          <table:table-cell office:value-type="float" office:value="38633" calcext:value-type="float">
            <text:p>38633</text:p>
          </table:table-cell>
          <table:table-cell office:value-type="float" office:value="65.491631" calcext:value-type="float">
            <text:p>65.491631</text:p>
          </table:table-cell>
          <table:table-cell office:value-type="float" office:value="0.217211" calcext:value-type="float">
            <text:p>0.217211</text:p>
          </table:table-cell>
          <table:table-cell office:value-type="float" office:value="0.170132" calcext:value-type="float">
            <text:p>0.170132</text:p>
          </table:table-cell>
          <table:table-cell office:value-type="float" office:value="301.51" calcext:value-type="float">
            <text:p>301.5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6013" calcext:value-type="float">
            <text:p>6013</text:p>
          </table:table-cell>
          <table:table-cell office:value-type="float" office:value="9916491956" calcext:value-type="float">
            <text:p>9916491956</text:p>
          </table:table-cell>
          <table:table-cell office:value-type="float" office:value="9173687532" calcext:value-type="float">
            <text:p>9173687532</text:p>
          </table:table-cell>
          <table:table-cell office:value-type="float" office:value="42383" calcext:value-type="float">
            <text:p>42383</text:p>
          </table:table-cell>
          <table:table-cell office:value-type="float" office:value="1026504889" calcext:value-type="float">
            <text:p>1026504889</text:p>
          </table:table-cell>
          <table:table-cell office:value-type="float" office:value="3412383" calcext:value-type="float">
            <text:p>3412383</text:p>
          </table:table-cell>
          <table:table-cell office:value-type="float" office:value="2766900" calcext:value-type="float">
            <text:p>27669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0971" calcext:value-type="float">
            <text:p>1.080971</text:p>
          </table:table-cell>
          <table:table-cell office:value-type="float" office:value="42383" calcext:value-type="float">
            <text:p>42383</text:p>
          </table:table-cell>
          <table:table-cell office:value-type="float" office:value="65.565186" calcext:value-type="float">
            <text:p>65.565186</text:p>
          </table:table-cell>
          <table:table-cell office:value-type="float" office:value="0.217957" calcext:value-type="float">
            <text:p>0.217957</text:p>
          </table:table-cell>
          <table:table-cell office:value-type="float" office:value="0.176728" calcext:value-type="float">
            <text:p>0.176728</text:p>
          </table:table-cell>
          <table:table-cell office:value-type="float" office:value="300.82" calcext:value-type="float">
            <text:p>300.8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6015" calcext:value-type="float">
            <text:p>6015</text:p>
          </table:table-cell>
          <table:table-cell office:value-type="float" office:value="9263470977" calcext:value-type="float">
            <text:p>9263470977</text:p>
          </table:table-cell>
          <table:table-cell office:value-type="float" office:value="6870310989" calcext:value-type="float">
            <text:p>6870310989</text:p>
          </table:table-cell>
          <table:table-cell office:value-type="float" office:value="41129" calcext:value-type="float">
            <text:p>41129</text:p>
          </table:table-cell>
          <table:table-cell office:value-type="float" office:value="1077359272" calcext:value-type="float">
            <text:p>1077359272</text:p>
          </table:table-cell>
          <table:table-cell office:value-type="float" office:value="3558448" calcext:value-type="float">
            <text:p>3558448</text:p>
          </table:table-cell>
          <table:table-cell office:value-type="float" office:value="2807634" calcext:value-type="float">
            <text:p>280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8333" calcext:value-type="float">
            <text:p>1.348333</text:p>
          </table:table-cell>
          <table:table-cell office:value-type="float" office:value="41129" calcext:value-type="float">
            <text:p>41129</text:p>
          </table:table-cell>
          <table:table-cell office:value-type="float" office:value="68.744759" calcext:value-type="float">
            <text:p>68.744759</text:p>
          </table:table-cell>
          <table:table-cell office:value-type="float" office:value="0.227059" calcext:value-type="float">
            <text:p>0.227059</text:p>
          </table:table-cell>
          <table:table-cell office:value-type="float" office:value="0.179151" calcext:value-type="float">
            <text:p>0.179151</text:p>
          </table:table-cell>
          <table:table-cell office:value-type="float" office:value="302.76" calcext:value-type="float">
            <text:p>302.7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7016" calcext:value-type="float">
            <text:p>7016</text:p>
          </table:table-cell>
          <table:table-cell office:value-type="float" office:value="9968402498" calcext:value-type="float">
            <text:p>9968402498</text:p>
          </table:table-cell>
          <table:table-cell office:value-type="float" office:value="9180879333" calcext:value-type="float">
            <text:p>9180879333</text:p>
          </table:table-cell>
          <table:table-cell office:value-type="float" office:value="42117" calcext:value-type="float">
            <text:p>42117</text:p>
          </table:table-cell>
          <table:table-cell office:value-type="float" office:value="1037194830" calcext:value-type="float">
            <text:p>1037194830</text:p>
          </table:table-cell>
          <table:table-cell office:value-type="float" office:value="3216368" calcext:value-type="float">
            <text:p>3216368</text:p>
          </table:table-cell>
          <table:table-cell office:value-type="float" office:value="2633255" calcext:value-type="float">
            <text:p>263325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5779" calcext:value-type="float">
            <text:p>1.085779</text:p>
          </table:table-cell>
          <table:table-cell office:value-type="float" office:value="42117" calcext:value-type="float">
            <text:p>42117</text:p>
          </table:table-cell>
          <table:table-cell office:value-type="float" office:value="66.247971" calcext:value-type="float">
            <text:p>66.247971</text:p>
          </table:table-cell>
          <table:table-cell office:value-type="float" office:value="0.205437" calcext:value-type="float">
            <text:p>0.205437</text:p>
          </table:table-cell>
          <table:table-cell office:value-type="float" office:value="0.168192" calcext:value-type="float">
            <text:p>0.168192</text:p>
          </table:table-cell>
          <table:table-cell office:value-type="float" office:value="322.47" calcext:value-type="float">
            <text:p>322.47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7016" calcext:value-type="float">
            <text:p>7016</text:p>
          </table:table-cell>
          <table:table-cell office:value-type="float" office:value="8908915317" calcext:value-type="float">
            <text:p>8908915317</text:p>
          </table:table-cell>
          <table:table-cell office:value-type="float" office:value="6879237286" calcext:value-type="float">
            <text:p>6879237286</text:p>
          </table:table-cell>
          <table:table-cell office:value-type="float" office:value="36693" calcext:value-type="float">
            <text:p>36693</text:p>
          </table:table-cell>
          <table:table-cell office:value-type="float" office:value="1019421416" calcext:value-type="float">
            <text:p>1019421416</text:p>
          </table:table-cell>
          <table:table-cell office:value-type="float" office:value="3099702" calcext:value-type="float">
            <text:p>3099702</text:p>
          </table:table-cell>
          <table:table-cell office:value-type="float" office:value="2509855" calcext:value-type="float">
            <text:p>2509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5044" calcext:value-type="float">
            <text:p>1.295044</text:p>
          </table:table-cell>
          <table:table-cell office:value-type="float" office:value="36693" calcext:value-type="float">
            <text:p>36693</text:p>
          </table:table-cell>
          <table:table-cell office:value-type="float" office:value="65.112747" calcext:value-type="float">
            <text:p>65.112747</text:p>
          </table:table-cell>
          <table:table-cell office:value-type="float" office:value="0.197985" calcext:value-type="float">
            <text:p>0.197985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328.88" calcext:value-type="float">
            <text:p>328.8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017" calcext:value-type="float">
            <text:p>7017</text:p>
          </table:table-cell>
          <table:table-cell office:value-type="float" office:value="9818583935" calcext:value-type="float">
            <text:p>9818583935</text:p>
          </table:table-cell>
          <table:table-cell office:value-type="float" office:value="9174639470" calcext:value-type="float">
            <text:p>9174639470</text:p>
          </table:table-cell>
          <table:table-cell office:value-type="float" office:value="43294" calcext:value-type="float">
            <text:p>43294</text:p>
          </table:table-cell>
          <table:table-cell office:value-type="float" office:value="1010371820" calcext:value-type="float">
            <text:p>1010371820</text:p>
          </table:table-cell>
          <table:table-cell office:value-type="float" office:value="3306937" calcext:value-type="float">
            <text:p>3306937</text:p>
          </table:table-cell>
          <table:table-cell office:value-type="float" office:value="2700198" calcext:value-type="float">
            <text:p>270019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70187" calcext:value-type="float">
            <text:p>1.070187</text:p>
          </table:table-cell>
          <table:table-cell office:value-type="float" office:value="43294" calcext:value-type="float">
            <text:p>43294</text:p>
          </table:table-cell>
          <table:table-cell office:value-type="float" office:value="64.47039" calcext:value-type="float">
            <text:p>64.47039</text:p>
          </table:table-cell>
          <table:table-cell office:value-type="float" office:value="0.211011" calcext:value-type="float">
            <text:p>0.211011</text:p>
          </table:table-cell>
          <table:table-cell office:value-type="float" office:value="0.172296" calcext:value-type="float">
            <text:p>0.172296</text:p>
          </table:table-cell>
          <table:table-cell office:value-type="float" office:value="305.53" calcext:value-type="float">
            <text:p>305.5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7016" calcext:value-type="float">
            <text:p>7016</text:p>
          </table:table-cell>
          <table:table-cell office:value-type="float" office:value="9278936106" calcext:value-type="float">
            <text:p>9278936106</text:p>
          </table:table-cell>
          <table:table-cell office:value-type="float" office:value="6878726556" calcext:value-type="float">
            <text:p>6878726556</text:p>
          </table:table-cell>
          <table:table-cell office:value-type="float" office:value="36865" calcext:value-type="float">
            <text:p>36865</text:p>
          </table:table-cell>
          <table:table-cell office:value-type="float" office:value="1082488207" calcext:value-type="float">
            <text:p>1082488207</text:p>
          </table:table-cell>
          <table:table-cell office:value-type="float" office:value="3207934" calcext:value-type="float">
            <text:p>3207934</text:p>
          </table:table-cell>
          <table:table-cell office:value-type="float" office:value="2673792" calcext:value-type="float">
            <text:p>267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8932" calcext:value-type="float">
            <text:p>1.348932</text:p>
          </table:table-cell>
          <table:table-cell office:value-type="float" office:value="36865" calcext:value-type="float">
            <text:p>36865</text:p>
          </table:table-cell>
          <table:table-cell office:value-type="float" office:value="69.140961" calcext:value-type="float">
            <text:p>69.140961</text:p>
          </table:table-cell>
          <table:table-cell office:value-type="float" office:value="0.204898" calcext:value-type="float">
            <text:p>0.204898</text:p>
          </table:table-cell>
          <table:table-cell office:value-type="float" office:value="0.170781" calcext:value-type="float">
            <text:p>0.170781</text:p>
          </table:table-cell>
          <table:table-cell office:value-type="float" office:value="337.44" calcext:value-type="float">
            <text:p>337.4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7016" calcext:value-type="float">
            <text:p>7016</text:p>
          </table:table-cell>
          <table:table-cell office:value-type="float" office:value="10291095548" calcext:value-type="float">
            <text:p>10291095548</text:p>
          </table:table-cell>
          <table:table-cell office:value-type="float" office:value="9174445661" calcext:value-type="float">
            <text:p>9174445661</text:p>
          </table:table-cell>
          <table:table-cell office:value-type="float" office:value="49951" calcext:value-type="float">
            <text:p>49951</text:p>
          </table:table-cell>
          <table:table-cell office:value-type="float" office:value="1089365091" calcext:value-type="float">
            <text:p>1089365091</text:p>
          </table:table-cell>
          <table:table-cell office:value-type="float" office:value="3493672" calcext:value-type="float">
            <text:p>3493672</text:p>
          </table:table-cell>
          <table:table-cell office:value-type="float" office:value="2937207" calcext:value-type="float">
            <text:p>29372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1713" calcext:value-type="float">
            <text:p>1.121713</text:p>
          </table:table-cell>
          <table:table-cell office:value-type="float" office:value="49951" calcext:value-type="float">
            <text:p>49951</text:p>
          </table:table-cell>
          <table:table-cell office:value-type="float" office:value="69.580208" calcext:value-type="float">
            <text:p>69.580208</text:p>
          </table:table-cell>
          <table:table-cell office:value-type="float" office:value="0.223149" calcext:value-type="float">
            <text:p>0.223149</text:p>
          </table:table-cell>
          <table:table-cell office:value-type="float" office:value="0.187606" calcext:value-type="float">
            <text:p>0.187606</text:p>
          </table:table-cell>
          <table:table-cell office:value-type="float" office:value="311.81" calcext:value-type="float">
            <text:p>311.8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7016" calcext:value-type="float">
            <text:p>7016</text:p>
          </table:table-cell>
          <table:table-cell office:value-type="float" office:value="9154235046" calcext:value-type="float">
            <text:p>9154235046</text:p>
          </table:table-cell>
          <table:table-cell office:value-type="float" office:value="6877863216" calcext:value-type="float">
            <text:p>6877863216</text:p>
          </table:table-cell>
          <table:table-cell office:value-type="float" office:value="39573" calcext:value-type="float">
            <text:p>39573</text:p>
          </table:table-cell>
          <table:table-cell office:value-type="float" office:value="1060568913" calcext:value-type="float">
            <text:p>1060568913</text:p>
          </table:table-cell>
          <table:table-cell office:value-type="float" office:value="3187849" calcext:value-type="float">
            <text:p>3187849</text:p>
          </table:table-cell>
          <table:table-cell office:value-type="float" office:value="2546549" calcext:value-type="float">
            <text:p>254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0971" calcext:value-type="float">
            <text:p>1.330971</text:p>
          </table:table-cell>
          <table:table-cell office:value-type="float" office:value="39573" calcext:value-type="float">
            <text:p>39573</text:p>
          </table:table-cell>
          <table:table-cell office:value-type="float" office:value="67.740929" calcext:value-type="float">
            <text:p>67.740929</text:p>
          </table:table-cell>
          <table:table-cell office:value-type="float" office:value="0.203615" calcext:value-type="float">
            <text:p>0.203615</text:p>
          </table:table-cell>
          <table:table-cell office:value-type="float" office:value="0.162654" calcext:value-type="float">
            <text:p>0.162654</text:p>
          </table:table-cell>
          <table:table-cell office:value-type="float" office:value="332.69" calcext:value-type="float">
            <text:p>332.6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7015" calcext:value-type="float">
            <text:p>7015</text:p>
          </table:table-cell>
          <table:table-cell office:value-type="float" office:value="10056072748" calcext:value-type="float">
            <text:p>10056072748</text:p>
          </table:table-cell>
          <table:table-cell office:value-type="float" office:value="9172405344" calcext:value-type="float">
            <text:p>9172405344</text:p>
          </table:table-cell>
          <table:table-cell office:value-type="float" office:value="41806" calcext:value-type="float">
            <text:p>41806</text:p>
          </table:table-cell>
          <table:table-cell office:value-type="float" office:value="1050235299" calcext:value-type="float">
            <text:p>1050235299</text:p>
          </table:table-cell>
          <table:table-cell office:value-type="float" office:value="3469501" calcext:value-type="float">
            <text:p>3469501</text:p>
          </table:table-cell>
          <table:table-cell office:value-type="float" office:value="2814703" calcext:value-type="float">
            <text:p>28147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9634" calcext:value-type="float">
            <text:p>1.09634</text:p>
          </table:table-cell>
          <table:table-cell office:value-type="float" office:value="41806" calcext:value-type="float">
            <text:p>41806</text:p>
          </table:table-cell>
          <table:table-cell office:value-type="float" office:value="67.080902" calcext:value-type="float">
            <text:p>67.080902</text:p>
          </table:table-cell>
          <table:table-cell office:value-type="float" office:value="0.221605" calcext:value-type="float">
            <text:p>0.221605</text:p>
          </table:table-cell>
          <table:table-cell office:value-type="float" office:value="0.179781" calcext:value-type="float">
            <text:p>0.179781</text:p>
          </table:table-cell>
          <table:table-cell office:value-type="float" office:value="302.71" calcext:value-type="float">
            <text:p>302.71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7017" calcext:value-type="float">
            <text:p>7017</text:p>
          </table:table-cell>
          <table:table-cell office:value-type="float" office:value="9157083494" calcext:value-type="float">
            <text:p>9157083494</text:p>
          </table:table-cell>
          <table:table-cell office:value-type="float" office:value="6869675479" calcext:value-type="float">
            <text:p>6869675479</text:p>
          </table:table-cell>
          <table:table-cell office:value-type="float" office:value="39841" calcext:value-type="float">
            <text:p>39841</text:p>
          </table:table-cell>
          <table:table-cell office:value-type="float" office:value="1059416492" calcext:value-type="float">
            <text:p>1059416492</text:p>
          </table:table-cell>
          <table:table-cell office:value-type="float" office:value="3520112" calcext:value-type="float">
            <text:p>3520112</text:p>
          </table:table-cell>
          <table:table-cell office:value-type="float" office:value="2744382" calcext:value-type="float">
            <text:p>274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2972" calcext:value-type="float">
            <text:p>1.332972</text:p>
          </table:table-cell>
          <table:table-cell office:value-type="float" office:value="39841" calcext:value-type="float">
            <text:p>39841</text:p>
          </table:table-cell>
          <table:table-cell office:value-type="float" office:value="67.66732" calcext:value-type="float">
            <text:p>67.66732</text:p>
          </table:table-cell>
          <table:table-cell office:value-type="float" office:value="0.224837" calcext:value-type="float">
            <text:p>0.224837</text:p>
          </table:table-cell>
          <table:table-cell office:value-type="float" office:value="0.17529" calcext:value-type="float">
            <text:p>0.17529</text:p>
          </table:table-cell>
          <table:table-cell office:value-type="float" office:value="300.96" calcext:value-type="float">
            <text:p>300.9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8018" calcext:value-type="float">
            <text:p>8018</text:p>
          </table:table-cell>
          <table:table-cell office:value-type="float" office:value="10273642640" calcext:value-type="float">
            <text:p>10273642640</text:p>
          </table:table-cell>
          <table:table-cell office:value-type="float" office:value="9168345074" calcext:value-type="float">
            <text:p>9168345074</text:p>
          </table:table-cell>
          <table:table-cell office:value-type="float" office:value="46348" calcext:value-type="float">
            <text:p>46348</text:p>
          </table:table-cell>
          <table:table-cell office:value-type="float" office:value="1087877238" calcext:value-type="float">
            <text:p>1087877238</text:p>
          </table:table-cell>
          <table:table-cell office:value-type="float" office:value="3312559" calcext:value-type="float">
            <text:p>3312559</text:p>
          </table:table-cell>
          <table:table-cell office:value-type="float" office:value="2643552" calcext:value-type="float">
            <text:p>26435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0556" calcext:value-type="float">
            <text:p>1.120556</text:p>
          </table:table-cell>
          <table:table-cell office:value-type="float" office:value="46348" calcext:value-type="float">
            <text:p>46348</text:p>
          </table:table-cell>
          <table:table-cell office:value-type="float" office:value="69.485176" calcext:value-type="float">
            <text:p>69.485176</text:p>
          </table:table-cell>
          <table:table-cell office:value-type="float" office:value="0.211581" calcext:value-type="float">
            <text:p>0.211581</text:p>
          </table:table-cell>
          <table:table-cell office:value-type="float" office:value="0.16885" calcext:value-type="float">
            <text:p>0.16885</text:p>
          </table:table-cell>
          <table:table-cell office:value-type="float" office:value="328.41" calcext:value-type="float">
            <text:p>328.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8018" calcext:value-type="float">
            <text:p>8018</text:p>
          </table:table-cell>
          <table:table-cell office:value-type="float" office:value="9062496263" calcext:value-type="float">
            <text:p>9062496263</text:p>
          </table:table-cell>
          <table:table-cell office:value-type="float" office:value="6868803834" calcext:value-type="float">
            <text:p>6868803834</text:p>
          </table:table-cell>
          <table:table-cell office:value-type="float" office:value="39059" calcext:value-type="float">
            <text:p>39059</text:p>
          </table:table-cell>
          <table:table-cell office:value-type="float" office:value="1043306187" calcext:value-type="float">
            <text:p>1043306187</text:p>
          </table:table-cell>
          <table:table-cell office:value-type="float" office:value="3492220" calcext:value-type="float">
            <text:p>3492220</text:p>
          </table:table-cell>
          <table:table-cell office:value-type="float" office:value="2822347" calcext:value-type="float">
            <text:p>282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1937" calcext:value-type="float">
            <text:p>1.31937</text:p>
          </table:table-cell>
          <table:table-cell office:value-type="float" office:value="39059" calcext:value-type="float">
            <text:p>39059</text:p>
          </table:table-cell>
          <table:table-cell office:value-type="float" office:value="66.638321" calcext:value-type="float">
            <text:p>66.638321</text:p>
          </table:table-cell>
          <table:table-cell office:value-type="float" office:value="0.223056" calcext:value-type="float">
            <text:p>0.223056</text:p>
          </table:table-cell>
          <table:table-cell office:value-type="float" office:value="0.18027" calcext:value-type="float">
            <text:p>0.18027</text:p>
          </table:table-cell>
          <table:table-cell office:value-type="float" office:value="298.75" calcext:value-type="float">
            <text:p>298.7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8019" calcext:value-type="float">
            <text:p>8019</text:p>
          </table:table-cell>
          <table:table-cell office:value-type="float" office:value="9730275379" calcext:value-type="float">
            <text:p>9730275379</text:p>
          </table:table-cell>
          <table:table-cell office:value-type="float" office:value="9174324752" calcext:value-type="float">
            <text:p>9174324752</text:p>
          </table:table-cell>
          <table:table-cell office:value-type="float" office:value="39524" calcext:value-type="float">
            <text:p>39524</text:p>
          </table:table-cell>
          <table:table-cell office:value-type="float" office:value="995513488" calcext:value-type="float">
            <text:p>995513488</text:p>
          </table:table-cell>
          <table:table-cell office:value-type="float" office:value="3266168" calcext:value-type="float">
            <text:p>3266168</text:p>
          </table:table-cell>
          <table:table-cell office:value-type="float" office:value="2695967" calcext:value-type="float">
            <text:p>26959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60598" calcext:value-type="float">
            <text:p>1.060598</text:p>
          </table:table-cell>
          <table:table-cell office:value-type="float" office:value="39524" calcext:value-type="float">
            <text:p>39524</text:p>
          </table:table-cell>
          <table:table-cell office:value-type="float" office:value="63.58569" calcext:value-type="float">
            <text:p>63.58569</text:p>
          </table:table-cell>
          <table:table-cell office:value-type="float" office:value="0.208618" calcext:value-type="float">
            <text:p>0.208618</text:p>
          </table:table-cell>
          <table:table-cell office:value-type="float" office:value="0.172197" calcext:value-type="float">
            <text:p>0.172197</text:p>
          </table:table-cell>
          <table:table-cell office:value-type="float" office:value="304.8" calcext:value-type="float">
            <text:p>304.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8019" calcext:value-type="float">
            <text:p>8019</text:p>
          </table:table-cell>
          <table:table-cell office:value-type="float" office:value="9297061614" calcext:value-type="float">
            <text:p>9297061614</text:p>
          </table:table-cell>
          <table:table-cell office:value-type="float" office:value="6872405079" calcext:value-type="float">
            <text:p>6872405079</text:p>
          </table:table-cell>
          <table:table-cell office:value-type="float" office:value="37875" calcext:value-type="float">
            <text:p>37875</text:p>
          </table:table-cell>
          <table:table-cell office:value-type="float" office:value="1082833988" calcext:value-type="float">
            <text:p>1082833988</text:p>
          </table:table-cell>
          <table:table-cell office:value-type="float" office:value="3569177" calcext:value-type="float">
            <text:p>3569177</text:p>
          </table:table-cell>
          <table:table-cell office:value-type="float" office:value="2916931" calcext:value-type="float">
            <text:p>2916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2811" calcext:value-type="float">
            <text:p>1.352811</text:p>
          </table:table-cell>
          <table:table-cell office:value-type="float" office:value="37875" calcext:value-type="float">
            <text:p>37875</text:p>
          </table:table-cell>
          <table:table-cell office:value-type="float" office:value="69.094093" calcext:value-type="float">
            <text:p>69.094093</text:p>
          </table:table-cell>
          <table:table-cell office:value-type="float" office:value="0.227744" calcext:value-type="float">
            <text:p>0.227744</text:p>
          </table:table-cell>
          <table:table-cell office:value-type="float" office:value="0.186125" calcext:value-type="float">
            <text:p>0.186125</text:p>
          </table:table-cell>
          <table:table-cell office:value-type="float" office:value="303.38" calcext:value-type="float">
            <text:p>303.3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8018" calcext:value-type="float">
            <text:p>8018</text:p>
          </table:table-cell>
          <table:table-cell office:value-type="float" office:value="10585398369" calcext:value-type="float">
            <text:p>10585398369</text:p>
          </table:table-cell>
          <table:table-cell office:value-type="float" office:value="9173941591" calcext:value-type="float">
            <text:p>9173941591</text:p>
          </table:table-cell>
          <table:table-cell office:value-type="float" office:value="52748" calcext:value-type="float">
            <text:p>52748</text:p>
          </table:table-cell>
          <table:table-cell office:value-type="float" office:value="1139184019" calcext:value-type="float">
            <text:p>1139184019</text:p>
          </table:table-cell>
          <table:table-cell office:value-type="float" office:value="3605627" calcext:value-type="float">
            <text:p>3605627</text:p>
          </table:table-cell>
          <table:table-cell office:value-type="float" office:value="2989647" calcext:value-type="float">
            <text:p>298964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53855" calcext:value-type="float">
            <text:p>1.153855</text:p>
          </table:table-cell>
          <table:table-cell office:value-type="float" office:value="52748" calcext:value-type="float">
            <text:p>52748</text:p>
          </table:table-cell>
          <table:table-cell office:value-type="float" office:value="72.762253" calcext:value-type="float">
            <text:p>72.762253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90955" calcext:value-type="float">
            <text:p>0.190955</text:p>
          </table:table-cell>
          <table:table-cell office:value-type="float" office:value="315.95" calcext:value-type="float">
            <text:p>315.9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8018" calcext:value-type="float">
            <text:p>8018</text:p>
          </table:table-cell>
          <table:table-cell office:value-type="float" office:value="9312939160" calcext:value-type="float">
            <text:p>9312939160</text:p>
          </table:table-cell>
          <table:table-cell office:value-type="float" office:value="6873850040" calcext:value-type="float">
            <text:p>6873850040</text:p>
          </table:table-cell>
          <table:table-cell office:value-type="float" office:value="42442" calcext:value-type="float">
            <text:p>42442</text:p>
          </table:table-cell>
          <table:table-cell office:value-type="float" office:value="1085357675" calcext:value-type="float">
            <text:p>1085357675</text:p>
          </table:table-cell>
          <table:table-cell office:value-type="float" office:value="3577983" calcext:value-type="float">
            <text:p>3577983</text:p>
          </table:table-cell>
          <table:table-cell office:value-type="float" office:value="2832550" calcext:value-type="float">
            <text:p>2832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4836" calcext:value-type="float">
            <text:p>1.354836</text:p>
          </table:table-cell>
          <table:table-cell office:value-type="float" office:value="42442" calcext:value-type="float">
            <text:p>42442</text:p>
          </table:table-cell>
          <table:table-cell office:value-type="float" office:value="69.324242" calcext:value-type="float">
            <text:p>69.324242</text:p>
          </table:table-cell>
          <table:table-cell office:value-type="float" office:value="0.228534" calcext:value-type="float">
            <text:p>0.228534</text:p>
          </table:table-cell>
          <table:table-cell office:value-type="float" office:value="0.180921" calcext:value-type="float">
            <text:p>0.180921</text:p>
          </table:table-cell>
          <table:table-cell office:value-type="float" office:value="303.34" calcext:value-type="float">
            <text:p>303.3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8017" calcext:value-type="float">
            <text:p>8017</text:p>
          </table:table-cell>
          <table:table-cell office:value-type="float" office:value="10367017208" calcext:value-type="float">
            <text:p>10367017208</text:p>
          </table:table-cell>
          <table:table-cell office:value-type="float" office:value="9180099852" calcext:value-type="float">
            <text:p>9180099852</text:p>
          </table:table-cell>
          <table:table-cell office:value-type="float" office:value="41154" calcext:value-type="float">
            <text:p>41154</text:p>
          </table:table-cell>
          <table:table-cell office:value-type="float" office:value="1105373026" calcext:value-type="float">
            <text:p>1105373026</text:p>
          </table:table-cell>
          <table:table-cell office:value-type="float" office:value="3229690" calcext:value-type="float">
            <text:p>3229690</text:p>
          </table:table-cell>
          <table:table-cell office:value-type="float" office:value="2687453" calcext:value-type="float">
            <text:p>268745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9292" calcext:value-type="float">
            <text:p>1.129292</text:p>
          </table:table-cell>
          <table:table-cell office:value-type="float" office:value="41154" calcext:value-type="float">
            <text:p>41154</text:p>
          </table:table-cell>
          <table:table-cell office:value-type="float" office:value="70.602669" calcext:value-type="float">
            <text:p>70.602669</text:p>
          </table:table-cell>
          <table:table-cell office:value-type="float" office:value="0.206288" calcext:value-type="float">
            <text:p>0.206288</text:p>
          </table:table-cell>
          <table:table-cell office:value-type="float" office:value="0.171654" calcext:value-type="float">
            <text:p>0.171654</text:p>
          </table:table-cell>
          <table:table-cell office:value-type="float" office:value="342.25" calcext:value-type="float">
            <text:p>342.2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8019" calcext:value-type="float">
            <text:p>8019</text:p>
          </table:table-cell>
          <table:table-cell office:value-type="float" office:value="8533811220" calcext:value-type="float">
            <text:p>8533811220</text:p>
          </table:table-cell>
          <table:table-cell office:value-type="float" office:value="6871178441" calcext:value-type="float">
            <text:p>6871178441</text:p>
          </table:table-cell>
          <table:table-cell office:value-type="float" office:value="35020" calcext:value-type="float">
            <text:p>35020</text:p>
          </table:table-cell>
          <table:table-cell office:value-type="float" office:value="953680469" calcext:value-type="float">
            <text:p>953680469</text:p>
          </table:table-cell>
          <table:table-cell office:value-type="float" office:value="3314322" calcext:value-type="float">
            <text:p>3314322</text:p>
          </table:table-cell>
          <table:table-cell office:value-type="float" office:value="2544473" calcext:value-type="float">
            <text:p>254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41972" calcext:value-type="float">
            <text:p>1.241972</text:p>
          </table:table-cell>
          <table:table-cell office:value-type="float" office:value="35020" calcext:value-type="float">
            <text:p>35020</text:p>
          </table:table-cell>
          <table:table-cell office:value-type="float" office:value="60.913723" calcext:value-type="float">
            <text:p>60.913723</text:p>
          </table:table-cell>
          <table:table-cell office:value-type="float" office:value="0.211693" calcext:value-type="float">
            <text:p>0.211693</text:p>
          </table:table-cell>
          <table:table-cell office:value-type="float" office:value="0.162521" calcext:value-type="float">
            <text:p>0.162521</text:p>
          </table:table-cell>
          <table:table-cell office:value-type="float" office:value="287.75" calcext:value-type="float">
            <text:p>287.7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9020" calcext:value-type="float">
            <text:p>9020</text:p>
          </table:table-cell>
          <table:table-cell office:value-type="float" office:value="10124603000" calcext:value-type="float">
            <text:p>10124603000</text:p>
          </table:table-cell>
          <table:table-cell office:value-type="float" office:value="9167727846" calcext:value-type="float">
            <text:p>9167727846</text:p>
          </table:table-cell>
          <table:table-cell office:value-type="float" office:value="46311" calcext:value-type="float">
            <text:p>46311</text:p>
          </table:table-cell>
          <table:table-cell office:value-type="float" office:value="1062023440" calcext:value-type="float">
            <text:p>1062023440</text:p>
          </table:table-cell>
          <table:table-cell office:value-type="float" office:value="3443525" calcext:value-type="float">
            <text:p>3443525</text:p>
          </table:table-cell>
          <table:table-cell office:value-type="float" office:value="2756732" calcext:value-type="float">
            <text:p>275673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04374" calcext:value-type="float">
            <text:p>1.104374</text:p>
          </table:table-cell>
          <table:table-cell office:value-type="float" office:value="46311" calcext:value-type="float">
            <text:p>46311</text:p>
          </table:table-cell>
          <table:table-cell office:value-type="float" office:value="67.833832" calcext:value-type="float">
            <text:p>67.833832</text:p>
          </table:table-cell>
          <table:table-cell office:value-type="float" office:value="0.219946" calcext:value-type="float">
            <text:p>0.219946</text:p>
          </table:table-cell>
          <table:table-cell office:value-type="float" office:value="0.176079" calcext:value-type="float">
            <text:p>0.176079</text:p>
          </table:table-cell>
          <table:table-cell office:value-type="float" office:value="308.41" calcext:value-type="float">
            <text:p>308.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9020" calcext:value-type="float">
            <text:p>9020</text:p>
          </table:table-cell>
          <table:table-cell office:value-type="float" office:value="8888751681" calcext:value-type="float">
            <text:p>8888751681</text:p>
          </table:table-cell>
          <table:table-cell office:value-type="float" office:value="6868562121" calcext:value-type="float">
            <text:p>6868562121</text:p>
          </table:table-cell>
          <table:table-cell office:value-type="float" office:value="36242" calcext:value-type="float">
            <text:p>36242</text:p>
          </table:table-cell>
          <table:table-cell office:value-type="float" office:value="1013995127" calcext:value-type="float">
            <text:p>1013995127</text:p>
          </table:table-cell>
          <table:table-cell office:value-type="float" office:value="3423536" calcext:value-type="float">
            <text:p>3423536</text:p>
          </table:table-cell>
          <table:table-cell office:value-type="float" office:value="2783515" calcext:value-type="float">
            <text:p>278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94121" calcext:value-type="float">
            <text:p>1.294121</text:p>
          </table:table-cell>
          <table:table-cell office:value-type="float" office:value="36242" calcext:value-type="float">
            <text:p>36242</text:p>
          </table:table-cell>
          <table:table-cell office:value-type="float" office:value="64.766159" calcext:value-type="float">
            <text:p>64.766159</text:p>
          </table:table-cell>
          <table:table-cell office:value-type="float" office:value="0.218669" calcext:value-type="float">
            <text:p>0.218669</text:p>
          </table:table-cell>
          <table:table-cell office:value-type="float" office:value="0.177789" calcext:value-type="float">
            <text:p>0.177789</text:p>
          </table:table-cell>
          <table:table-cell office:value-type="float" office:value="296.18" calcext:value-type="float">
            <text:p>296.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9021" calcext:value-type="float">
            <text:p>9021</text:p>
          </table:table-cell>
          <table:table-cell office:value-type="float" office:value="10362634076" calcext:value-type="float">
            <text:p>10362634076</text:p>
          </table:table-cell>
          <table:table-cell office:value-type="float" office:value="9180151075" calcext:value-type="float">
            <text:p>9180151075</text:p>
          </table:table-cell>
          <table:table-cell office:value-type="float" office:value="44677" calcext:value-type="float">
            <text:p>44677</text:p>
          </table:table-cell>
          <table:table-cell office:value-type="float" office:value="1105247145" calcext:value-type="float">
            <text:p>1105247145</text:p>
          </table:table-cell>
          <table:table-cell office:value-type="float" office:value="3177977" calcext:value-type="float">
            <text:p>3177977</text:p>
          </table:table-cell>
          <table:table-cell office:value-type="float" office:value="2663558" calcext:value-type="float">
            <text:p>26635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28809" calcext:value-type="float">
            <text:p>1.128809</text:p>
          </table:table-cell>
          <table:table-cell office:value-type="float" office:value="44677" calcext:value-type="float">
            <text:p>44677</text:p>
          </table:table-cell>
          <table:table-cell office:value-type="float" office:value="70.594627" calcext:value-type="float">
            <text:p>70.594627</text:p>
          </table:table-cell>
          <table:table-cell office:value-type="float" office:value="0.202985" calcext:value-type="float">
            <text:p>0.202985</text:p>
          </table:table-cell>
          <table:table-cell office:value-type="float" office:value="0.170127" calcext:value-type="float">
            <text:p>0.170127</text:p>
          </table:table-cell>
          <table:table-cell office:value-type="float" office:value="347.78" calcext:value-type="float">
            <text:p>347.7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9021" calcext:value-type="float">
            <text:p>9021</text:p>
          </table:table-cell>
          <table:table-cell office:value-type="float" office:value="9098025557" calcext:value-type="float">
            <text:p>9098025557</text:p>
          </table:table-cell>
          <table:table-cell office:value-type="float" office:value="6872828761" calcext:value-type="float">
            <text:p>6872828761</text:p>
          </table:table-cell>
          <table:table-cell office:value-type="float" office:value="37166" calcext:value-type="float">
            <text:p>37166</text:p>
          </table:table-cell>
          <table:table-cell office:value-type="float" office:value="1049104610" calcext:value-type="float">
            <text:p>1049104610</text:p>
          </table:table-cell>
          <table:table-cell office:value-type="float" office:value="3494712" calcext:value-type="float">
            <text:p>3494712</text:p>
          </table:table-cell>
          <table:table-cell office:value-type="float" office:value="2854490" calcext:value-type="float">
            <text:p>2854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23767" calcext:value-type="float">
            <text:p>1.323767</text:p>
          </table:table-cell>
          <table:table-cell office:value-type="float" office:value="37166" calcext:value-type="float">
            <text:p>37166</text:p>
          </table:table-cell>
          <table:table-cell office:value-type="float" office:value="67.008682" calcext:value-type="float">
            <text:p>67.008682</text:p>
          </table:table-cell>
          <table:table-cell office:value-type="float" office:value="0.223215" calcext:value-type="float">
            <text:p>0.223215</text:p>
          </table:table-cell>
          <table:table-cell office:value-type="float" office:value="0.182323" calcext:value-type="float">
            <text:p>0.182323</text:p>
          </table:table-cell>
          <table:table-cell office:value-type="float" office:value="300.2" calcext:value-type="float">
            <text:p>300.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9020" calcext:value-type="float">
            <text:p>9020</text:p>
          </table:table-cell>
          <table:table-cell office:value-type="float" office:value="10228831217" calcext:value-type="float">
            <text:p>10228831217</text:p>
          </table:table-cell>
          <table:table-cell office:value-type="float" office:value="9173689485" calcext:value-type="float">
            <text:p>9173689485</text:p>
          </table:table-cell>
          <table:table-cell office:value-type="float" office:value="49051" calcext:value-type="float">
            <text:p>49051</text:p>
          </table:table-cell>
          <table:table-cell office:value-type="float" office:value="1078883919" calcext:value-type="float">
            <text:p>1078883919</text:p>
          </table:table-cell>
          <table:table-cell office:value-type="float" office:value="3474300" calcext:value-type="float">
            <text:p>3474300</text:p>
          </table:table-cell>
          <table:table-cell office:value-type="float" office:value="2923851" calcext:value-type="float">
            <text:p>29238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5018" calcext:value-type="float">
            <text:p>1.115018</text:p>
          </table:table-cell>
          <table:table-cell office:value-type="float" office:value="49051" calcext:value-type="float">
            <text:p>49051</text:p>
          </table:table-cell>
          <table:table-cell office:value-type="float" office:value="68.910751" calcext:value-type="float">
            <text:p>68.910751</text:p>
          </table:table-cell>
          <table:table-cell office:value-type="float" office:value="0.221911" calcext:value-type="float">
            <text:p>0.221911</text:p>
          </table:table-cell>
          <table:table-cell office:value-type="float" office:value="0.186753" calcext:value-type="float">
            <text:p>0.186753</text:p>
          </table:table-cell>
          <table:table-cell office:value-type="float" office:value="310.53" calcext:value-type="float">
            <text:p>310.5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9020" calcext:value-type="float">
            <text:p>9020</text:p>
          </table:table-cell>
          <table:table-cell office:value-type="float" office:value="9157672645" calcext:value-type="float">
            <text:p>9157672645</text:p>
          </table:table-cell>
          <table:table-cell office:value-type="float" office:value="6873315222" calcext:value-type="float">
            <text:p>6873315222</text:p>
          </table:table-cell>
          <table:table-cell office:value-type="float" office:value="40776" calcext:value-type="float">
            <text:p>40776</text:p>
          </table:table-cell>
          <table:table-cell office:value-type="float" office:value="1059056600" calcext:value-type="float">
            <text:p>1059056600</text:p>
          </table:table-cell>
          <table:table-cell office:value-type="float" office:value="3502391" calcext:value-type="float">
            <text:p>3502391</text:p>
          </table:table-cell>
          <table:table-cell office:value-type="float" office:value="2856602" calcext:value-type="float">
            <text:p>285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2352" calcext:value-type="float">
            <text:p>1.332352</text:p>
          </table:table-cell>
          <table:table-cell office:value-type="float" office:value="40776" calcext:value-type="float">
            <text:p>40776</text:p>
          </table:table-cell>
          <table:table-cell office:value-type="float" office:value="67.644333" calcext:value-type="float">
            <text:p>67.644333</text:p>
          </table:table-cell>
          <table:table-cell office:value-type="float" office:value="0.223706" calcext:value-type="float">
            <text:p>0.223706</text:p>
          </table:table-cell>
          <table:table-cell office:value-type="float" office:value="0.182458" calcext:value-type="float">
            <text:p>0.182458</text:p>
          </table:table-cell>
          <table:table-cell office:value-type="float" office:value="302.38" calcext:value-type="float">
            <text:p>302.3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9019" calcext:value-type="float">
            <text:p>9019</text:p>
          </table:table-cell>
          <table:table-cell office:value-type="float" office:value="10509436504" calcext:value-type="float">
            <text:p>10509436504</text:p>
          </table:table-cell>
          <table:table-cell office:value-type="float" office:value="9173758479" calcext:value-type="float">
            <text:p>9173758479</text:p>
          </table:table-cell>
          <table:table-cell office:value-type="float" office:value="43165" calcext:value-type="float">
            <text:p>43165</text:p>
          </table:table-cell>
          <table:table-cell office:value-type="float" office:value="1126785047" calcext:value-type="float">
            <text:p>1126785047</text:p>
          </table:table-cell>
          <table:table-cell office:value-type="float" office:value="3601984" calcext:value-type="float">
            <text:p>3601984</text:p>
          </table:table-cell>
          <table:table-cell office:value-type="float" office:value="2963367" calcext:value-type="float">
            <text:p>29633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45598" calcext:value-type="float">
            <text:p>1.145598</text:p>
          </table:table-cell>
          <table:table-cell office:value-type="float" office:value="43165" calcext:value-type="float">
            <text:p>43165</text:p>
          </table:table-cell>
          <table:table-cell office:value-type="float" office:value="71.970299" calcext:value-type="float">
            <text:p>71.970299</text:p>
          </table:table-cell>
          <table:table-cell office:value-type="float" office:value="0.230067" calcext:value-type="float">
            <text:p>0.230067</text:p>
          </table:table-cell>
          <table:table-cell office:value-type="float" office:value="0.189277" calcext:value-type="float">
            <text:p>0.189277</text:p>
          </table:table-cell>
          <table:table-cell office:value-type="float" office:value="312.82" calcext:value-type="float">
            <text:p>312.8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9021" calcext:value-type="float">
            <text:p>9021</text:p>
          </table:table-cell>
          <table:table-cell office:value-type="float" office:value="9433452819" calcext:value-type="float">
            <text:p>9433452819</text:p>
          </table:table-cell>
          <table:table-cell office:value-type="float" office:value="6877476793" calcext:value-type="float">
            <text:p>6877476793</text:p>
          </table:table-cell>
          <table:table-cell office:value-type="float" office:value="39808" calcext:value-type="float">
            <text:p>39808</text:p>
          </table:table-cell>
          <table:table-cell office:value-type="float" office:value="1108788354" calcext:value-type="float">
            <text:p>1108788354</text:p>
          </table:table-cell>
          <table:table-cell office:value-type="float" office:value="3312329" calcext:value-type="float">
            <text:p>3312329</text:p>
          </table:table-cell>
          <table:table-cell office:value-type="float" office:value="2708843" calcext:value-type="float">
            <text:p>270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1644" calcext:value-type="float">
            <text:p>1.371644</text:p>
          </table:table-cell>
          <table:table-cell office:value-type="float" office:value="39808" calcext:value-type="float">
            <text:p>39808</text:p>
          </table:table-cell>
          <table:table-cell office:value-type="float" office:value="70.820816" calcext:value-type="float">
            <text:p>70.820816</text:p>
          </table:table-cell>
          <table:table-cell office:value-type="float" office:value="0.211566" calcext:value-type="float">
            <text:p>0.211566</text:p>
          </table:table-cell>
          <table:table-cell office:value-type="float" office:value="0.17302" calcext:value-type="float">
            <text:p>0.17302</text:p>
          </table:table-cell>
          <table:table-cell office:value-type="float" office:value="334.75" calcext:value-type="float">
            <text:p>334.7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0023" calcext:value-type="float">
            <text:p>10023</text:p>
          </table:table-cell>
          <table:table-cell office:value-type="float" office:value="9774887036" calcext:value-type="float">
            <text:p>9774887036</text:p>
          </table:table-cell>
          <table:table-cell office:value-type="float" office:value="9173285753" calcext:value-type="float">
            <text:p>9173285753</text:p>
          </table:table-cell>
          <table:table-cell office:value-type="float" office:value="44655" calcext:value-type="float">
            <text:p>44655</text:p>
          </table:table-cell>
          <table:table-cell office:value-type="float" office:value="1002429518" calcext:value-type="float">
            <text:p>1002429518</text:p>
          </table:table-cell>
          <table:table-cell office:value-type="float" office:value="3325185" calcext:value-type="float">
            <text:p>3325185</text:p>
          </table:table-cell>
          <table:table-cell office:value-type="float" office:value="2648095" calcext:value-type="float">
            <text:p>26480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65582" calcext:value-type="float">
            <text:p>1.065582</text:p>
          </table:table-cell>
          <table:table-cell office:value-type="float" office:value="44655" calcext:value-type="float">
            <text:p>44655</text:p>
          </table:table-cell>
          <table:table-cell office:value-type="float" office:value="63.963596" calcext:value-type="float">
            <text:p>63.963596</text:p>
          </table:table-cell>
          <table:table-cell office:value-type="float" office:value="0.212175" calcext:value-type="float">
            <text:p>0.212175</text:p>
          </table:table-cell>
          <table:table-cell office:value-type="float" office:value="0.168971" calcext:value-type="float">
            <text:p>0.168971</text:p>
          </table:table-cell>
          <table:table-cell office:value-type="float" office:value="301.47" calcext:value-type="float">
            <text:p>301.4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0023" calcext:value-type="float">
            <text:p>10023</text:p>
          </table:table-cell>
          <table:table-cell office:value-type="float" office:value="9391084192" calcext:value-type="float">
            <text:p>9391084192</text:p>
          </table:table-cell>
          <table:table-cell office:value-type="float" office:value="6878815743" calcext:value-type="float">
            <text:p>6878815743</text:p>
          </table:table-cell>
          <table:table-cell office:value-type="float" office:value="37575" calcext:value-type="float">
            <text:p>37575</text:p>
          </table:table-cell>
          <table:table-cell office:value-type="float" office:value="1101440431" calcext:value-type="float">
            <text:p>1101440431</text:p>
          </table:table-cell>
          <table:table-cell office:value-type="float" office:value="3253462" calcext:value-type="float">
            <text:p>3253462</text:p>
          </table:table-cell>
          <table:table-cell office:value-type="float" office:value="2707381" calcext:value-type="float">
            <text:p>2707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5218" calcext:value-type="float">
            <text:p>1.365218</text:p>
          </table:table-cell>
          <table:table-cell office:value-type="float" office:value="37575" calcext:value-type="float">
            <text:p>37575</text:p>
          </table:table-cell>
          <table:table-cell office:value-type="float" office:value="70.281342" calcext:value-type="float">
            <text:p>70.281342</text:p>
          </table:table-cell>
          <table:table-cell office:value-type="float" office:value="0.207599" calcext:value-type="float">
            <text:p>0.207599</text:p>
          </table:table-cell>
          <table:table-cell office:value-type="float" office:value="0.172754" calcext:value-type="float">
            <text:p>0.172754</text:p>
          </table:table-cell>
          <table:table-cell office:value-type="float" office:value="338.54" calcext:value-type="float">
            <text:p>338.5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0023" calcext:value-type="float">
            <text:p>10023</text:p>
          </table:table-cell>
          <table:table-cell office:value-type="float" office:value="12152034174" calcext:value-type="float">
            <text:p>12152034174</text:p>
          </table:table-cell>
          <table:table-cell office:value-type="float" office:value="9169217960" calcext:value-type="float">
            <text:p>9169217960</text:p>
          </table:table-cell>
          <table:table-cell office:value-type="float" office:value="60492" calcext:value-type="float">
            <text:p>60492</text:p>
          </table:table-cell>
          <table:table-cell office:value-type="float" office:value="1402780324" calcext:value-type="float">
            <text:p>1402780324</text:p>
          </table:table-cell>
          <table:table-cell office:value-type="float" office:value="4420837" calcext:value-type="float">
            <text:p>4420837</text:p>
          </table:table-cell>
          <table:table-cell office:value-type="float" office:value="3631248" calcext:value-type="float">
            <text:p>36312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25308" calcext:value-type="float">
            <text:p>1.325308</text:p>
          </table:table-cell>
          <table:table-cell office:value-type="float" office:value="60492" calcext:value-type="float">
            <text:p>60492</text:p>
          </table:table-cell>
          <table:table-cell office:value-type="float" office:value="89.59874" calcext:value-type="float">
            <text:p>89.59874</text:p>
          </table:table-cell>
          <table:table-cell office:value-type="float" office:value="0.282369" calcext:value-type="float">
            <text:p>0.282369</text:p>
          </table:table-cell>
          <table:table-cell office:value-type="float" office:value="0.231936" calcext:value-type="float">
            <text:p>0.231936</text:p>
          </table:table-cell>
          <table:table-cell office:value-type="float" office:value="317.31" calcext:value-type="float">
            <text:p>317.3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0023" calcext:value-type="float">
            <text:p>10023</text:p>
          </table:table-cell>
          <table:table-cell office:value-type="float" office:value="9359422239" calcext:value-type="float">
            <text:p>9359422239</text:p>
          </table:table-cell>
          <table:table-cell office:value-type="float" office:value="6872705859" calcext:value-type="float">
            <text:p>6872705859</text:p>
          </table:table-cell>
          <table:table-cell office:value-type="float" office:value="42564" calcext:value-type="float">
            <text:p>42564</text:p>
          </table:table-cell>
          <table:table-cell office:value-type="float" office:value="1093401642" calcext:value-type="float">
            <text:p>1093401642</text:p>
          </table:table-cell>
          <table:table-cell office:value-type="float" office:value="3597528" calcext:value-type="float">
            <text:p>3597528</text:p>
          </table:table-cell>
          <table:table-cell office:value-type="float" office:value="2925050" calcext:value-type="float">
            <text:p>2925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1825" calcext:value-type="float">
            <text:p>1.361825</text:p>
          </table:table-cell>
          <table:table-cell office:value-type="float" office:value="42564" calcext:value-type="float">
            <text:p>42564</text:p>
          </table:table-cell>
          <table:table-cell office:value-type="float" office:value="69.838028" calcext:value-type="float">
            <text:p>69.838028</text:p>
          </table:table-cell>
          <table:table-cell office:value-type="float" office:value="0.229782" calcext:value-type="float">
            <text:p>0.229782</text:p>
          </table:table-cell>
          <table:table-cell office:value-type="float" office:value="0.18683" calcext:value-type="float">
            <text:p>0.18683</text:p>
          </table:table-cell>
          <table:table-cell office:value-type="float" office:value="303.93" calcext:value-type="float">
            <text:p>303.9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0022" calcext:value-type="float">
            <text:p>10022</text:p>
          </table:table-cell>
          <table:table-cell office:value-type="float" office:value="12748788353" calcext:value-type="float">
            <text:p>12748788353</text:p>
          </table:table-cell>
          <table:table-cell office:value-type="float" office:value="9161428992" calcext:value-type="float">
            <text:p>9161428992</text:p>
          </table:table-cell>
          <table:table-cell office:value-type="float" office:value="74154" calcext:value-type="float">
            <text:p>74154</text:p>
          </table:table-cell>
          <table:table-cell office:value-type="float" office:value="1499766204" calcext:value-type="float">
            <text:p>1499766204</text:p>
          </table:table-cell>
          <table:table-cell office:value-type="float" office:value="5005423" calcext:value-type="float">
            <text:p>5005423</text:p>
          </table:table-cell>
          <table:table-cell office:value-type="float" office:value="3949198" calcext:value-type="float">
            <text:p>39491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1572" calcext:value-type="float">
            <text:p>1.391572</text:p>
          </table:table-cell>
          <table:table-cell office:value-type="float" office:value="74154" calcext:value-type="float">
            <text:p>74154</text:p>
          </table:table-cell>
          <table:table-cell office:value-type="float" office:value="95.793449" calcext:value-type="float">
            <text:p>95.793449</text:p>
          </table:table-cell>
          <table:table-cell office:value-type="float" office:value="0.319708" calcext:value-type="float">
            <text:p>0.319708</text:p>
          </table:table-cell>
          <table:table-cell office:value-type="float" office:value="0.252244" calcext:value-type="float">
            <text:p>0.252244</text:p>
          </table:table-cell>
          <table:table-cell office:value-type="float" office:value="299.63" calcext:value-type="float">
            <text:p>299.6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0022" calcext:value-type="float">
            <text:p>10022</text:p>
          </table:table-cell>
          <table:table-cell office:value-type="float" office:value="9425790000" calcext:value-type="float">
            <text:p>9425790000</text:p>
          </table:table-cell>
          <table:table-cell office:value-type="float" office:value="6874665824" calcext:value-type="float">
            <text:p>6874665824</text:p>
          </table:table-cell>
          <table:table-cell office:value-type="float" office:value="48237" calcext:value-type="float">
            <text:p>48237</text:p>
          </table:table-cell>
          <table:table-cell office:value-type="float" office:value="1104475996" calcext:value-type="float">
            <text:p>1104475996</text:p>
          </table:table-cell>
          <table:table-cell office:value-type="float" office:value="3523688" calcext:value-type="float">
            <text:p>3523688</text:p>
          </table:table-cell>
          <table:table-cell office:value-type="float" office:value="2941641" calcext:value-type="float">
            <text:p>2941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1091" calcext:value-type="float">
            <text:p>1.371091</text:p>
          </table:table-cell>
          <table:table-cell office:value-type="float" office:value="48237" calcext:value-type="float">
            <text:p>48237</text:p>
          </table:table-cell>
          <table:table-cell office:value-type="float" office:value="70.545372" calcext:value-type="float">
            <text:p>70.545372</text:p>
          </table:table-cell>
          <table:table-cell office:value-type="float" office:value="0.225066" calcext:value-type="float">
            <text:p>0.225066</text:p>
          </table:table-cell>
          <table:table-cell office:value-type="float" office:value="0.187889" calcext:value-type="float">
            <text:p>0.187889</text:p>
          </table:table-cell>
          <table:table-cell office:value-type="float" office:value="313.44" calcext:value-type="float">
            <text:p>313.4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0022" calcext:value-type="float">
            <text:p>10022</text:p>
          </table:table-cell>
          <table:table-cell office:value-type="float" office:value="13027564662" calcext:value-type="float">
            <text:p>13027564662</text:p>
          </table:table-cell>
          <table:table-cell office:value-type="float" office:value="9161661367" calcext:value-type="float">
            <text:p>9161661367</text:p>
          </table:table-cell>
          <table:table-cell office:value-type="float" office:value="65499" calcext:value-type="float">
            <text:p>65499</text:p>
          </table:table-cell>
          <table:table-cell office:value-type="float" office:value="1547657314" calcext:value-type="float">
            <text:p>1547657314</text:p>
          </table:table-cell>
          <table:table-cell office:value-type="float" office:value="5167136" calcext:value-type="float">
            <text:p>5167136</text:p>
          </table:table-cell>
          <table:table-cell office:value-type="float" office:value="4106105" calcext:value-type="float">
            <text:p>41061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1965" calcext:value-type="float">
            <text:p>1.421965</text:p>
          </table:table-cell>
          <table:table-cell office:value-type="float" office:value="65499" calcext:value-type="float">
            <text:p>65499</text:p>
          </table:table-cell>
          <table:table-cell office:value-type="float" office:value="98.753807" calcext:value-type="float">
            <text:p>98.753807</text:p>
          </table:table-cell>
          <table:table-cell office:value-type="float" office:value="0.329708" calcext:value-type="float">
            <text:p>0.329708</text:p>
          </table:table-cell>
          <table:table-cell office:value-type="float" office:value="0.262005" calcext:value-type="float">
            <text:p>0.262005</text:p>
          </table:table-cell>
          <table:table-cell office:value-type="float" office:value="299.52" calcext:value-type="float">
            <text:p>299.5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0024" calcext:value-type="float">
            <text:p>10024</text:p>
          </table:table-cell>
          <table:table-cell office:value-type="float" office:value="9477886715" calcext:value-type="float">
            <text:p>9477886715</text:p>
          </table:table-cell>
          <table:table-cell office:value-type="float" office:value="6872745724" calcext:value-type="float">
            <text:p>6872745724</text:p>
          </table:table-cell>
          <table:table-cell office:value-type="float" office:value="46695" calcext:value-type="float">
            <text:p>46695</text:p>
          </table:table-cell>
          <table:table-cell office:value-type="float" office:value="1113695454" calcext:value-type="float">
            <text:p>1113695454</text:p>
          </table:table-cell>
          <table:table-cell office:value-type="float" office:value="3602877" calcext:value-type="float">
            <text:p>3602877</text:p>
          </table:table-cell>
          <table:table-cell office:value-type="float" office:value="2960378" calcext:value-type="float">
            <text:p>296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9054" calcext:value-type="float">
            <text:p>1.379054</text:p>
          </table:table-cell>
          <table:table-cell office:value-type="float" office:value="46695" calcext:value-type="float">
            <text:p>46695</text:p>
          </table:table-cell>
          <table:table-cell office:value-type="float" office:value="71.063324" calcext:value-type="float">
            <text:p>71.063324</text:p>
          </table:table-cell>
          <table:table-cell office:value-type="float" office:value="0.229894" calcext:value-type="float">
            <text:p>0.229894</text:p>
          </table:table-cell>
          <table:table-cell office:value-type="float" office:value="0.188898" calcext:value-type="float">
            <text:p>0.188898</text:p>
          </table:table-cell>
          <table:table-cell office:value-type="float" office:value="309.11" calcext:value-type="float">
            <text:p>309.1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1025" calcext:value-type="float">
            <text:p>11025</text:p>
          </table:table-cell>
          <table:table-cell office:value-type="float" office:value="13326988682" calcext:value-type="float">
            <text:p>13326988682</text:p>
          </table:table-cell>
          <table:table-cell office:value-type="float" office:value="9163013838" calcext:value-type="float">
            <text:p>9163013838</text:p>
          </table:table-cell>
          <table:table-cell office:value-type="float" office:value="69297" calcext:value-type="float">
            <text:p>69297</text:p>
          </table:table-cell>
          <table:table-cell office:value-type="float" office:value="1598937637" calcext:value-type="float">
            <text:p>1598937637</text:p>
          </table:table-cell>
          <table:table-cell office:value-type="float" office:value="5159062" calcext:value-type="float">
            <text:p>5159062</text:p>
          </table:table-cell>
          <table:table-cell office:value-type="float" office:value="4172131" calcext:value-type="float">
            <text:p>41721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4433" calcext:value-type="float">
            <text:p>1.454433</text:p>
          </table:table-cell>
          <table:table-cell office:value-type="float" office:value="69297" calcext:value-type="float">
            <text:p>69297</text:p>
          </table:table-cell>
          <table:table-cell office:value-type="float" office:value="102.127754" calcext:value-type="float">
            <text:p>102.127754</text:p>
          </table:table-cell>
          <table:table-cell office:value-type="float" office:value="0.329521" calcext:value-type="float">
            <text:p>0.329521</text:p>
          </table:table-cell>
          <table:table-cell office:value-type="float" office:value="0.266483" calcext:value-type="float">
            <text:p>0.266483</text:p>
          </table:table-cell>
          <table:table-cell office:value-type="float" office:value="309.93" calcext:value-type="float">
            <text:p>309.9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1025" calcext:value-type="float">
            <text:p>11025</text:p>
          </table:table-cell>
          <table:table-cell office:value-type="float" office:value="9609311115" calcext:value-type="float">
            <text:p>9609311115</text:p>
          </table:table-cell>
          <table:table-cell office:value-type="float" office:value="6873835060" calcext:value-type="float">
            <text:p>6873835060</text:p>
          </table:table-cell>
          <table:table-cell office:value-type="float" office:value="47956" calcext:value-type="float">
            <text:p>47956</text:p>
          </table:table-cell>
          <table:table-cell office:value-type="float" office:value="1135628188" calcext:value-type="float">
            <text:p>1135628188</text:p>
          </table:table-cell>
          <table:table-cell office:value-type="float" office:value="3679691" calcext:value-type="float">
            <text:p>3679691</text:p>
          </table:table-cell>
          <table:table-cell office:value-type="float" office:value="3027595" calcext:value-type="float">
            <text:p>302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7955" calcext:value-type="float">
            <text:p>1.397955</text:p>
          </table:table-cell>
          <table:table-cell office:value-type="float" office:value="47956" calcext:value-type="float">
            <text:p>47956</text:p>
          </table:table-cell>
          <table:table-cell office:value-type="float" office:value="72.535133" calcext:value-type="float">
            <text:p>72.535133</text:p>
          </table:table-cell>
          <table:table-cell office:value-type="float" office:value="0.23503" calcext:value-type="float">
            <text:p>0.23503</text:p>
          </table:table-cell>
          <table:table-cell office:value-type="float" office:value="0.193379" calcext:value-type="float">
            <text:p>0.193379</text:p>
          </table:table-cell>
          <table:table-cell office:value-type="float" office:value="308.62" calcext:value-type="float">
            <text:p>308.6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1025" calcext:value-type="float">
            <text:p>11025</text:p>
          </table:table-cell>
          <table:table-cell office:value-type="float" office:value="13061726655" calcext:value-type="float">
            <text:p>13061726655</text:p>
          </table:table-cell>
          <table:table-cell office:value-type="float" office:value="9161560949" calcext:value-type="float">
            <text:p>9161560949</text:p>
          </table:table-cell>
          <table:table-cell office:value-type="float" office:value="69201" calcext:value-type="float">
            <text:p>69201</text:p>
          </table:table-cell>
          <table:table-cell office:value-type="float" office:value="1554260470" calcext:value-type="float">
            <text:p>1554260470</text:p>
          </table:table-cell>
          <table:table-cell office:value-type="float" office:value="5058109" calcext:value-type="float">
            <text:p>5058109</text:p>
          </table:table-cell>
          <table:table-cell office:value-type="float" office:value="4115354" calcext:value-type="float">
            <text:p>41153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571" calcext:value-type="float">
            <text:p>1.42571</text:p>
          </table:table-cell>
          <table:table-cell office:value-type="float" office:value="69201" calcext:value-type="float">
            <text:p>69201</text:p>
          </table:table-cell>
          <table:table-cell office:value-type="float" office:value="99.274124" calcext:value-type="float">
            <text:p>99.274124</text:p>
          </table:table-cell>
          <table:table-cell office:value-type="float" office:value="0.323073" calcext:value-type="float">
            <text:p>0.323073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307.28" calcext:value-type="float">
            <text:p>307.2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1025" calcext:value-type="float">
            <text:p>11025</text:p>
          </table:table-cell>
          <table:table-cell office:value-type="float" office:value="9974917461" calcext:value-type="float">
            <text:p>9974917461</text:p>
          </table:table-cell>
          <table:table-cell office:value-type="float" office:value="6872865084" calcext:value-type="float">
            <text:p>6872865084</text:p>
          </table:table-cell>
          <table:table-cell office:value-type="float" office:value="49033" calcext:value-type="float">
            <text:p>49033</text:p>
          </table:table-cell>
          <table:table-cell office:value-type="float" office:value="1197779970" calcext:value-type="float">
            <text:p>1197779970</text:p>
          </table:table-cell>
          <table:table-cell office:value-type="float" office:value="3744220" calcext:value-type="float">
            <text:p>3744220</text:p>
          </table:table-cell>
          <table:table-cell office:value-type="float" office:value="3104879" calcext:value-type="float">
            <text:p>310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1348" calcext:value-type="float">
            <text:p>1.451348</text:p>
          </table:table-cell>
          <table:table-cell office:value-type="float" office:value="49033" calcext:value-type="float">
            <text:p>49033</text:p>
          </table:table-cell>
          <table:table-cell office:value-type="float" office:value="76.504906" calcext:value-type="float">
            <text:p>76.504906</text:p>
          </table:table-cell>
          <table:table-cell office:value-type="float" office:value="0.239152" calcext:value-type="float">
            <text:p>0.239152</text:p>
          </table:table-cell>
          <table:table-cell office:value-type="float" office:value="0.198316" calcext:value-type="float">
            <text:p>0.198316</text:p>
          </table:table-cell>
          <table:table-cell office:value-type="float" office:value="319.9" calcext:value-type="float">
            <text:p>319.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1024" calcext:value-type="float">
            <text:p>11024</text:p>
          </table:table-cell>
          <table:table-cell office:value-type="float" office:value="13343531684" calcext:value-type="float">
            <text:p>13343531684</text:p>
          </table:table-cell>
          <table:table-cell office:value-type="float" office:value="9167431764" calcext:value-type="float">
            <text:p>9167431764</text:p>
          </table:table-cell>
          <table:table-cell office:value-type="float" office:value="72561" calcext:value-type="float">
            <text:p>72561</text:p>
          </table:table-cell>
          <table:table-cell office:value-type="float" office:value="1603158108" calcext:value-type="float">
            <text:p>1603158108</text:p>
          </table:table-cell>
          <table:table-cell office:value-type="float" office:value="4895046" calcext:value-type="float">
            <text:p>4895046</text:p>
          </table:table-cell>
          <table:table-cell office:value-type="float" office:value="3930851" calcext:value-type="float">
            <text:p>393085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5537" calcext:value-type="float">
            <text:p>1.455537</text:p>
          </table:table-cell>
          <table:table-cell office:value-type="float" office:value="72561" calcext:value-type="float">
            <text:p>72561</text:p>
          </table:table-cell>
          <table:table-cell office:value-type="float" office:value="102.397324" calcext:value-type="float">
            <text:p>102.397324</text:p>
          </table:table-cell>
          <table:table-cell office:value-type="float" office:value="0.312658" calcext:value-type="float">
            <text:p>0.312658</text:p>
          </table:table-cell>
          <table:table-cell office:value-type="float" office:value="0.251072" calcext:value-type="float">
            <text:p>0.251072</text:p>
          </table:table-cell>
          <table:table-cell office:value-type="float" office:value="327.51" calcext:value-type="float">
            <text:p>327.5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1024" calcext:value-type="float">
            <text:p>11024</text:p>
          </table:table-cell>
          <table:table-cell office:value-type="float" office:value="9711591925" calcext:value-type="float">
            <text:p>9711591925</text:p>
          </table:table-cell>
          <table:table-cell office:value-type="float" office:value="6874373172" calcext:value-type="float">
            <text:p>6874373172</text:p>
          </table:table-cell>
          <table:table-cell office:value-type="float" office:value="49711" calcext:value-type="float">
            <text:p>49711</text:p>
          </table:table-cell>
          <table:table-cell office:value-type="float" office:value="1152906354" calcext:value-type="float">
            <text:p>1152906354</text:p>
          </table:table-cell>
          <table:table-cell office:value-type="float" office:value="3657985" calcext:value-type="float">
            <text:p>3657985</text:p>
          </table:table-cell>
          <table:table-cell office:value-type="float" office:value="2989491" calcext:value-type="float">
            <text:p>2989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2724" calcext:value-type="float">
            <text:p>1.412724</text:p>
          </table:table-cell>
          <table:table-cell office:value-type="float" office:value="49711" calcext:value-type="float">
            <text:p>49711</text:p>
          </table:table-cell>
          <table:table-cell office:value-type="float" office:value="73.638733" calcext:value-type="float">
            <text:p>73.638733</text:p>
          </table:table-cell>
          <table:table-cell office:value-type="float" office:value="0.233644" calcext:value-type="float">
            <text:p>0.233644</text:p>
          </table:table-cell>
          <table:table-cell office:value-type="float" office:value="0.190946" calcext:value-type="float">
            <text:p>0.190946</text:p>
          </table:table-cell>
          <table:table-cell office:value-type="float" office:value="315.18" calcext:value-type="float">
            <text:p>315.1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1024" calcext:value-type="float">
            <text:p>11024</text:p>
          </table:table-cell>
          <table:table-cell office:value-type="float" office:value="12968287242" calcext:value-type="float">
            <text:p>12968287242</text:p>
          </table:table-cell>
          <table:table-cell office:value-type="float" office:value="9160547653" calcext:value-type="float">
            <text:p>9160547653</text:p>
          </table:table-cell>
          <table:table-cell office:value-type="float" office:value="68444" calcext:value-type="float">
            <text:p>68444</text:p>
          </table:table-cell>
          <table:table-cell office:value-type="float" office:value="1537601731" calcext:value-type="float">
            <text:p>1537601731</text:p>
          </table:table-cell>
          <table:table-cell office:value-type="float" office:value="5163214" calcext:value-type="float">
            <text:p>5163214</text:p>
          </table:table-cell>
          <table:table-cell office:value-type="float" office:value="4088125" calcext:value-type="float">
            <text:p>40881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5667" calcext:value-type="float">
            <text:p>1.415667</text:p>
          </table:table-cell>
          <table:table-cell office:value-type="float" office:value="68444" calcext:value-type="float">
            <text:p>68444</text:p>
          </table:table-cell>
          <table:table-cell office:value-type="float" office:value="98.210098" calcext:value-type="float">
            <text:p>98.210098</text:p>
          </table:table-cell>
          <table:table-cell office:value-type="float" office:value="0.329786" calcext:value-type="float">
            <text:p>0.329786</text:p>
          </table:table-cell>
          <table:table-cell office:value-type="float" office:value="0.261118" calcext:value-type="float">
            <text:p>0.261118</text:p>
          </table:table-cell>
          <table:table-cell office:value-type="float" office:value="297.8" calcext:value-type="float">
            <text:p>297.8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1026" calcext:value-type="float">
            <text:p>11026</text:p>
          </table:table-cell>
          <table:table-cell office:value-type="float" office:value="9874782266" calcext:value-type="float">
            <text:p>9874782266</text:p>
          </table:table-cell>
          <table:table-cell office:value-type="float" office:value="6865534406" calcext:value-type="float">
            <text:p>6865534406</text:p>
          </table:table-cell>
          <table:table-cell office:value-type="float" office:value="52065" calcext:value-type="float">
            <text:p>52065</text:p>
          </table:table-cell>
          <table:table-cell office:value-type="float" office:value="1178321436" calcext:value-type="float">
            <text:p>1178321436</text:p>
          </table:table-cell>
          <table:table-cell office:value-type="float" office:value="4202173" calcext:value-type="float">
            <text:p>4202173</text:p>
          </table:table-cell>
          <table:table-cell office:value-type="float" office:value="3259786" calcext:value-type="float">
            <text:p>3259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8312" calcext:value-type="float">
            <text:p>1.438312</text:p>
          </table:table-cell>
          <table:table-cell office:value-type="float" office:value="52065" calcext:value-type="float">
            <text:p>52065</text:p>
          </table:table-cell>
          <table:table-cell office:value-type="float" office:value="75.262047" calcext:value-type="float">
            <text:p>75.262047</text:p>
          </table:table-cell>
          <table:table-cell office:value-type="float" office:value="0.268402" calcext:value-type="float">
            <text:p>0.268402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280.41" calcext:value-type="float">
            <text:p>280.41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2027" calcext:value-type="float">
            <text:p>12027</text:p>
          </table:table-cell>
          <table:table-cell office:value-type="float" office:value="13323888911" calcext:value-type="float">
            <text:p>13323888911</text:p>
          </table:table-cell>
          <table:table-cell office:value-type="float" office:value="9166204080" calcext:value-type="float">
            <text:p>9166204080</text:p>
          </table:table-cell>
          <table:table-cell office:value-type="float" office:value="73652" calcext:value-type="float">
            <text:p>73652</text:p>
          </table:table-cell>
          <table:table-cell office:value-type="float" office:value="1599890472" calcext:value-type="float">
            <text:p>1599890472</text:p>
          </table:table-cell>
          <table:table-cell office:value-type="float" office:value="4875348" calcext:value-type="float">
            <text:p>4875348</text:p>
          </table:table-cell>
          <table:table-cell office:value-type="float" office:value="3977091" calcext:value-type="float">
            <text:p>397709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3588" calcext:value-type="float">
            <text:p>1.453588</text:p>
          </table:table-cell>
          <table:table-cell office:value-type="float" office:value="73652" calcext:value-type="float">
            <text:p>73652</text:p>
          </table:table-cell>
          <table:table-cell office:value-type="float" office:value="102.188614" calcext:value-type="float">
            <text:p>102.188614</text:p>
          </table:table-cell>
          <table:table-cell office:value-type="float" office:value="0.311399" calcext:value-type="float">
            <text:p>0.311399</text:p>
          </table:table-cell>
          <table:table-cell office:value-type="float" office:value="0.254026" calcext:value-type="float">
            <text:p>0.254026</text:p>
          </table:table-cell>
          <table:table-cell office:value-type="float" office:value="328.16" calcext:value-type="float">
            <text:p>328.1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2027" calcext:value-type="float">
            <text:p>12027</text:p>
          </table:table-cell>
          <table:table-cell office:value-type="float" office:value="9784032578" calcext:value-type="float">
            <text:p>9784032578</text:p>
          </table:table-cell>
          <table:table-cell office:value-type="float" office:value="6867477672" calcext:value-type="float">
            <text:p>6867477672</text:p>
          </table:table-cell>
          <table:table-cell office:value-type="float" office:value="50678" calcext:value-type="float">
            <text:p>50678</text:p>
          </table:table-cell>
          <table:table-cell office:value-type="float" office:value="1162807950" calcext:value-type="float">
            <text:p>1162807950</text:p>
          </table:table-cell>
          <table:table-cell office:value-type="float" office:value="4005472" calcext:value-type="float">
            <text:p>4005472</text:p>
          </table:table-cell>
          <table:table-cell office:value-type="float" office:value="3185475" calcext:value-type="float">
            <text:p>3185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4691" calcext:value-type="float">
            <text:p>1.424691</text:p>
          </table:table-cell>
          <table:table-cell office:value-type="float" office:value="50678" calcext:value-type="float">
            <text:p>50678</text:p>
          </table:table-cell>
          <table:table-cell office:value-type="float" office:value="74.271164" calcext:value-type="float">
            <text:p>74.271164</text:p>
          </table:table-cell>
          <table:table-cell office:value-type="float" office:value="0.255839" calcext:value-type="float">
            <text:p>0.255839</text:p>
          </table:table-cell>
          <table:table-cell office:value-type="float" office:value="0.203463" calcext:value-type="float">
            <text:p>0.203463</text:p>
          </table:table-cell>
          <table:table-cell office:value-type="float" office:value="290.3" calcext:value-type="float">
            <text:p>290.3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2027" calcext:value-type="float">
            <text:p>12027</text:p>
          </table:table-cell>
          <table:table-cell office:value-type="float" office:value="13920357839" calcext:value-type="float">
            <text:p>13920357839</text:p>
          </table:table-cell>
          <table:table-cell office:value-type="float" office:value="9161661602" calcext:value-type="float">
            <text:p>9161661602</text:p>
          </table:table-cell>
          <table:table-cell office:value-type="float" office:value="74316" calcext:value-type="float">
            <text:p>74316</text:p>
          </table:table-cell>
          <table:table-cell office:value-type="float" office:value="1699652263" calcext:value-type="float">
            <text:p>1699652263</text:p>
          </table:table-cell>
          <table:table-cell office:value-type="float" office:value="5344705" calcext:value-type="float">
            <text:p>5344705</text:p>
          </table:table-cell>
          <table:table-cell office:value-type="float" office:value="4346821" calcext:value-type="float">
            <text:p>434682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19414" calcext:value-type="float">
            <text:p>1.519414</text:p>
          </table:table-cell>
          <table:table-cell office:value-type="float" office:value="74316" calcext:value-type="float">
            <text:p>74316</text:p>
          </table:table-cell>
          <table:table-cell office:value-type="float" office:value="108.560623" calcext:value-type="float">
            <text:p>108.560623</text:p>
          </table:table-cell>
          <table:table-cell office:value-type="float" office:value="0.341378" calcext:value-type="float">
            <text:p>0.341378</text:p>
          </table:table-cell>
          <table:table-cell office:value-type="float" office:value="0.277641" calcext:value-type="float">
            <text:p>0.277641</text:p>
          </table:table-cell>
          <table:table-cell office:value-type="float" office:value="318.01" calcext:value-type="float">
            <text:p>318.01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2027" calcext:value-type="float">
            <text:p>12027</text:p>
          </table:table-cell>
          <table:table-cell office:value-type="float" office:value="9838463835" calcext:value-type="float">
            <text:p>9838463835</text:p>
          </table:table-cell>
          <table:table-cell office:value-type="float" office:value="6869109551" calcext:value-type="float">
            <text:p>6869109551</text:p>
          </table:table-cell>
          <table:table-cell office:value-type="float" office:value="47980" calcext:value-type="float">
            <text:p>47980</text:p>
          </table:table-cell>
          <table:table-cell office:value-type="float" office:value="1172723031" calcext:value-type="float">
            <text:p>1172723031</text:p>
          </table:table-cell>
          <table:table-cell office:value-type="float" office:value="4062156" calcext:value-type="float">
            <text:p>4062156</text:p>
          </table:table-cell>
          <table:table-cell office:value-type="float" office:value="3295372" calcext:value-type="float">
            <text:p>329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2276" calcext:value-type="float">
            <text:p>1.432276</text:p>
          </table:table-cell>
          <table:table-cell office:value-type="float" office:value="47980" calcext:value-type="float">
            <text:p>47980</text:p>
          </table:table-cell>
          <table:table-cell office:value-type="float" office:value="74.904465" calcext:value-type="float">
            <text:p>74.904465</text:p>
          </table:table-cell>
          <table:table-cell office:value-type="float" office:value="0.259459" calcext:value-type="float">
            <text:p>0.259459</text:p>
          </table:table-cell>
          <table:table-cell office:value-type="float" office:value="0.210483" calcext:value-type="float">
            <text:p>0.210483</text:p>
          </table:table-cell>
          <table:table-cell office:value-type="float" office:value="288.69" calcext:value-type="float">
            <text:p>288.6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2027" calcext:value-type="float">
            <text:p>12027</text:p>
          </table:table-cell>
          <table:table-cell office:value-type="float" office:value="13586134686" calcext:value-type="float">
            <text:p>13586134686</text:p>
          </table:table-cell>
          <table:table-cell office:value-type="float" office:value="9161928820" calcext:value-type="float">
            <text:p>9161928820</text:p>
          </table:table-cell>
          <table:table-cell office:value-type="float" office:value="79836" calcext:value-type="float">
            <text:p>79836</text:p>
          </table:table-cell>
          <table:table-cell office:value-type="float" office:value="1641362849" calcext:value-type="float">
            <text:p>1641362849</text:p>
          </table:table-cell>
          <table:table-cell office:value-type="float" office:value="5297006" calcext:value-type="float">
            <text:p>5297006</text:p>
          </table:table-cell>
          <table:table-cell office:value-type="float" office:value="4209725" calcext:value-type="float">
            <text:p>42097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289" calcext:value-type="float">
            <text:p>1.48289</text:p>
          </table:table-cell>
          <table:table-cell office:value-type="float" office:value="79836" calcext:value-type="float">
            <text:p>79836</text:p>
          </table:table-cell>
          <table:table-cell office:value-type="float" office:value="104.733025" calcext:value-type="float">
            <text:p>104.733025</text:p>
          </table:table-cell>
          <table:table-cell office:value-type="float" office:value="0.337994" calcext:value-type="float">
            <text:p>0.337994</text:p>
          </table:table-cell>
          <table:table-cell office:value-type="float" office:value="0.268617" calcext:value-type="float">
            <text:p>0.268617</text:p>
          </table:table-cell>
          <table:table-cell office:value-type="float" office:value="309.87" calcext:value-type="float">
            <text:p>309.8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2026" calcext:value-type="float">
            <text:p>12026</text:p>
          </table:table-cell>
          <table:table-cell office:value-type="float" office:value="8602289169" calcext:value-type="float">
            <text:p>8602289169</text:p>
          </table:table-cell>
          <table:table-cell office:value-type="float" office:value="6880478568" calcext:value-type="float">
            <text:p>6880478568</text:p>
          </table:table-cell>
          <table:table-cell office:value-type="float" office:value="42399" calcext:value-type="float">
            <text:p>42399</text:p>
          </table:table-cell>
          <table:table-cell office:value-type="float" office:value="967697837" calcext:value-type="float">
            <text:p>967697837</text:p>
          </table:table-cell>
          <table:table-cell office:value-type="float" office:value="2920727" calcext:value-type="float">
            <text:p>2920727</text:p>
          </table:table-cell>
          <table:table-cell office:value-type="float" office:value="2462684" calcext:value-type="float">
            <text:p>2462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50246" calcext:value-type="float">
            <text:p>1.250246</text:p>
          </table:table-cell>
          <table:table-cell office:value-type="float" office:value="42399" calcext:value-type="float">
            <text:p>42399</text:p>
          </table:table-cell>
          <table:table-cell office:value-type="float" office:value="61.809044" calcext:value-type="float">
            <text:p>61.809044</text:p>
          </table:table-cell>
          <table:table-cell office:value-type="float" office:value="0.186553" calcext:value-type="float">
            <text:p>0.186553</text:p>
          </table:table-cell>
          <table:table-cell office:value-type="float" office:value="0.157297" calcext:value-type="float">
            <text:p>0.157297</text:p>
          </table:table-cell>
          <table:table-cell office:value-type="float" office:value="331.32" calcext:value-type="float">
            <text:p>331.3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2026" calcext:value-type="float">
            <text:p>12026</text:p>
          </table:table-cell>
          <table:table-cell office:value-type="float" office:value="13541342447" calcext:value-type="float">
            <text:p>13541342447</text:p>
          </table:table-cell>
          <table:table-cell office:value-type="float" office:value="9167335713" calcext:value-type="float">
            <text:p>9167335713</text:p>
          </table:table-cell>
          <table:table-cell office:value-type="float" office:value="66675" calcext:value-type="float">
            <text:p>66675</text:p>
          </table:table-cell>
          <table:table-cell office:value-type="float" office:value="1637328114" calcext:value-type="float">
            <text:p>1637328114</text:p>
          </table:table-cell>
          <table:table-cell office:value-type="float" office:value="5006889" calcext:value-type="float">
            <text:p>5006889</text:p>
          </table:table-cell>
          <table:table-cell office:value-type="float" office:value="4073416" calcext:value-type="float">
            <text:p>40734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7713" calcext:value-type="float">
            <text:p>1.47713</text:p>
          </table:table-cell>
          <table:table-cell office:value-type="float" office:value="66675" calcext:value-type="float">
            <text:p>66675</text:p>
          </table:table-cell>
          <table:table-cell office:value-type="float" office:value="104.579842" calcext:value-type="float">
            <text:p>104.579842</text:p>
          </table:table-cell>
          <table:table-cell office:value-type="float" office:value="0.319801" calcext:value-type="float">
            <text:p>0.319801</text:p>
          </table:table-cell>
          <table:table-cell office:value-type="float" office:value="0.260178" calcext:value-type="float">
            <text:p>0.260178</text:p>
          </table:table-cell>
          <table:table-cell office:value-type="float" office:value="327.02" calcext:value-type="float">
            <text:p>327.0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2028" calcext:value-type="float">
            <text:p>12028</text:p>
          </table:table-cell>
          <table:table-cell office:value-type="float" office:value="10562577414" calcext:value-type="float">
            <text:p>10562577414</text:p>
          </table:table-cell>
          <table:table-cell office:value-type="float" office:value="6871380667" calcext:value-type="float">
            <text:p>6871380667</text:p>
          </table:table-cell>
          <table:table-cell office:value-type="float" office:value="51772" calcext:value-type="float">
            <text:p>51772</text:p>
          </table:table-cell>
          <table:table-cell office:value-type="float" office:value="1297566520" calcext:value-type="float">
            <text:p>1297566520</text:p>
          </table:table-cell>
          <table:table-cell office:value-type="float" office:value="4016125" calcext:value-type="float">
            <text:p>4016125</text:p>
          </table:table-cell>
          <table:table-cell office:value-type="float" office:value="3258709" calcext:value-type="float">
            <text:p>325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37184" calcext:value-type="float">
            <text:p>1.537184</text:p>
          </table:table-cell>
          <table:table-cell office:value-type="float" office:value="51772" calcext:value-type="float">
            <text:p>51772</text:p>
          </table:table-cell>
          <table:table-cell office:value-type="float" office:value="82.878494" calcext:value-type="float">
            <text:p>82.878494</text:p>
          </table:table-cell>
          <table:table-cell office:value-type="float" office:value="0.256519" calcext:value-type="float">
            <text:p>0.256519</text:p>
          </table:table-cell>
          <table:table-cell office:value-type="float" office:value="0.208141" calcext:value-type="float">
            <text:p>0.208141</text:p>
          </table:table-cell>
          <table:table-cell office:value-type="float" office:value="323.09" calcext:value-type="float">
            <text:p>323.0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3029" calcext:value-type="float">
            <text:p>13029</text:p>
          </table:table-cell>
          <table:table-cell office:value-type="float" office:value="13062190596" calcext:value-type="float">
            <text:p>13062190596</text:p>
          </table:table-cell>
          <table:table-cell office:value-type="float" office:value="9155856591" calcext:value-type="float">
            <text:p>9155856591</text:p>
          </table:table-cell>
          <table:table-cell office:value-type="float" office:value="72061" calcext:value-type="float">
            <text:p>72061</text:p>
          </table:table-cell>
          <table:table-cell office:value-type="float" office:value="1553743917" calcext:value-type="float">
            <text:p>1553743917</text:p>
          </table:table-cell>
          <table:table-cell office:value-type="float" office:value="5103373" calcext:value-type="float">
            <text:p>5103373</text:p>
          </table:table-cell>
          <table:table-cell office:value-type="float" office:value="4119951" calcext:value-type="float">
            <text:p>411995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649" calcext:value-type="float">
            <text:p>1.426649</text:p>
          </table:table-cell>
          <table:table-cell office:value-type="float" office:value="72061" calcext:value-type="float">
            <text:p>72061</text:p>
          </table:table-cell>
          <table:table-cell office:value-type="float" office:value="99.241127" calcext:value-type="float">
            <text:p>99.241127</text:p>
          </table:table-cell>
          <table:table-cell office:value-type="float" office:value="0.325964" calcext:value-type="float">
            <text:p>0.325964</text:p>
          </table:table-cell>
          <table:table-cell office:value-type="float" office:value="0.263151" calcext:value-type="float">
            <text:p>0.263151</text:p>
          </table:table-cell>
          <table:table-cell office:value-type="float" office:value="304.45" calcext:value-type="float">
            <text:p>304.4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3029" calcext:value-type="float">
            <text:p>13029</text:p>
          </table:table-cell>
          <table:table-cell office:value-type="float" office:value="10295508501" calcext:value-type="float">
            <text:p>10295508501</text:p>
          </table:table-cell>
          <table:table-cell office:value-type="float" office:value="6868993712" calcext:value-type="float">
            <text:p>6868993712</text:p>
          </table:table-cell>
          <table:table-cell office:value-type="float" office:value="50419" calcext:value-type="float">
            <text:p>50419</text:p>
          </table:table-cell>
          <table:table-cell office:value-type="float" office:value="1252283562" calcext:value-type="float">
            <text:p>1252283562</text:p>
          </table:table-cell>
          <table:table-cell office:value-type="float" office:value="3931375" calcext:value-type="float">
            <text:p>3931375</text:p>
          </table:table-cell>
          <table:table-cell office:value-type="float" office:value="3179185" calcext:value-type="float">
            <text:p>317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8838" calcext:value-type="float">
            <text:p>1.498838</text:p>
          </table:table-cell>
          <table:table-cell office:value-type="float" office:value="50419" calcext:value-type="float">
            <text:p>50419</text:p>
          </table:table-cell>
          <table:table-cell office:value-type="float" office:value="79.986176" calcext:value-type="float">
            <text:p>79.986176</text:p>
          </table:table-cell>
          <table:table-cell office:value-type="float" office:value="0.251106" calcext:value-type="float">
            <text:p>0.251106</text:p>
          </table:table-cell>
          <table:table-cell office:value-type="float" office:value="0.203062" calcext:value-type="float">
            <text:p>0.203062</text:p>
          </table:table-cell>
          <table:table-cell office:value-type="float" office:value="318.54" calcext:value-type="float">
            <text:p>318.5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3029" calcext:value-type="float">
            <text:p>13029</text:p>
          </table:table-cell>
          <table:table-cell office:value-type="float" office:value="13825526882" calcext:value-type="float">
            <text:p>13825526882</text:p>
          </table:table-cell>
          <table:table-cell office:value-type="float" office:value="9161631377" calcext:value-type="float">
            <text:p>9161631377</text:p>
          </table:table-cell>
          <table:table-cell office:value-type="float" office:value="74037" calcext:value-type="float">
            <text:p>74037</text:p>
          </table:table-cell>
          <table:table-cell office:value-type="float" office:value="1683584600" calcext:value-type="float">
            <text:p>1683584600</text:p>
          </table:table-cell>
          <table:table-cell office:value-type="float" office:value="5314187" calcext:value-type="float">
            <text:p>5314187</text:p>
          </table:table-cell>
          <table:table-cell office:value-type="float" office:value="4326764" calcext:value-type="float">
            <text:p>432676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9068" calcext:value-type="float">
            <text:p>1.509068</text:p>
          </table:table-cell>
          <table:table-cell office:value-type="float" office:value="74037" calcext:value-type="float">
            <text:p>74037</text:p>
          </table:table-cell>
          <table:table-cell office:value-type="float" office:value="107.534348" calcext:value-type="float">
            <text:p>107.534348</text:p>
          </table:table-cell>
          <table:table-cell office:value-type="float" office:value="0.339429" calcext:value-type="float">
            <text:p>0.339429</text:p>
          </table:table-cell>
          <table:table-cell office:value-type="float" office:value="0.27636" calcext:value-type="float">
            <text:p>0.27636</text:p>
          </table:table-cell>
          <table:table-cell office:value-type="float" office:value="316.81" calcext:value-type="float">
            <text:p>316.81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3029" calcext:value-type="float">
            <text:p>13029</text:p>
          </table:table-cell>
          <table:table-cell office:value-type="float" office:value="9922684930" calcext:value-type="float">
            <text:p>9922684930</text:p>
          </table:table-cell>
          <table:table-cell office:value-type="float" office:value="6870802398" calcext:value-type="float">
            <text:p>6870802398</text:p>
          </table:table-cell>
          <table:table-cell office:value-type="float" office:value="50040" calcext:value-type="float">
            <text:p>50040</text:p>
          </table:table-cell>
          <table:table-cell office:value-type="float" office:value="1188191889" calcext:value-type="float">
            <text:p>1188191889</text:p>
          </table:table-cell>
          <table:table-cell office:value-type="float" office:value="3767427" calcext:value-type="float">
            <text:p>3767427</text:p>
          </table:table-cell>
          <table:table-cell office:value-type="float" office:value="3100929" calcext:value-type="float">
            <text:p>310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4181" calcext:value-type="float">
            <text:p>1.444181</text:p>
          </table:table-cell>
          <table:table-cell office:value-type="float" office:value="50040" calcext:value-type="float">
            <text:p>50040</text:p>
          </table:table-cell>
          <table:table-cell office:value-type="float" office:value="75.892494" calcext:value-type="float">
            <text:p>75.892494</text:p>
          </table:table-cell>
          <table:table-cell office:value-type="float" office:value="0.240634" calcext:value-type="float">
            <text:p>0.240634</text:p>
          </table:table-cell>
          <table:table-cell office:value-type="float" office:value="0.198063" calcext:value-type="float">
            <text:p>0.198063</text:p>
          </table:table-cell>
          <table:table-cell office:value-type="float" office:value="315.39" calcext:value-type="float">
            <text:p>315.3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3029" calcext:value-type="float">
            <text:p>13029</text:p>
          </table:table-cell>
          <table:table-cell office:value-type="float" office:value="13208111527" calcext:value-type="float">
            <text:p>13208111527</text:p>
          </table:table-cell>
          <table:table-cell office:value-type="float" office:value="9160388128" calcext:value-type="float">
            <text:p>9160388128</text:p>
          </table:table-cell>
          <table:table-cell office:value-type="float" office:value="75848" calcext:value-type="float">
            <text:p>75848</text:p>
          </table:table-cell>
          <table:table-cell office:value-type="float" office:value="1577584437" calcext:value-type="float">
            <text:p>1577584437</text:p>
          </table:table-cell>
          <table:table-cell office:value-type="float" office:value="5171707" calcext:value-type="float">
            <text:p>5171707</text:p>
          </table:table-cell>
          <table:table-cell office:value-type="float" office:value="4111622" calcext:value-type="float">
            <text:p>41116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1872" calcext:value-type="float">
            <text:p>1.441872</text:p>
          </table:table-cell>
          <table:table-cell office:value-type="float" office:value="75848" calcext:value-type="float">
            <text:p>75848</text:p>
          </table:table-cell>
          <table:table-cell office:value-type="float" office:value="100.76387" calcext:value-type="float">
            <text:p>100.76387</text:p>
          </table:table-cell>
          <table:table-cell office:value-type="float" office:value="0.330329" calcext:value-type="float">
            <text:p>0.330329</text:p>
          </table:table-cell>
          <table:table-cell office:value-type="float" office:value="0.262619" calcext:value-type="float">
            <text:p>0.262619</text:p>
          </table:table-cell>
          <table:table-cell office:value-type="float" office:value="305.04" calcext:value-type="float">
            <text:p>305.0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3028" calcext:value-type="float">
            <text:p>13028</text:p>
          </table:table-cell>
          <table:table-cell office:value-type="float" office:value="9523861759" calcext:value-type="float">
            <text:p>9523861759</text:p>
          </table:table-cell>
          <table:table-cell office:value-type="float" office:value="6873540358" calcext:value-type="float">
            <text:p>6873540358</text:p>
          </table:table-cell>
          <table:table-cell office:value-type="float" office:value="48480" calcext:value-type="float">
            <text:p>48480</text:p>
          </table:table-cell>
          <table:table-cell office:value-type="float" office:value="1121243066" calcext:value-type="float">
            <text:p>1121243066</text:p>
          </table:table-cell>
          <table:table-cell office:value-type="float" office:value="3599749" calcext:value-type="float">
            <text:p>3599749</text:p>
          </table:table-cell>
          <table:table-cell office:value-type="float" office:value="2974306" calcext:value-type="float">
            <text:p>297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5583" calcext:value-type="float">
            <text:p>1.385583</text:p>
          </table:table-cell>
          <table:table-cell office:value-type="float" office:value="48480" calcext:value-type="float">
            <text:p>48480</text:p>
          </table:table-cell>
          <table:table-cell office:value-type="float" office:value="71.616318" calcext:value-type="float">
            <text:p>71.616318</text:p>
          </table:table-cell>
          <table:table-cell office:value-type="float" office:value="0.229924" calcext:value-type="float">
            <text:p>0.229924</text:p>
          </table:table-cell>
          <table:table-cell office:value-type="float" office:value="0.189976" calcext:value-type="float">
            <text:p>0.189976</text:p>
          </table:table-cell>
          <table:table-cell office:value-type="float" office:value="311.48" calcext:value-type="float">
            <text:p>311.4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3029" calcext:value-type="float">
            <text:p>13029</text:p>
          </table:table-cell>
          <table:table-cell office:value-type="float" office:value="13196738389" calcext:value-type="float">
            <text:p>13196738389</text:p>
          </table:table-cell>
          <table:table-cell office:value-type="float" office:value="9160786959" calcext:value-type="float">
            <text:p>9160786959</text:p>
          </table:table-cell>
          <table:table-cell office:value-type="float" office:value="68848" calcext:value-type="float">
            <text:p>68848</text:p>
          </table:table-cell>
          <table:table-cell office:value-type="float" office:value="1576285816" calcext:value-type="float">
            <text:p>1576285816</text:p>
          </table:table-cell>
          <table:table-cell office:value-type="float" office:value="5240693" calcext:value-type="float">
            <text:p>5240693</text:p>
          </table:table-cell>
          <table:table-cell office:value-type="float" office:value="4120229" calcext:value-type="float">
            <text:p>41202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0568" calcext:value-type="float">
            <text:p>1.440568</text:p>
          </table:table-cell>
          <table:table-cell office:value-type="float" office:value="68848" calcext:value-type="float">
            <text:p>68848</text:p>
          </table:table-cell>
          <table:table-cell office:value-type="float" office:value="100.580551" calcext:value-type="float">
            <text:p>100.580551</text:p>
          </table:table-cell>
          <table:table-cell office:value-type="float" office:value="0.334401" calcext:value-type="float">
            <text:p>0.334401</text:p>
          </table:table-cell>
          <table:table-cell office:value-type="float" office:value="0.262906" calcext:value-type="float">
            <text:p>0.262906</text:p>
          </table:table-cell>
          <table:table-cell office:value-type="float" office:value="300.78" calcext:value-type="float">
            <text:p>300.7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3030" calcext:value-type="float">
            <text:p>13030</text:p>
          </table:table-cell>
          <table:table-cell office:value-type="float" office:value="9918554459" calcext:value-type="float">
            <text:p>9918554459</text:p>
          </table:table-cell>
          <table:table-cell office:value-type="float" office:value="6865104407" calcext:value-type="float">
            <text:p>6865104407</text:p>
          </table:table-cell>
          <table:table-cell office:value-type="float" office:value="51152" calcext:value-type="float">
            <text:p>51152</text:p>
          </table:table-cell>
          <table:table-cell office:value-type="float" office:value="1185731882" calcext:value-type="float">
            <text:p>1185731882</text:p>
          </table:table-cell>
          <table:table-cell office:value-type="float" office:value="4170689" calcext:value-type="float">
            <text:p>4170689</text:p>
          </table:table-cell>
          <table:table-cell office:value-type="float" office:value="3311853" calcext:value-type="float">
            <text:p>331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4778" calcext:value-type="float">
            <text:p>1.444778</text:p>
          </table:table-cell>
          <table:table-cell office:value-type="float" office:value="51152" calcext:value-type="float">
            <text:p>51152</text:p>
          </table:table-cell>
          <table:table-cell office:value-type="float" office:value="75.735367" calcext:value-type="float">
            <text:p>75.735367</text:p>
          </table:table-cell>
          <table:table-cell office:value-type="float" office:value="0.266391" calcext:value-type="float">
            <text:p>0.266391</text:p>
          </table:table-cell>
          <table:table-cell office:value-type="float" office:value="0.211536" calcext:value-type="float">
            <text:p>0.211536</text:p>
          </table:table-cell>
          <table:table-cell office:value-type="float" office:value="284.3" calcext:value-type="float">
            <text:p>284.3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4032" calcext:value-type="float">
            <text:p>14032</text:p>
          </table:table-cell>
          <table:table-cell office:value-type="float" office:value="13443515953" calcext:value-type="float">
            <text:p>13443515953</text:p>
          </table:table-cell>
          <table:table-cell office:value-type="float" office:value="9160494222" calcext:value-type="float">
            <text:p>9160494222</text:p>
          </table:table-cell>
          <table:table-cell office:value-type="float" office:value="73451" calcext:value-type="float">
            <text:p>73451</text:p>
          </table:table-cell>
          <table:table-cell office:value-type="float" office:value="1617960819" calcext:value-type="float">
            <text:p>1617960819</text:p>
          </table:table-cell>
          <table:table-cell office:value-type="float" office:value="5239011" calcext:value-type="float">
            <text:p>5239011</text:p>
          </table:table-cell>
          <table:table-cell office:value-type="float" office:value="4208428" calcext:value-type="float">
            <text:p>420842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7554" calcext:value-type="float">
            <text:p>1.467554</text:p>
          </table:table-cell>
          <table:table-cell office:value-type="float" office:value="73451" calcext:value-type="float">
            <text:p>73451</text:p>
          </table:table-cell>
          <table:table-cell office:value-type="float" office:value="103.239777" calcext:value-type="float">
            <text:p>103.239777</text:p>
          </table:table-cell>
          <table:table-cell office:value-type="float" office:value="0.334294" calcext:value-type="float">
            <text:p>0.334294</text:p>
          </table:table-cell>
          <table:table-cell office:value-type="float" office:value="0.268534" calcext:value-type="float">
            <text:p>0.268534</text:p>
          </table:table-cell>
          <table:table-cell office:value-type="float" office:value="308.83" calcext:value-type="float">
            <text:p>308.8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4032" calcext:value-type="float">
            <text:p>14032</text:p>
          </table:table-cell>
          <table:table-cell office:value-type="float" office:value="9905905486" calcext:value-type="float">
            <text:p>9905905486</text:p>
          </table:table-cell>
          <table:table-cell office:value-type="float" office:value="6873345225" calcext:value-type="float">
            <text:p>6873345225</text:p>
          </table:table-cell>
          <table:table-cell office:value-type="float" office:value="49005" calcext:value-type="float">
            <text:p>49005</text:p>
          </table:table-cell>
          <table:table-cell office:value-type="float" office:value="1186066535" calcext:value-type="float">
            <text:p>1186066535</text:p>
          </table:table-cell>
          <table:table-cell office:value-type="float" office:value="3799414" calcext:value-type="float">
            <text:p>3799414</text:p>
          </table:table-cell>
          <table:table-cell office:value-type="float" office:value="3053987" calcext:value-type="float">
            <text:p>3053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1206" calcext:value-type="float">
            <text:p>1.441206</text:p>
          </table:table-cell>
          <table:table-cell office:value-type="float" office:value="49005" calcext:value-type="float">
            <text:p>49005</text:p>
          </table:table-cell>
          <table:table-cell office:value-type="float" office:value="75.681213" calcext:value-type="float">
            <text:p>75.681213</text:p>
          </table:table-cell>
          <table:table-cell office:value-type="float" office:value="0.242435" calcext:value-type="float">
            <text:p>0.242435</text:p>
          </table:table-cell>
          <table:table-cell office:value-type="float" office:value="0.194871" calcext:value-type="float">
            <text:p>0.194871</text:p>
          </table:table-cell>
          <table:table-cell office:value-type="float" office:value="312.17" calcext:value-type="float">
            <text:p>312.1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4031" calcext:value-type="float">
            <text:p>14031</text:p>
          </table:table-cell>
          <table:table-cell office:value-type="float" office:value="12753827910" calcext:value-type="float">
            <text:p>12753827910</text:p>
          </table:table-cell>
          <table:table-cell office:value-type="float" office:value="9168973632" calcext:value-type="float">
            <text:p>9168973632</text:p>
          </table:table-cell>
          <table:table-cell office:value-type="float" office:value="64214" calcext:value-type="float">
            <text:p>64214</text:p>
          </table:table-cell>
          <table:table-cell office:value-type="float" office:value="1504747757" calcext:value-type="float">
            <text:p>1504747757</text:p>
          </table:table-cell>
          <table:table-cell office:value-type="float" office:value="4618303" calcext:value-type="float">
            <text:p>4618303</text:p>
          </table:table-cell>
          <table:table-cell office:value-type="float" office:value="3777836" calcext:value-type="float">
            <text:p>37778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0977" calcext:value-type="float">
            <text:p>1.390977</text:p>
          </table:table-cell>
          <table:table-cell office:value-type="float" office:value="64214" calcext:value-type="float">
            <text:p>64214</text:p>
          </table:table-cell>
          <table:table-cell office:value-type="float" office:value="96.111633" calcext:value-type="float">
            <text:p>96.111633</text:p>
          </table:table-cell>
          <table:table-cell office:value-type="float" office:value="0.294981" calcext:value-type="float">
            <text:p>0.294981</text:p>
          </table:table-cell>
          <table:table-cell office:value-type="float" office:value="0.241299" calcext:value-type="float">
            <text:p>0.241299</text:p>
          </table:table-cell>
          <table:table-cell office:value-type="float" office:value="325.82" calcext:value-type="float">
            <text:p>325.8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4031" calcext:value-type="float">
            <text:p>14031</text:p>
          </table:table-cell>
          <table:table-cell office:value-type="float" office:value="10492358476" calcext:value-type="float">
            <text:p>10492358476</text:p>
          </table:table-cell>
          <table:table-cell office:value-type="float" office:value="6873285773" calcext:value-type="float">
            <text:p>6873285773</text:p>
          </table:table-cell>
          <table:table-cell office:value-type="float" office:value="49763" calcext:value-type="float">
            <text:p>49763</text:p>
          </table:table-cell>
          <table:table-cell office:value-type="float" office:value="1285331273" calcext:value-type="float">
            <text:p>1285331273</text:p>
          </table:table-cell>
          <table:table-cell office:value-type="float" office:value="3947557" calcext:value-type="float">
            <text:p>3947557</text:p>
          </table:table-cell>
          <table:table-cell office:value-type="float" office:value="3243683" calcext:value-type="float">
            <text:p>3243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26542" calcext:value-type="float">
            <text:p>1.526542</text:p>
          </table:table-cell>
          <table:table-cell office:value-type="float" office:value="49763" calcext:value-type="float">
            <text:p>49763</text:p>
          </table:table-cell>
          <table:table-cell office:value-type="float" office:value="82.097008" calcext:value-type="float">
            <text:p>82.097008</text:p>
          </table:table-cell>
          <table:table-cell office:value-type="float" office:value="0.252139" calcext:value-type="float">
            <text:p>0.252139</text:p>
          </table:table-cell>
          <table:table-cell office:value-type="float" office:value="0.207181" calcext:value-type="float">
            <text:p>0.207181</text:p>
          </table:table-cell>
          <table:table-cell office:value-type="float" office:value="325.6" calcext:value-type="float">
            <text:p>325.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4031" calcext:value-type="float">
            <text:p>14031</text:p>
          </table:table-cell>
          <table:table-cell office:value-type="float" office:value="13254879674" calcext:value-type="float">
            <text:p>13254879674</text:p>
          </table:table-cell>
          <table:table-cell office:value-type="float" office:value="9160338334" calcext:value-type="float">
            <text:p>9160338334</text:p>
          </table:table-cell>
          <table:table-cell office:value-type="float" office:value="77173" calcext:value-type="float">
            <text:p>77173</text:p>
          </table:table-cell>
          <table:table-cell office:value-type="float" office:value="1585460308" calcext:value-type="float">
            <text:p>1585460308</text:p>
          </table:table-cell>
          <table:table-cell office:value-type="float" office:value="5191195" calcext:value-type="float">
            <text:p>5191195</text:p>
          </table:table-cell>
          <table:table-cell office:value-type="float" office:value="4157890" calcext:value-type="float">
            <text:p>41578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6986" calcext:value-type="float">
            <text:p>1.446986</text:p>
          </table:table-cell>
          <table:table-cell office:value-type="float" office:value="77173" calcext:value-type="float">
            <text:p>77173</text:p>
          </table:table-cell>
          <table:table-cell office:value-type="float" office:value="101.26693" calcext:value-type="float">
            <text:p>101.26693</text:p>
          </table:table-cell>
          <table:table-cell office:value-type="float" office:value="0.331573" calcext:value-type="float">
            <text:p>0.331573</text:p>
          </table:table-cell>
          <table:table-cell office:value-type="float" office:value="0.265574" calcext:value-type="float">
            <text:p>0.265574</text:p>
          </table:table-cell>
          <table:table-cell office:value-type="float" office:value="305.41" calcext:value-type="float">
            <text:p>305.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4030" calcext:value-type="float">
            <text:p>14030</text:p>
          </table:table-cell>
          <table:table-cell office:value-type="float" office:value="9532585137" calcext:value-type="float">
            <text:p>9532585137</text:p>
          </table:table-cell>
          <table:table-cell office:value-type="float" office:value="6870722835" calcext:value-type="float">
            <text:p>6870722835</text:p>
          </table:table-cell>
          <table:table-cell office:value-type="float" office:value="48466" calcext:value-type="float">
            <text:p>48466</text:p>
          </table:table-cell>
          <table:table-cell office:value-type="float" office:value="1120600603" calcext:value-type="float">
            <text:p>1120600603</text:p>
          </table:table-cell>
          <table:table-cell office:value-type="float" office:value="3826309" calcext:value-type="float">
            <text:p>3826309</text:p>
          </table:table-cell>
          <table:table-cell office:value-type="float" office:value="3229104" calcext:value-type="float">
            <text:p>322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421" calcext:value-type="float">
            <text:p>1.387421</text:p>
          </table:table-cell>
          <table:table-cell office:value-type="float" office:value="48466" calcext:value-type="float">
            <text:p>48466</text:p>
          </table:table-cell>
          <table:table-cell office:value-type="float" office:value="71.575287" calcext:value-type="float">
            <text:p>71.575287</text:p>
          </table:table-cell>
          <table:table-cell office:value-type="float" office:value="0.244395" calcext:value-type="float">
            <text:p>0.24439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292.87" calcext:value-type="float">
            <text:p>292.8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4031" calcext:value-type="float">
            <text:p>14031</text:p>
          </table:table-cell>
          <table:table-cell office:value-type="float" office:value="13824933877" calcext:value-type="float">
            <text:p>13824933877</text:p>
          </table:table-cell>
          <table:table-cell office:value-type="float" office:value="9160825174" calcext:value-type="float">
            <text:p>9160825174</text:p>
          </table:table-cell>
          <table:table-cell office:value-type="float" office:value="71440" calcext:value-type="float">
            <text:p>71440</text:p>
          </table:table-cell>
          <table:table-cell office:value-type="float" office:value="1682578355" calcext:value-type="float">
            <text:p>1682578355</text:p>
          </table:table-cell>
          <table:table-cell office:value-type="float" office:value="5445341" calcext:value-type="float">
            <text:p>5445341</text:p>
          </table:table-cell>
          <table:table-cell office:value-type="float" office:value="4304880" calcext:value-type="float">
            <text:p>43048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9136" calcext:value-type="float">
            <text:p>1.509136</text:p>
          </table:table-cell>
          <table:table-cell office:value-type="float" office:value="71440" calcext:value-type="float">
            <text:p>71440</text:p>
          </table:table-cell>
          <table:table-cell office:value-type="float" office:value="107.47007" calcext:value-type="float">
            <text:p>107.47007</text:p>
          </table:table-cell>
          <table:table-cell office:value-type="float" office:value="0.347806" calcext:value-type="float">
            <text:p>0.347806</text:p>
          </table:table-cell>
          <table:table-cell office:value-type="float" office:value="0.274962" calcext:value-type="float">
            <text:p>0.274962</text:p>
          </table:table-cell>
          <table:table-cell office:value-type="float" office:value="308.99" calcext:value-type="float">
            <text:p>308.99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4032" calcext:value-type="float">
            <text:p>14032</text:p>
          </table:table-cell>
          <table:table-cell office:value-type="float" office:value="10346093755" calcext:value-type="float">
            <text:p>10346093755</text:p>
          </table:table-cell>
          <table:table-cell office:value-type="float" office:value="6871310230" calcext:value-type="float">
            <text:p>6871310230</text:p>
          </table:table-cell>
          <table:table-cell office:value-type="float" office:value="51271" calcext:value-type="float">
            <text:p>51271</text:p>
          </table:table-cell>
          <table:table-cell office:value-type="float" office:value="1260923493" calcext:value-type="float">
            <text:p>1260923493</text:p>
          </table:table-cell>
          <table:table-cell office:value-type="float" office:value="3932792" calcext:value-type="float">
            <text:p>3932792</text:p>
          </table:table-cell>
          <table:table-cell office:value-type="float" office:value="3194725" calcext:value-type="float">
            <text:p>319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5694" calcext:value-type="float">
            <text:p>1.505694</text:p>
          </table:table-cell>
          <table:table-cell office:value-type="float" office:value="51271" calcext:value-type="float">
            <text:p>51271</text:p>
          </table:table-cell>
          <table:table-cell office:value-type="float" office:value="80.538033" calcext:value-type="float">
            <text:p>80.538033</text:p>
          </table:table-cell>
          <table:table-cell office:value-type="float" office:value="0.251196" calcext:value-type="float">
            <text:p>0.251196</text:p>
          </table:table-cell>
          <table:table-cell office:value-type="float" office:value="0.204054" calcext:value-type="float">
            <text:p>0.204054</text:p>
          </table:table-cell>
          <table:table-cell office:value-type="float" office:value="320.62" calcext:value-type="float">
            <text:p>320.6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5034" calcext:value-type="float">
            <text:p>15034</text:p>
          </table:table-cell>
          <table:table-cell office:value-type="float" office:value="13292358249" calcext:value-type="float">
            <text:p>13292358249</text:p>
          </table:table-cell>
          <table:table-cell office:value-type="float" office:value="9166997870" calcext:value-type="float">
            <text:p>9166997870</text:p>
          </table:table-cell>
          <table:table-cell office:value-type="float" office:value="68575" calcext:value-type="float">
            <text:p>68575</text:p>
          </table:table-cell>
          <table:table-cell office:value-type="float" office:value="1595178933" calcext:value-type="float">
            <text:p>1595178933</text:p>
          </table:table-cell>
          <table:table-cell office:value-type="float" office:value="4855577" calcext:value-type="float">
            <text:p>4855577</text:p>
          </table:table-cell>
          <table:table-cell office:value-type="float" office:value="3949333" calcext:value-type="float">
            <text:p>39493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0023" calcext:value-type="float">
            <text:p>1.450023</text:p>
          </table:table-cell>
          <table:table-cell office:value-type="float" office:value="68575" calcext:value-type="float">
            <text:p>68575</text:p>
          </table:table-cell>
          <table:table-cell office:value-type="float" office:value="101.887672" calcext:value-type="float">
            <text:p>101.887672</text:p>
          </table:table-cell>
          <table:table-cell office:value-type="float" office:value="0.310137" calcext:value-type="float">
            <text:p>0.310137</text:p>
          </table:table-cell>
          <table:table-cell office:value-type="float" office:value="0.252253" calcext:value-type="float">
            <text:p>0.252253</text:p>
          </table:table-cell>
          <table:table-cell office:value-type="float" office:value="328.53" calcext:value-type="float">
            <text:p>328.5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5034" calcext:value-type="float">
            <text:p>15034</text:p>
          </table:table-cell>
          <table:table-cell office:value-type="float" office:value="9215495981" calcext:value-type="float">
            <text:p>9215495981</text:p>
          </table:table-cell>
          <table:table-cell office:value-type="float" office:value="6874673225" calcext:value-type="float">
            <text:p>6874673225</text:p>
          </table:table-cell>
          <table:table-cell office:value-type="float" office:value="46579" calcext:value-type="float">
            <text:p>46579</text:p>
          </table:table-cell>
          <table:table-cell office:value-type="float" office:value="1068976496" calcext:value-type="float">
            <text:p>1068976496</text:p>
          </table:table-cell>
          <table:table-cell office:value-type="float" office:value="3424945" calcext:value-type="float">
            <text:p>3424945</text:p>
          </table:table-cell>
          <table:table-cell office:value-type="float" office:value="2874038" calcext:value-type="float">
            <text:p>287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05" calcext:value-type="float">
            <text:p>1.3405</text:p>
          </table:table-cell>
          <table:table-cell office:value-type="float" office:value="46579" calcext:value-type="float">
            <text:p>46579</text:p>
          </table:table-cell>
          <table:table-cell office:value-type="float" office:value="68.277939" calcext:value-type="float">
            <text:p>68.277939</text:p>
          </table:table-cell>
          <table:table-cell office:value-type="float" office:value="0.218759" calcext:value-type="float">
            <text:p>0.218759</text:p>
          </table:table-cell>
          <table:table-cell office:value-type="float" office:value="0.183571" calcext:value-type="float">
            <text:p>0.183571</text:p>
          </table:table-cell>
          <table:table-cell office:value-type="float" office:value="312.11" calcext:value-type="float">
            <text:p>312.1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5033" calcext:value-type="float">
            <text:p>15033</text:p>
          </table:table-cell>
          <table:table-cell office:value-type="float" office:value="13655601226" calcext:value-type="float">
            <text:p>13655601226</text:p>
          </table:table-cell>
          <table:table-cell office:value-type="float" office:value="9162434599" calcext:value-type="float">
            <text:p>9162434599</text:p>
          </table:table-cell>
          <table:table-cell office:value-type="float" office:value="72907" calcext:value-type="float">
            <text:p>72907</text:p>
          </table:table-cell>
          <table:table-cell office:value-type="float" office:value="1654813183" calcext:value-type="float">
            <text:p>1654813183</text:p>
          </table:table-cell>
          <table:table-cell office:value-type="float" office:value="5248775" calcext:value-type="float">
            <text:p>5248775</text:p>
          </table:table-cell>
          <table:table-cell office:value-type="float" office:value="4275031" calcext:value-type="float">
            <text:p>42750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039" calcext:value-type="float">
            <text:p>1.49039</text:p>
          </table:table-cell>
          <table:table-cell office:value-type="float" office:value="72907" calcext:value-type="float">
            <text:p>72907</text:p>
          </table:table-cell>
          <table:table-cell office:value-type="float" office:value="105.696648" calcext:value-type="float">
            <text:p>105.696648</text:p>
          </table:table-cell>
          <table:table-cell office:value-type="float" office:value="0.335251" calcext:value-type="float">
            <text:p>0.335251</text:p>
          </table:table-cell>
          <table:table-cell office:value-type="float" office:value="0.273056" calcext:value-type="float">
            <text:p>0.273056</text:p>
          </table:table-cell>
          <table:table-cell office:value-type="float" office:value="315.28" calcext:value-type="float">
            <text:p>315.2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5033" calcext:value-type="float">
            <text:p>15033</text:p>
          </table:table-cell>
          <table:table-cell office:value-type="float" office:value="9655151106" calcext:value-type="float">
            <text:p>9655151106</text:p>
          </table:table-cell>
          <table:table-cell office:value-type="float" office:value="6872724614" calcext:value-type="float">
            <text:p>6872724614</text:p>
          </table:table-cell>
          <table:table-cell office:value-type="float" office:value="47200" calcext:value-type="float">
            <text:p>47200</text:p>
          </table:table-cell>
          <table:table-cell office:value-type="float" office:value="1143634180" calcext:value-type="float">
            <text:p>1143634180</text:p>
          </table:table-cell>
          <table:table-cell office:value-type="float" office:value="3701803" calcext:value-type="float">
            <text:p>3701803</text:p>
          </table:table-cell>
          <table:table-cell office:value-type="float" office:value="2982800" calcext:value-type="float">
            <text:p>298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4851" calcext:value-type="float">
            <text:p>1.404851</text:p>
          </table:table-cell>
          <table:table-cell office:value-type="float" office:value="47200" calcext:value-type="float">
            <text:p>47200</text:p>
          </table:table-cell>
          <table:table-cell office:value-type="float" office:value="73.046494" calcext:value-type="float">
            <text:p>73.046494</text:p>
          </table:table-cell>
          <table:table-cell office:value-type="float" office:value="0.236443" calcext:value-type="float">
            <text:p>0.236443</text:p>
          </table:table-cell>
          <table:table-cell office:value-type="float" office:value="0.190518" calcext:value-type="float">
            <text:p>0.190518</text:p>
          </table:table-cell>
          <table:table-cell office:value-type="float" office:value="308.94" calcext:value-type="float">
            <text:p>308.9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5033" calcext:value-type="float">
            <text:p>15033</text:p>
          </table:table-cell>
          <table:table-cell office:value-type="float" office:value="13655506583" calcext:value-type="float">
            <text:p>13655506583</text:p>
          </table:table-cell>
          <table:table-cell office:value-type="float" office:value="9166648728" calcext:value-type="float">
            <text:p>9166648728</text:p>
          </table:table-cell>
          <table:table-cell office:value-type="float" office:value="77514" calcext:value-type="float">
            <text:p>77514</text:p>
          </table:table-cell>
          <table:table-cell office:value-type="float" office:value="1655646520" calcext:value-type="float">
            <text:p>1655646520</text:p>
          </table:table-cell>
          <table:table-cell office:value-type="float" office:value="5097367" calcext:value-type="float">
            <text:p>5097367</text:p>
          </table:table-cell>
          <table:table-cell office:value-type="float" office:value="4161203" calcext:value-type="float">
            <text:p>41612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9695" calcext:value-type="float">
            <text:p>1.489695</text:p>
          </table:table-cell>
          <table:table-cell office:value-type="float" office:value="77514" calcext:value-type="float">
            <text:p>77514</text:p>
          </table:table-cell>
          <table:table-cell office:value-type="float" office:value="105.74987" calcext:value-type="float">
            <text:p>105.74987</text:p>
          </table:table-cell>
          <table:table-cell office:value-type="float" office:value="0.32558" calcext:value-type="float">
            <text:p>0.32558</text:p>
          </table:table-cell>
          <table:table-cell office:value-type="float" office:value="0.265785" calcext:value-type="float">
            <text:p>0.265785</text:p>
          </table:table-cell>
          <table:table-cell office:value-type="float" office:value="324.8" calcext:value-type="float">
            <text:p>324.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5032" calcext:value-type="float">
            <text:p>15032</text:p>
          </table:table-cell>
          <table:table-cell office:value-type="float" office:value="9989606325" calcext:value-type="float">
            <text:p>9989606325</text:p>
          </table:table-cell>
          <table:table-cell office:value-type="float" office:value="6871929468" calcext:value-type="float">
            <text:p>6871929468</text:p>
          </table:table-cell>
          <table:table-cell office:value-type="float" office:value="52733" calcext:value-type="float">
            <text:p>52733</text:p>
          </table:table-cell>
          <table:table-cell office:value-type="float" office:value="1199398130" calcext:value-type="float">
            <text:p>1199398130</text:p>
          </table:table-cell>
          <table:table-cell office:value-type="float" office:value="3759295" calcext:value-type="float">
            <text:p>3759295</text:p>
          </table:table-cell>
          <table:table-cell office:value-type="float" office:value="3098115" calcext:value-type="float">
            <text:p>3098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3683" calcext:value-type="float">
            <text:p>1.453683</text:p>
          </table:table-cell>
          <table:table-cell office:value-type="float" office:value="52733" calcext:value-type="float">
            <text:p>52733</text:p>
          </table:table-cell>
          <table:table-cell office:value-type="float" office:value="76.608261" calcext:value-type="float">
            <text:p>76.608261</text:p>
          </table:table-cell>
          <table:table-cell office:value-type="float" office:value="0.240115" calcext:value-type="float">
            <text:p>0.240115</text:p>
          </table:table-cell>
          <table:table-cell office:value-type="float" office:value="0.197884" calcext:value-type="float">
            <text:p>0.197884</text:p>
          </table:table-cell>
          <table:table-cell office:value-type="float" office:value="319.05" calcext:value-type="float">
            <text:p>319.0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5033" calcext:value-type="float">
            <text:p>15033</text:p>
          </table:table-cell>
          <table:table-cell office:value-type="float" office:value="12868751199" calcext:value-type="float">
            <text:p>12868751199</text:p>
          </table:table-cell>
          <table:table-cell office:value-type="float" office:value="9167736837" calcext:value-type="float">
            <text:p>9167736837</text:p>
          </table:table-cell>
          <table:table-cell office:value-type="float" office:value="63214" calcext:value-type="float">
            <text:p>63214</text:p>
          </table:table-cell>
          <table:table-cell office:value-type="float" office:value="1522925472" calcext:value-type="float">
            <text:p>1522925472</text:p>
          </table:table-cell>
          <table:table-cell office:value-type="float" office:value="4900298" calcext:value-type="float">
            <text:p>4900298</text:p>
          </table:table-cell>
          <table:table-cell office:value-type="float" office:value="3955056" calcext:value-type="float">
            <text:p>39550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37" calcext:value-type="float">
            <text:p>1.4037</text:p>
          </table:table-cell>
          <table:table-cell office:value-type="float" office:value="63214" calcext:value-type="float">
            <text:p>63214</text:p>
          </table:table-cell>
          <table:table-cell office:value-type="float" office:value="97.272682" calcext:value-type="float">
            <text:p>97.272682</text:p>
          </table:table-cell>
          <table:table-cell office:value-type="float" office:value="0.312993" calcext:value-type="float">
            <text:p>0.312993</text:p>
          </table:table-cell>
          <table:table-cell office:value-type="float" office:value="0.252618" calcext:value-type="float">
            <text:p>0.252618</text:p>
          </table:table-cell>
          <table:table-cell office:value-type="float" office:value="310.78" calcext:value-type="float">
            <text:p>310.7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5034" calcext:value-type="float">
            <text:p>15034</text:p>
          </table:table-cell>
          <table:table-cell office:value-type="float" office:value="9887506885" calcext:value-type="float">
            <text:p>9887506885</text:p>
          </table:table-cell>
          <table:table-cell office:value-type="float" office:value="6872127493" calcext:value-type="float">
            <text:p>6872127493</text:p>
          </table:table-cell>
          <table:table-cell office:value-type="float" office:value="46001" calcext:value-type="float">
            <text:p>46001</text:p>
          </table:table-cell>
          <table:table-cell office:value-type="float" office:value="1183090665" calcext:value-type="float">
            <text:p>1183090665</text:p>
          </table:table-cell>
          <table:table-cell office:value-type="float" office:value="3720448" calcext:value-type="float">
            <text:p>3720448</text:p>
          </table:table-cell>
          <table:table-cell office:value-type="float" office:value="3058306" calcext:value-type="float">
            <text:p>305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8784" calcext:value-type="float">
            <text:p>1.438784</text:p>
          </table:table-cell>
          <table:table-cell office:value-type="float" office:value="46001" calcext:value-type="float">
            <text:p>46001</text:p>
          </table:table-cell>
          <table:table-cell office:value-type="float" office:value="75.566673" calcext:value-type="float">
            <text:p>75.566673</text:p>
          </table:table-cell>
          <table:table-cell office:value-type="float" office:value="0.237633" calcext:value-type="float">
            <text:p>0.237633</text:p>
          </table:table-cell>
          <table:table-cell office:value-type="float" office:value="0.195341" calcext:value-type="float">
            <text:p>0.195341</text:p>
          </table:table-cell>
          <table:table-cell office:value-type="float" office:value="318" calcext:value-type="float">
            <text:p>31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6036" calcext:value-type="float">
            <text:p>16036</text:p>
          </table:table-cell>
          <table:table-cell office:value-type="float" office:value="13586867742" calcext:value-type="float">
            <text:p>13586867742</text:p>
          </table:table-cell>
          <table:table-cell office:value-type="float" office:value="9160482189" calcext:value-type="float">
            <text:p>9160482189</text:p>
          </table:table-cell>
          <table:table-cell office:value-type="float" office:value="73982" calcext:value-type="float">
            <text:p>73982</text:p>
          </table:table-cell>
          <table:table-cell office:value-type="float" office:value="1642272734" calcext:value-type="float">
            <text:p>1642272734</text:p>
          </table:table-cell>
          <table:table-cell office:value-type="float" office:value="5281735" calcext:value-type="float">
            <text:p>5281735</text:p>
          </table:table-cell>
          <table:table-cell office:value-type="float" office:value="4211338" calcext:value-type="float">
            <text:p>42113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3205" calcext:value-type="float">
            <text:p>1.483205</text:p>
          </table:table-cell>
          <table:table-cell office:value-type="float" office:value="73982" calcext:value-type="float">
            <text:p>73982</text:p>
          </table:table-cell>
          <table:table-cell office:value-type="float" office:value="104.895668" calcext:value-type="float">
            <text:p>104.895668</text:p>
          </table:table-cell>
          <table:table-cell office:value-type="float" office:value="0.337356" calcext:value-type="float">
            <text:p>0.337356</text:p>
          </table:table-cell>
          <table:table-cell office:value-type="float" office:value="0.268988" calcext:value-type="float">
            <text:p>0.268988</text:p>
          </table:table-cell>
          <table:table-cell office:value-type="float" office:value="310.93" calcext:value-type="float">
            <text:p>310.9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6036" calcext:value-type="float">
            <text:p>16036</text:p>
          </table:table-cell>
          <table:table-cell office:value-type="float" office:value="10030553734" calcext:value-type="float">
            <text:p>10030553734</text:p>
          </table:table-cell>
          <table:table-cell office:value-type="float" office:value="6869012208" calcext:value-type="float">
            <text:p>6869012208</text:p>
          </table:table-cell>
          <table:table-cell office:value-type="float" office:value="49232" calcext:value-type="float">
            <text:p>49232</text:p>
          </table:table-cell>
          <table:table-cell office:value-type="float" office:value="1204870636" calcext:value-type="float">
            <text:p>1204870636</text:p>
          </table:table-cell>
          <table:table-cell office:value-type="float" office:value="4131596" calcext:value-type="float">
            <text:p>4131596</text:p>
          </table:table-cell>
          <table:table-cell office:value-type="float" office:value="3345813" calcext:value-type="float">
            <text:p>334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0262" calcext:value-type="float">
            <text:p>1.460262</text:p>
          </table:table-cell>
          <table:table-cell office:value-type="float" office:value="49232" calcext:value-type="float">
            <text:p>49232</text:p>
          </table:table-cell>
          <table:table-cell office:value-type="float" office:value="76.957809" calcext:value-type="float">
            <text:p>76.957809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0.213705" calcext:value-type="float">
            <text:p>0.213705</text:p>
          </table:table-cell>
          <table:table-cell office:value-type="float" office:value="291.62" calcext:value-type="float">
            <text:p>291.6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6035" calcext:value-type="float">
            <text:p>16035</text:p>
          </table:table-cell>
          <table:table-cell office:value-type="float" office:value="13070104041" calcext:value-type="float">
            <text:p>13070104041</text:p>
          </table:table-cell>
          <table:table-cell office:value-type="float" office:value="9161486302" calcext:value-type="float">
            <text:p>9161486302</text:p>
          </table:table-cell>
          <table:table-cell office:value-type="float" office:value="69042" calcext:value-type="float">
            <text:p>69042</text:p>
          </table:table-cell>
          <table:table-cell office:value-type="float" office:value="1555816547" calcext:value-type="float">
            <text:p>1555816547</text:p>
          </table:table-cell>
          <table:table-cell office:value-type="float" office:value="5058663" calcext:value-type="float">
            <text:p>5058663</text:p>
          </table:table-cell>
          <table:table-cell office:value-type="float" office:value="4131281" calcext:value-type="float">
            <text:p>41312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636" calcext:value-type="float">
            <text:p>1.426636</text:p>
          </table:table-cell>
          <table:table-cell office:value-type="float" office:value="69042" calcext:value-type="float">
            <text:p>69042</text:p>
          </table:table-cell>
          <table:table-cell office:value-type="float" office:value="99.373512" calcext:value-type="float">
            <text:p>99.373512</text:p>
          </table:table-cell>
          <table:table-cell office:value-type="float" office:value="0.323108" calcext:value-type="float">
            <text:p>0.323108</text:p>
          </table:table-cell>
          <table:table-cell office:value-type="float" office:value="0.263874" calcext:value-type="float">
            <text:p>0.263874</text:p>
          </table:table-cell>
          <table:table-cell office:value-type="float" office:value="307.55" calcext:value-type="float">
            <text:p>307.5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6035" calcext:value-type="float">
            <text:p>16035</text:p>
          </table:table-cell>
          <table:table-cell office:value-type="float" office:value="9936352594" calcext:value-type="float">
            <text:p>9936352594</text:p>
          </table:table-cell>
          <table:table-cell office:value-type="float" office:value="6865861459" calcext:value-type="float">
            <text:p>6865861459</text:p>
          </table:table-cell>
          <table:table-cell office:value-type="float" office:value="51727" calcext:value-type="float">
            <text:p>51727</text:p>
          </table:table-cell>
          <table:table-cell office:value-type="float" office:value="1188682685" calcext:value-type="float">
            <text:p>1188682685</text:p>
          </table:table-cell>
          <table:table-cell office:value-type="float" office:value="4126659" calcext:value-type="float">
            <text:p>4126659</text:p>
          </table:table-cell>
          <table:table-cell office:value-type="float" office:value="3308188" calcext:value-type="float">
            <text:p>3308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7211" calcext:value-type="float">
            <text:p>1.447211</text:p>
          </table:table-cell>
          <table:table-cell office:value-type="float" office:value="51727" calcext:value-type="float">
            <text:p>51727</text:p>
          </table:table-cell>
          <table:table-cell office:value-type="float" office:value="75.923843" calcext:value-type="float">
            <text:p>75.923843</text:p>
          </table:table-cell>
          <table:table-cell office:value-type="float" office:value="0.263579" calcext:value-type="float">
            <text:p>0.263579</text:p>
          </table:table-cell>
          <table:table-cell office:value-type="float" office:value="0.211301" calcext:value-type="float">
            <text:p>0.211301</text:p>
          </table:table-cell>
          <table:table-cell office:value-type="float" office:value="288.05" calcext:value-type="float">
            <text:p>288.0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6035" calcext:value-type="float">
            <text:p>16035</text:p>
          </table:table-cell>
          <table:table-cell office:value-type="float" office:value="12995698998" calcext:value-type="float">
            <text:p>12995698998</text:p>
          </table:table-cell>
          <table:table-cell office:value-type="float" office:value="9162090564" calcext:value-type="float">
            <text:p>9162090564</text:p>
          </table:table-cell>
          <table:table-cell office:value-type="float" office:value="74686" calcext:value-type="float">
            <text:p>74686</text:p>
          </table:table-cell>
          <table:table-cell office:value-type="float" office:value="1542207183" calcext:value-type="float">
            <text:p>1542207183</text:p>
          </table:table-cell>
          <table:table-cell office:value-type="float" office:value="4938772" calcext:value-type="float">
            <text:p>4938772</text:p>
          </table:table-cell>
          <table:table-cell office:value-type="float" office:value="3985793" calcext:value-type="float">
            <text:p>39857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8421" calcext:value-type="float">
            <text:p>1.418421</text:p>
          </table:table-cell>
          <table:table-cell office:value-type="float" office:value="74686" calcext:value-type="float">
            <text:p>74686</text:p>
          </table:table-cell>
          <table:table-cell office:value-type="float" office:value="98.504257" calcext:value-type="float">
            <text:p>98.504257</text:p>
          </table:table-cell>
          <table:table-cell office:value-type="float" office:value="0.315451" calcext:value-type="float">
            <text:p>0.315451</text:p>
          </table:table-cell>
          <table:table-cell office:value-type="float" office:value="0.254582" calcext:value-type="float">
            <text:p>0.254582</text:p>
          </table:table-cell>
          <table:table-cell office:value-type="float" office:value="312.27" calcext:value-type="float">
            <text:p>312.2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6035" calcext:value-type="float">
            <text:p>16035</text:p>
          </table:table-cell>
          <table:table-cell office:value-type="float" office:value="10388228469" calcext:value-type="float">
            <text:p>10388228469</text:p>
          </table:table-cell>
          <table:table-cell office:value-type="float" office:value="6873909119" calcext:value-type="float">
            <text:p>6873909119</text:p>
          </table:table-cell>
          <table:table-cell office:value-type="float" office:value="52405" calcext:value-type="float">
            <text:p>52405</text:p>
          </table:table-cell>
          <table:table-cell office:value-type="float" office:value="1267571382" calcext:value-type="float">
            <text:p>1267571382</text:p>
          </table:table-cell>
          <table:table-cell office:value-type="float" office:value="3903774" calcext:value-type="float">
            <text:p>3903774</text:p>
          </table:table-cell>
          <table:table-cell office:value-type="float" office:value="3221222" calcext:value-type="float">
            <text:p>322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11255" calcext:value-type="float">
            <text:p>1.511255</text:p>
          </table:table-cell>
          <table:table-cell office:value-type="float" office:value="52405" calcext:value-type="float">
            <text:p>52405</text:p>
          </table:table-cell>
          <table:table-cell office:value-type="float" office:value="80.88192" calcext:value-type="float">
            <text:p>80.88192</text:p>
          </table:table-cell>
          <table:table-cell office:value-type="float" office:value="0.249094" calcext:value-type="float">
            <text:p>0.249094</text:p>
          </table:table-cell>
          <table:table-cell office:value-type="float" office:value="0.205542" calcext:value-type="float">
            <text:p>0.205542</text:p>
          </table:table-cell>
          <table:table-cell office:value-type="float" office:value="324.7" calcext:value-type="float">
            <text:p>324.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6035" calcext:value-type="float">
            <text:p>16035</text:p>
          </table:table-cell>
          <table:table-cell office:value-type="float" office:value="13563194218" calcext:value-type="float">
            <text:p>13563194218</text:p>
          </table:table-cell>
          <table:table-cell office:value-type="float" office:value="9161213636" calcext:value-type="float">
            <text:p>9161213636</text:p>
          </table:table-cell>
          <table:table-cell office:value-type="float" office:value="69326" calcext:value-type="float">
            <text:p>69326</text:p>
          </table:table-cell>
          <table:table-cell office:value-type="float" office:value="1639119189" calcext:value-type="float">
            <text:p>1639119189</text:p>
          </table:table-cell>
          <table:table-cell office:value-type="float" office:value="5158979" calcext:value-type="float">
            <text:p>5158979</text:p>
          </table:table-cell>
          <table:table-cell office:value-type="float" office:value="4084456" calcext:value-type="float">
            <text:p>40844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0502" calcext:value-type="float">
            <text:p>1.480502</text:p>
          </table:table-cell>
          <table:table-cell office:value-type="float" office:value="69326" calcext:value-type="float">
            <text:p>69326</text:p>
          </table:table-cell>
          <table:table-cell office:value-type="float" office:value="104.694244" calcext:value-type="float">
            <text:p>104.694244</text:p>
          </table:table-cell>
          <table:table-cell office:value-type="float" office:value="0.329516" calcext:value-type="float">
            <text:p>0.329516</text:p>
          </table:table-cell>
          <table:table-cell office:value-type="float" office:value="0.260883" calcext:value-type="float">
            <text:p>0.260883</text:p>
          </table:table-cell>
          <table:table-cell office:value-type="float" office:value="317.72" calcext:value-type="float">
            <text:p>317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6036" calcext:value-type="float">
            <text:p>16036</text:p>
          </table:table-cell>
          <table:table-cell office:value-type="float" office:value="10416684128" calcext:value-type="float">
            <text:p>10416684128</text:p>
          </table:table-cell>
          <table:table-cell office:value-type="float" office:value="6864977264" calcext:value-type="float">
            <text:p>6864977264</text:p>
          </table:table-cell>
          <table:table-cell office:value-type="float" office:value="52037" calcext:value-type="float">
            <text:p>52037</text:p>
          </table:table-cell>
          <table:table-cell office:value-type="float" office:value="1270152693" calcext:value-type="float">
            <text:p>1270152693</text:p>
          </table:table-cell>
          <table:table-cell office:value-type="float" office:value="4304564" calcext:value-type="float">
            <text:p>4304564</text:p>
          </table:table-cell>
          <table:table-cell office:value-type="float" office:value="3426231" calcext:value-type="float">
            <text:p>3426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17366" calcext:value-type="float">
            <text:p>1.517366</text:p>
          </table:table-cell>
          <table:table-cell office:value-type="float" office:value="52037" calcext:value-type="float">
            <text:p>52037</text:p>
          </table:table-cell>
          <table:table-cell office:value-type="float" office:value="81.127518" calcext:value-type="float">
            <text:p>81.127518</text:p>
          </table:table-cell>
          <table:table-cell office:value-type="float" office:value="0.274942" calcext:value-type="float">
            <text:p>0.274942</text:p>
          </table:table-cell>
          <table:table-cell office:value-type="float" office:value="0.218841" calcext:value-type="float">
            <text:p>0.218841</text:p>
          </table:table-cell>
          <table:table-cell office:value-type="float" office:value="295.07" calcext:value-type="float">
            <text:p>295.0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7039" calcext:value-type="float">
            <text:p>17039</text:p>
          </table:table-cell>
          <table:table-cell office:value-type="float" office:value="12967283505" calcext:value-type="float">
            <text:p>12967283505</text:p>
          </table:table-cell>
          <table:table-cell office:value-type="float" office:value="9155249475" calcext:value-type="float">
            <text:p>9155249475</text:p>
          </table:table-cell>
          <table:table-cell office:value-type="float" office:value="70823" calcext:value-type="float">
            <text:p>70823</text:p>
          </table:table-cell>
          <table:table-cell office:value-type="float" office:value="1537954307" calcext:value-type="float">
            <text:p>1537954307</text:p>
          </table:table-cell>
          <table:table-cell office:value-type="float" office:value="5079048" calcext:value-type="float">
            <text:p>5079048</text:p>
          </table:table-cell>
          <table:table-cell office:value-type="float" office:value="4020497" calcext:value-type="float">
            <text:p>402049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6377" calcext:value-type="float">
            <text:p>1.416377</text:p>
          </table:table-cell>
          <table:table-cell office:value-type="float" office:value="70823" calcext:value-type="float">
            <text:p>70823</text:p>
          </table:table-cell>
          <table:table-cell office:value-type="float" office:value="98.134674" calcext:value-type="float">
            <text:p>98.134674</text:p>
          </table:table-cell>
          <table:table-cell office:value-type="float" office:value="0.324087" calcext:value-type="float">
            <text:p>0.324087</text:p>
          </table:table-cell>
          <table:table-cell office:value-type="float" office:value="0.256542" calcext:value-type="float">
            <text:p>0.256542</text:p>
          </table:table-cell>
          <table:table-cell office:value-type="float" office:value="302.8" calcext:value-type="float">
            <text:p>302.8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7038" calcext:value-type="float">
            <text:p>17038</text:p>
          </table:table-cell>
          <table:table-cell office:value-type="float" office:value="9710332648" calcext:value-type="float">
            <text:p>9710332648</text:p>
          </table:table-cell>
          <table:table-cell office:value-type="float" office:value="6869360474" calcext:value-type="float">
            <text:p>6869360474</text:p>
          </table:table-cell>
          <table:table-cell office:value-type="float" office:value="48780" calcext:value-type="float">
            <text:p>48780</text:p>
          </table:table-cell>
          <table:table-cell office:value-type="float" office:value="1152986019" calcext:value-type="float">
            <text:p>1152986019</text:p>
          </table:table-cell>
          <table:table-cell office:value-type="float" office:value="3650200" calcext:value-type="float">
            <text:p>3650200</text:p>
          </table:table-cell>
          <table:table-cell office:value-type="float" office:value="3021466" calcext:value-type="float">
            <text:p>302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3572" calcext:value-type="float">
            <text:p>1.413572</text:p>
          </table:table-cell>
          <table:table-cell office:value-type="float" office:value="48780" calcext:value-type="float">
            <text:p>48780</text:p>
          </table:table-cell>
          <table:table-cell office:value-type="float" office:value="73.643814" calcext:value-type="float">
            <text:p>73.643814</text:p>
          </table:table-cell>
          <table:table-cell office:value-type="float" office:value="0.233147" calcext:value-type="float">
            <text:p>0.233147</text:p>
          </table:table-cell>
          <table:table-cell office:value-type="float" office:value="0.192988" calcext:value-type="float">
            <text:p>0.192988</text:p>
          </table:table-cell>
          <table:table-cell office:value-type="float" office:value="315.87" calcext:value-type="float">
            <text:p>315.8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7037" calcext:value-type="float">
            <text:p>17037</text:p>
          </table:table-cell>
          <table:table-cell office:value-type="float" office:value="13014694459" calcext:value-type="float">
            <text:p>13014694459</text:p>
          </table:table-cell>
          <table:table-cell office:value-type="float" office:value="9163187642" calcext:value-type="float">
            <text:p>9163187642</text:p>
          </table:table-cell>
          <table:table-cell office:value-type="float" office:value="65474" calcext:value-type="float">
            <text:p>65474</text:p>
          </table:table-cell>
          <table:table-cell office:value-type="float" office:value="1546662785" calcext:value-type="float">
            <text:p>1546662785</text:p>
          </table:table-cell>
          <table:table-cell office:value-type="float" office:value="5018740" calcext:value-type="float">
            <text:p>5018740</text:p>
          </table:table-cell>
          <table:table-cell office:value-type="float" office:value="4108676" calcext:value-type="float">
            <text:p>410867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0324" calcext:value-type="float">
            <text:p>1.420324</text:p>
          </table:table-cell>
          <table:table-cell office:value-type="float" office:value="65474" calcext:value-type="float">
            <text:p>65474</text:p>
          </table:table-cell>
          <table:table-cell office:value-type="float" office:value="98.788841" calcext:value-type="float">
            <text:p>98.788841</text:p>
          </table:table-cell>
          <table:table-cell office:value-type="float" office:value="0.320558" calcext:value-type="float">
            <text:p>0.320558</text:p>
          </table:table-cell>
          <table:table-cell office:value-type="float" office:value="0.26243" calcext:value-type="float">
            <text:p>0.26243</text:p>
          </table:table-cell>
          <table:table-cell office:value-type="float" office:value="308.18" calcext:value-type="float">
            <text:p>308.1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7037" calcext:value-type="float">
            <text:p>17037</text:p>
          </table:table-cell>
          <table:table-cell office:value-type="float" office:value="9494699741" calcext:value-type="float">
            <text:p>9494699741</text:p>
          </table:table-cell>
          <table:table-cell office:value-type="float" office:value="6872502697" calcext:value-type="float">
            <text:p>6872502697</text:p>
          </table:table-cell>
          <table:table-cell office:value-type="float" office:value="46865" calcext:value-type="float">
            <text:p>46865</text:p>
          </table:table-cell>
          <table:table-cell office:value-type="float" office:value="1116464172" calcext:value-type="float">
            <text:p>1116464172</text:p>
          </table:table-cell>
          <table:table-cell office:value-type="float" office:value="3636799" calcext:value-type="float">
            <text:p>3636799</text:p>
          </table:table-cell>
          <table:table-cell office:value-type="float" office:value="2944175" calcext:value-type="float">
            <text:p>294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1549" calcext:value-type="float">
            <text:p>1.381549</text:p>
          </table:table-cell>
          <table:table-cell office:value-type="float" office:value="46865" calcext:value-type="float">
            <text:p>46865</text:p>
          </table:table-cell>
          <table:table-cell office:value-type="float" office:value="71.311081" calcext:value-type="float">
            <text:p>71.311081</text:p>
          </table:table-cell>
          <table:table-cell office:value-type="float" office:value="0.232291" calcext:value-type="float">
            <text:p>0.232291</text:p>
          </table:table-cell>
          <table:table-cell office:value-type="float" office:value="0.188051" calcext:value-type="float">
            <text:p>0.188051</text:p>
          </table:table-cell>
          <table:table-cell office:value-type="float" office:value="306.99" calcext:value-type="float">
            <text:p>306.9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7037" calcext:value-type="float">
            <text:p>17037</text:p>
          </table:table-cell>
          <table:table-cell office:value-type="float" office:value="13111698015" calcext:value-type="float">
            <text:p>13111698015</text:p>
          </table:table-cell>
          <table:table-cell office:value-type="float" office:value="9160814220" calcext:value-type="float">
            <text:p>9160814220</text:p>
          </table:table-cell>
          <table:table-cell office:value-type="float" office:value="74096" calcext:value-type="float">
            <text:p>74096</text:p>
          </table:table-cell>
          <table:table-cell office:value-type="float" office:value="1561194404" calcext:value-type="float">
            <text:p>1561194404</text:p>
          </table:table-cell>
          <table:table-cell office:value-type="float" office:value="5139143" calcext:value-type="float">
            <text:p>5139143</text:p>
          </table:table-cell>
          <table:table-cell office:value-type="float" office:value="4140583" calcext:value-type="float">
            <text:p>41405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1281" calcext:value-type="float">
            <text:p>1.431281</text:p>
          </table:table-cell>
          <table:table-cell office:value-type="float" office:value="74096" calcext:value-type="float">
            <text:p>74096</text:p>
          </table:table-cell>
          <table:table-cell office:value-type="float" office:value="99.717003" calcext:value-type="float">
            <text:p>99.717003</text:p>
          </table:table-cell>
          <table:table-cell office:value-type="float" office:value="0.328249" calcext:value-type="float">
            <text:p>0.328249</text:p>
          </table:table-cell>
          <table:table-cell office:value-type="float" office:value="0.264468" calcext:value-type="float">
            <text:p>0.264468</text:p>
          </table:table-cell>
          <table:table-cell office:value-type="float" office:value="303.78" calcext:value-type="float">
            <text:p>303.7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7037" calcext:value-type="float">
            <text:p>17037</text:p>
          </table:table-cell>
          <table:table-cell office:value-type="float" office:value="9919204029" calcext:value-type="float">
            <text:p>9919204029</text:p>
          </table:table-cell>
          <table:table-cell office:value-type="float" office:value="6867851493" calcext:value-type="float">
            <text:p>6867851493</text:p>
          </table:table-cell>
          <table:table-cell office:value-type="float" office:value="52908" calcext:value-type="float">
            <text:p>52908</text:p>
          </table:table-cell>
          <table:table-cell office:value-type="float" office:value="1185408778" calcext:value-type="float">
            <text:p>1185408778</text:p>
          </table:table-cell>
          <table:table-cell office:value-type="float" office:value="4073334" calcext:value-type="float">
            <text:p>4073334</text:p>
          </table:table-cell>
          <table:table-cell office:value-type="float" office:value="3291687" calcext:value-type="float">
            <text:p>329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4295" calcext:value-type="float">
            <text:p>1.444295</text:p>
          </table:table-cell>
          <table:table-cell office:value-type="float" office:value="52908" calcext:value-type="float">
            <text:p>52908</text:p>
          </table:table-cell>
          <table:table-cell office:value-type="float" office:value="75.714729" calcext:value-type="float">
            <text:p>75.714729</text:p>
          </table:table-cell>
          <table:table-cell office:value-type="float" office:value="0.260173" calcext:value-type="float">
            <text:p>0.260173</text:p>
          </table:table-cell>
          <table:table-cell office:value-type="float" office:value="0.210247" calcext:value-type="float">
            <text:p>0.210247</text:p>
          </table:table-cell>
          <table:table-cell office:value-type="float" office:value="291.02" calcext:value-type="float">
            <text:p>291.0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7037" calcext:value-type="float">
            <text:p>17037</text:p>
          </table:table-cell>
          <table:table-cell office:value-type="float" office:value="13718447538" calcext:value-type="float">
            <text:p>13718447538</text:p>
          </table:table-cell>
          <table:table-cell office:value-type="float" office:value="9160329004" calcext:value-type="float">
            <text:p>9160329004</text:p>
          </table:table-cell>
          <table:table-cell office:value-type="float" office:value="72699" calcext:value-type="float">
            <text:p>72699</text:p>
          </table:table-cell>
          <table:table-cell office:value-type="float" office:value="1664690389" calcext:value-type="float">
            <text:p>1664690389</text:p>
          </table:table-cell>
          <table:table-cell office:value-type="float" office:value="5403443" calcext:value-type="float">
            <text:p>5403443</text:p>
          </table:table-cell>
          <table:table-cell office:value-type="float" office:value="4290258" calcext:value-type="float">
            <text:p>429025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7593" calcext:value-type="float">
            <text:p>1.497593</text:p>
          </table:table-cell>
          <table:table-cell office:value-type="float" office:value="72699" calcext:value-type="float">
            <text:p>72699</text:p>
          </table:table-cell>
          <table:table-cell office:value-type="float" office:value="106.32753" calcext:value-type="float">
            <text:p>106.32753</text:p>
          </table:table-cell>
          <table:table-cell office:value-type="float" office:value="0.34513" calcext:value-type="float">
            <text:p>0.34513</text:p>
          </table:table-cell>
          <table:table-cell office:value-type="float" office:value="0.274028" calcext:value-type="float">
            <text:p>0.274028</text:p>
          </table:table-cell>
          <table:table-cell office:value-type="float" office:value="308.08" calcext:value-type="float">
            <text:p>308.08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7038" calcext:value-type="float">
            <text:p>17038</text:p>
          </table:table-cell>
          <table:table-cell office:value-type="float" office:value="10699371667" calcext:value-type="float">
            <text:p>10699371667</text:p>
          </table:table-cell>
          <table:table-cell office:value-type="float" office:value="6864274207" calcext:value-type="float">
            <text:p>6864274207</text:p>
          </table:table-cell>
          <table:table-cell office:value-type="float" office:value="52979" calcext:value-type="float">
            <text:p>52979</text:p>
          </table:table-cell>
          <table:table-cell office:value-type="float" office:value="1318031898" calcext:value-type="float">
            <text:p>1318031898</text:p>
          </table:table-cell>
          <table:table-cell office:value-type="float" office:value="4410040" calcext:value-type="float">
            <text:p>4410040</text:p>
          </table:table-cell>
          <table:table-cell office:value-type="float" office:value="3521687" calcext:value-type="float">
            <text:p>352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58704" calcext:value-type="float">
            <text:p>1.558704</text:p>
          </table:table-cell>
          <table:table-cell office:value-type="float" office:value="52979" calcext:value-type="float">
            <text:p>52979</text:p>
          </table:table-cell>
          <table:table-cell office:value-type="float" office:value="84.185669" calcext:value-type="float">
            <text:p>84.185669</text:p>
          </table:table-cell>
          <table:table-cell office:value-type="float" office:value="0.281679" calcext:value-type="float">
            <text:p>0.281679</text:p>
          </table:table-cell>
          <table:table-cell office:value-type="float" office:value="0.224938" calcext:value-type="float">
            <text:p>0.224938</text:p>
          </table:table-cell>
          <table:table-cell office:value-type="float" office:value="298.87" calcext:value-type="float">
            <text:p>298.8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8041" calcext:value-type="float">
            <text:p>18041</text:p>
          </table:table-cell>
          <table:table-cell office:value-type="float" office:value="12435808413" calcext:value-type="float">
            <text:p>12435808413</text:p>
          </table:table-cell>
          <table:table-cell office:value-type="float" office:value="9162390236" calcext:value-type="float">
            <text:p>9162390236</text:p>
          </table:table-cell>
          <table:table-cell office:value-type="float" office:value="62955" calcext:value-type="float">
            <text:p>62955</text:p>
          </table:table-cell>
          <table:table-cell office:value-type="float" office:value="1450426960" calcext:value-type="float">
            <text:p>1450426960</text:p>
          </table:table-cell>
          <table:table-cell office:value-type="float" office:value="4557024" calcext:value-type="float">
            <text:p>4557024</text:p>
          </table:table-cell>
          <table:table-cell office:value-type="float" office:value="3679109" calcext:value-type="float">
            <text:p>367910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57267" calcext:value-type="float">
            <text:p>1.357267</text:p>
          </table:table-cell>
          <table:table-cell office:value-type="float" office:value="62955" calcext:value-type="float">
            <text:p>62955</text:p>
          </table:table-cell>
          <table:table-cell office:value-type="float" office:value="92.642044" calcext:value-type="float">
            <text:p>92.642044</text:p>
          </table:table-cell>
          <table:table-cell office:value-type="float" office:value="0.291067" calcext:value-type="float">
            <text:p>0.291067</text:p>
          </table:table-cell>
          <table:table-cell office:value-type="float" office:value="0.234993" calcext:value-type="float">
            <text:p>0.234993</text:p>
          </table:table-cell>
          <table:table-cell office:value-type="float" office:value="318.28" calcext:value-type="float">
            <text:p>318.2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8040" calcext:value-type="float">
            <text:p>18040</text:p>
          </table:table-cell>
          <table:table-cell office:value-type="float" office:value="9529719951" calcext:value-type="float">
            <text:p>9529719951</text:p>
          </table:table-cell>
          <table:table-cell office:value-type="float" office:value="6869940908" calcext:value-type="float">
            <text:p>6869940908</text:p>
          </table:table-cell>
          <table:table-cell office:value-type="float" office:value="45526" calcext:value-type="float">
            <text:p>45526</text:p>
          </table:table-cell>
          <table:table-cell office:value-type="float" office:value="1122451436" calcext:value-type="float">
            <text:p>1122451436</text:p>
          </table:table-cell>
          <table:table-cell office:value-type="float" office:value="3663109" calcext:value-type="float">
            <text:p>3663109</text:p>
          </table:table-cell>
          <table:table-cell office:value-type="float" office:value="2927452" calcext:value-type="float">
            <text:p>2927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7162" calcext:value-type="float">
            <text:p>1.387162</text:p>
          </table:table-cell>
          <table:table-cell office:value-type="float" office:value="45526" calcext:value-type="float">
            <text:p>45526</text:p>
          </table:table-cell>
          <table:table-cell office:value-type="float" office:value="71.693504" calcext:value-type="float">
            <text:p>71.693504</text:p>
          </table:table-cell>
          <table:table-cell office:value-type="float" office:value="0.233971" calcext:value-type="float">
            <text:p>0.233971</text:p>
          </table:table-cell>
          <table:table-cell office:value-type="float" office:value="0.186983" calcext:value-type="float">
            <text:p>0.186983</text:p>
          </table:table-cell>
          <table:table-cell office:value-type="float" office:value="306.42" calcext:value-type="float">
            <text:p>306.4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8039" calcext:value-type="float">
            <text:p>18039</text:p>
          </table:table-cell>
          <table:table-cell office:value-type="float" office:value="12260436530" calcext:value-type="float">
            <text:p>12260436530</text:p>
          </table:table-cell>
          <table:table-cell office:value-type="float" office:value="9166849671" calcext:value-type="float">
            <text:p>9166849671</text:p>
          </table:table-cell>
          <table:table-cell office:value-type="float" office:value="64013" calcext:value-type="float">
            <text:p>64013</text:p>
          </table:table-cell>
          <table:table-cell office:value-type="float" office:value="1421118748" calcext:value-type="float">
            <text:p>1421118748</text:p>
          </table:table-cell>
          <table:table-cell office:value-type="float" office:value="4465446" calcext:value-type="float">
            <text:p>4465446</text:p>
          </table:table-cell>
          <table:table-cell office:value-type="float" office:value="3690551" calcext:value-type="float">
            <text:p>369055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7475" calcext:value-type="float">
            <text:p>1.337475</text:p>
          </table:table-cell>
          <table:table-cell office:value-type="float" office:value="64013" calcext:value-type="float">
            <text:p>64013</text:p>
          </table:table-cell>
          <table:table-cell office:value-type="float" office:value="90.770058" calcext:value-type="float">
            <text:p>90.770058</text:p>
          </table:table-cell>
          <table:table-cell office:value-type="float" office:value="0.285218" calcext:value-type="float">
            <text:p>0.285218</text:p>
          </table:table-cell>
          <table:table-cell office:value-type="float" office:value="0.235724" calcext:value-type="float">
            <text:p>0.235724</text:p>
          </table:table-cell>
          <table:table-cell office:value-type="float" office:value="318.25" calcext:value-type="float">
            <text:p>318.2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8040" calcext:value-type="float">
            <text:p>18040</text:p>
          </table:table-cell>
          <table:table-cell office:value-type="float" office:value="10135373710" calcext:value-type="float">
            <text:p>10135373710</text:p>
          </table:table-cell>
          <table:table-cell office:value-type="float" office:value="6872246171" calcext:value-type="float">
            <text:p>6872246171</text:p>
          </table:table-cell>
          <table:table-cell office:value-type="float" office:value="46997" calcext:value-type="float">
            <text:p>46997</text:p>
          </table:table-cell>
          <table:table-cell office:value-type="float" office:value="1224932709" calcext:value-type="float">
            <text:p>1224932709</text:p>
          </table:table-cell>
          <table:table-cell office:value-type="float" office:value="3842776" calcext:value-type="float">
            <text:p>3842776</text:p>
          </table:table-cell>
          <table:table-cell office:value-type="float" office:value="3133636" calcext:value-type="float">
            <text:p>313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74827" calcext:value-type="float">
            <text:p>1.474827</text:p>
          </table:table-cell>
          <table:table-cell office:value-type="float" office:value="46997" calcext:value-type="float">
            <text:p>46997</text:p>
          </table:table-cell>
          <table:table-cell office:value-type="float" office:value="78.161209" calcext:value-type="float">
            <text:p>78.161209</text:p>
          </table:table-cell>
          <table:table-cell office:value-type="float" office:value="0.245202" calcext:value-type="float">
            <text:p>0.245202</text:p>
          </table:table-cell>
          <table:table-cell office:value-type="float" office:value="0.199953" calcext:value-type="float">
            <text:p>0.199953</text:p>
          </table:table-cell>
          <table:table-cell office:value-type="float" office:value="318.76" calcext:value-type="float">
            <text:p>318.7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8039" calcext:value-type="float">
            <text:p>18039</text:p>
          </table:table-cell>
          <table:table-cell office:value-type="float" office:value="13620986913" calcext:value-type="float">
            <text:p>13620986913</text:p>
          </table:table-cell>
          <table:table-cell office:value-type="float" office:value="9161397512" calcext:value-type="float">
            <text:p>9161397512</text:p>
          </table:table-cell>
          <table:table-cell office:value-type="float" office:value="76245" calcext:value-type="float">
            <text:p>76245</text:p>
          </table:table-cell>
          <table:table-cell office:value-type="float" office:value="1647564550" calcext:value-type="float">
            <text:p>1647564550</text:p>
          </table:table-cell>
          <table:table-cell office:value-type="float" office:value="5303682" calcext:value-type="float">
            <text:p>5303682</text:p>
          </table:table-cell>
          <table:table-cell office:value-type="float" office:value="4253382" calcext:value-type="float">
            <text:p>425338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6781" calcext:value-type="float">
            <text:p>1.486781</text:p>
          </table:table-cell>
          <table:table-cell office:value-type="float" office:value="76245" calcext:value-type="float">
            <text:p>76245</text:p>
          </table:table-cell>
          <table:table-cell office:value-type="float" office:value="105.233665" calcext:value-type="float">
            <text:p>105.233665</text:p>
          </table:table-cell>
          <table:table-cell office:value-type="float" office:value="0.338758" calcext:value-type="float">
            <text:p>0.338758</text:p>
          </table:table-cell>
          <table:table-cell office:value-type="float" office:value="0.271673" calcext:value-type="float">
            <text:p>0.271673</text:p>
          </table:table-cell>
          <table:table-cell office:value-type="float" office:value="310.65" calcext:value-type="float">
            <text:p>310.6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8039" calcext:value-type="float">
            <text:p>18039</text:p>
          </table:table-cell>
          <table:table-cell office:value-type="float" office:value="9413476257" calcext:value-type="float">
            <text:p>9413476257</text:p>
          </table:table-cell>
          <table:table-cell office:value-type="float" office:value="6874587544" calcext:value-type="float">
            <text:p>6874587544</text:p>
          </table:table-cell>
          <table:table-cell office:value-type="float" office:value="46430" calcext:value-type="float">
            <text:p>46430</text:p>
          </table:table-cell>
          <table:table-cell office:value-type="float" office:value="1102636253" calcext:value-type="float">
            <text:p>1102636253</text:p>
          </table:table-cell>
          <table:table-cell office:value-type="float" office:value="3519804" calcext:value-type="float">
            <text:p>3519804</text:p>
          </table:table-cell>
          <table:table-cell office:value-type="float" office:value="2932850" calcext:value-type="float">
            <text:p>293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9315" calcext:value-type="float">
            <text:p>1.369315</text:p>
          </table:table-cell>
          <table:table-cell office:value-type="float" office:value="46430" calcext:value-type="float">
            <text:p>46430</text:p>
          </table:table-cell>
          <table:table-cell office:value-type="float" office:value="70.427864" calcext:value-type="float">
            <text:p>70.427864</text:p>
          </table:table-cell>
          <table:table-cell office:value-type="float" office:value="0.224818" calcext:value-type="float">
            <text:p>0.224818</text:p>
          </table:table-cell>
          <table:table-cell office:value-type="float" office:value="0.187328" calcext:value-type="float">
            <text:p>0.187328</text:p>
          </table:table-cell>
          <table:table-cell office:value-type="float" office:value="313.27" calcext:value-type="float">
            <text:p>313.2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8039" calcext:value-type="float">
            <text:p>18039</text:p>
          </table:table-cell>
          <table:table-cell office:value-type="float" office:value="12960206705" calcext:value-type="float">
            <text:p>12960206705</text:p>
          </table:table-cell>
          <table:table-cell office:value-type="float" office:value="9161100098" calcext:value-type="float">
            <text:p>9161100098</text:p>
          </table:table-cell>
          <table:table-cell office:value-type="float" office:value="69199" calcext:value-type="float">
            <text:p>69199</text:p>
          </table:table-cell>
          <table:table-cell office:value-type="float" office:value="1536190122" calcext:value-type="float">
            <text:p>1536190122</text:p>
          </table:table-cell>
          <table:table-cell office:value-type="float" office:value="5142140" calcext:value-type="float">
            <text:p>5142140</text:p>
          </table:table-cell>
          <table:table-cell office:value-type="float" office:value="4021189" calcext:value-type="float">
            <text:p>402118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47" calcext:value-type="float">
            <text:p>1.4147</text:p>
          </table:table-cell>
          <table:table-cell office:value-type="float" office:value="69199" calcext:value-type="float">
            <text:p>69199</text:p>
          </table:table-cell>
          <table:table-cell office:value-type="float" office:value="98.119926" calcext:value-type="float">
            <text:p>98.119926</text:p>
          </table:table-cell>
          <table:table-cell office:value-type="float" office:value="0.32844" calcext:value-type="float">
            <text:p>0.32844</text:p>
          </table:table-cell>
          <table:table-cell office:value-type="float" office:value="0.256842" calcext:value-type="float">
            <text:p>0.256842</text:p>
          </table:table-cell>
          <table:table-cell office:value-type="float" office:value="298.75" calcext:value-type="float">
            <text:p>298.7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8040" calcext:value-type="float">
            <text:p>18040</text:p>
          </table:table-cell>
          <table:table-cell office:value-type="float" office:value="9921061883" calcext:value-type="float">
            <text:p>9921061883</text:p>
          </table:table-cell>
          <table:table-cell office:value-type="float" office:value="6871476300" calcext:value-type="float">
            <text:p>6871476300</text:p>
          </table:table-cell>
          <table:table-cell office:value-type="float" office:value="50272" calcext:value-type="float">
            <text:p>50272</text:p>
          </table:table-cell>
          <table:table-cell office:value-type="float" office:value="1188815007" calcext:value-type="float">
            <text:p>1188815007</text:p>
          </table:table-cell>
          <table:table-cell office:value-type="float" office:value="3910450" calcext:value-type="float">
            <text:p>3910450</text:p>
          </table:table-cell>
          <table:table-cell office:value-type="float" office:value="3072435" calcext:value-type="float">
            <text:p>3072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3804" calcext:value-type="float">
            <text:p>1.443804</text:p>
          </table:table-cell>
          <table:table-cell office:value-type="float" office:value="50272" calcext:value-type="float">
            <text:p>50272</text:p>
          </table:table-cell>
          <table:table-cell office:value-type="float" office:value="75.932297" calcext:value-type="float">
            <text:p>75.932297</text:p>
          </table:table-cell>
          <table:table-cell office:value-type="float" office:value="0.249769" calcext:value-type="float">
            <text:p>0.249769</text:p>
          </table:table-cell>
          <table:table-cell office:value-type="float" office:value="0.196243" calcext:value-type="float">
            <text:p>0.196243</text:p>
          </table:table-cell>
          <table:table-cell office:value-type="float" office:value="304.01" calcext:value-type="float">
            <text:p>304.0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9043" calcext:value-type="float">
            <text:p>19043</text:p>
          </table:table-cell>
          <table:table-cell office:value-type="float" office:value="12845187563" calcext:value-type="float">
            <text:p>12845187563</text:p>
          </table:table-cell>
          <table:table-cell office:value-type="float" office:value="9167429722" calcext:value-type="float">
            <text:p>9167429722</text:p>
          </table:table-cell>
          <table:table-cell office:value-type="float" office:value="67037" calcext:value-type="float">
            <text:p>67037</text:p>
          </table:table-cell>
          <table:table-cell office:value-type="float" office:value="1519416092" calcext:value-type="float">
            <text:p>1519416092</text:p>
          </table:table-cell>
          <table:table-cell office:value-type="float" office:value="4694075" calcext:value-type="float">
            <text:p>4694075</text:p>
          </table:table-cell>
          <table:table-cell office:value-type="float" office:value="3770408" calcext:value-type="float">
            <text:p>37704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1176" calcext:value-type="float">
            <text:p>1.401176</text:p>
          </table:table-cell>
          <table:table-cell office:value-type="float" office:value="67037" calcext:value-type="float">
            <text:p>67037</text:p>
          </table:table-cell>
          <table:table-cell office:value-type="float" office:value="97.048531" calcext:value-type="float">
            <text:p>97.048531</text:p>
          </table:table-cell>
          <table:table-cell office:value-type="float" office:value="0.299821" calcext:value-type="float">
            <text:p>0.299821</text:p>
          </table:table-cell>
          <table:table-cell office:value-type="float" office:value="0.240824" calcext:value-type="float">
            <text:p>0.240824</text:p>
          </table:table-cell>
          <table:table-cell office:value-type="float" office:value="323.69" calcext:value-type="float">
            <text:p>323.6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9042" calcext:value-type="float">
            <text:p>19042</text:p>
          </table:table-cell>
          <table:table-cell office:value-type="float" office:value="10347567528" calcext:value-type="float">
            <text:p>10347567528</text:p>
          </table:table-cell>
          <table:table-cell office:value-type="float" office:value="6873241595" calcext:value-type="float">
            <text:p>6873241595</text:p>
          </table:table-cell>
          <table:table-cell office:value-type="float" office:value="49941" calcext:value-type="float">
            <text:p>49941</text:p>
          </table:table-cell>
          <table:table-cell office:value-type="float" office:value="1260767699" calcext:value-type="float">
            <text:p>1260767699</text:p>
          </table:table-cell>
          <table:table-cell office:value-type="float" office:value="3941548" calcext:value-type="float">
            <text:p>3941548</text:p>
          </table:table-cell>
          <table:table-cell office:value-type="float" office:value="3160443" calcext:value-type="float">
            <text:p>316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5486" calcext:value-type="float">
            <text:p>1.505486</text:p>
          </table:table-cell>
          <table:table-cell office:value-type="float" office:value="49941" calcext:value-type="float">
            <text:p>49941</text:p>
          </table:table-cell>
          <table:table-cell office:value-type="float" office:value="80.528076" calcext:value-type="float">
            <text:p>80.528076</text:p>
          </table:table-cell>
          <table:table-cell office:value-type="float" office:value="0.251756" calcext:value-type="float">
            <text:p>0.251756</text:p>
          </table:table-cell>
          <table:table-cell office:value-type="float" office:value="0.201865" calcext:value-type="float">
            <text:p>0.201865</text:p>
          </table:table-cell>
          <table:table-cell office:value-type="float" office:value="319.87" calcext:value-type="float">
            <text:p>319.8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9041" calcext:value-type="float">
            <text:p>19041</text:p>
          </table:table-cell>
          <table:table-cell office:value-type="float" office:value="13730376037" calcext:value-type="float">
            <text:p>13730376037</text:p>
          </table:table-cell>
          <table:table-cell office:value-type="float" office:value="9161565760" calcext:value-type="float">
            <text:p>9161565760</text:p>
          </table:table-cell>
          <table:table-cell office:value-type="float" office:value="70452" calcext:value-type="float">
            <text:p>70452</text:p>
          </table:table-cell>
          <table:table-cell office:value-type="float" office:value="1667467575" calcext:value-type="float">
            <text:p>1667467575</text:p>
          </table:table-cell>
          <table:table-cell office:value-type="float" office:value="5278695" calcext:value-type="float">
            <text:p>5278695</text:p>
          </table:table-cell>
          <table:table-cell office:value-type="float" office:value="4298795" calcext:value-type="float">
            <text:p>429879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8693" calcext:value-type="float">
            <text:p>1.498693</text:p>
          </table:table-cell>
          <table:table-cell office:value-type="float" office:value="70452" calcext:value-type="float">
            <text:p>70452</text:p>
          </table:table-cell>
          <table:table-cell office:value-type="float" office:value="106.504913" calcext:value-type="float">
            <text:p>106.504913</text:p>
          </table:table-cell>
          <table:table-cell office:value-type="float" office:value="0.337162" calcext:value-type="float">
            <text:p>0.337162</text:p>
          </table:table-cell>
          <table:table-cell office:value-type="float" office:value="0.274574" calcext:value-type="float">
            <text:p>0.274574</text:p>
          </table:table-cell>
          <table:table-cell office:value-type="float" office:value="315.89" calcext:value-type="float">
            <text:p>315.8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9042" calcext:value-type="float">
            <text:p>19042</text:p>
          </table:table-cell>
          <table:table-cell office:value-type="float" office:value="10026944136" calcext:value-type="float">
            <text:p>10026944136</text:p>
          </table:table-cell>
          <table:table-cell office:value-type="float" office:value="6873153027" calcext:value-type="float">
            <text:p>6873153027</text:p>
          </table:table-cell>
          <table:table-cell office:value-type="float" office:value="49333" calcext:value-type="float">
            <text:p>49333</text:p>
          </table:table-cell>
          <table:table-cell office:value-type="float" office:value="1206519610" calcext:value-type="float">
            <text:p>1206519610</text:p>
          </table:table-cell>
          <table:table-cell office:value-type="float" office:value="3728848" calcext:value-type="float">
            <text:p>3728848</text:p>
          </table:table-cell>
          <table:table-cell office:value-type="float" office:value="3133625" calcext:value-type="float">
            <text:p>3133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8857" calcext:value-type="float">
            <text:p>1.458857</text:p>
          </table:table-cell>
          <table:table-cell office:value-type="float" office:value="49333" calcext:value-type="float">
            <text:p>49333</text:p>
          </table:table-cell>
          <table:table-cell office:value-type="float" office:value="77.063126" calcext:value-type="float">
            <text:p>77.063126</text:p>
          </table:table-cell>
          <table:table-cell office:value-type="float" office:value="0.23817" calcext:value-type="float">
            <text:p>0.23817</text:p>
          </table:table-cell>
          <table:table-cell office:value-type="float" office:value="0.200152" calcext:value-type="float">
            <text:p>0.200152</text:p>
          </table:table-cell>
          <table:table-cell office:value-type="float" office:value="323.56" calcext:value-type="float">
            <text:p>323.5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9041" calcext:value-type="float">
            <text:p>19041</text:p>
          </table:table-cell>
          <table:table-cell office:value-type="float" office:value="13075214096" calcext:value-type="float">
            <text:p>13075214096</text:p>
          </table:table-cell>
          <table:table-cell office:value-type="float" office:value="9166975657" calcext:value-type="float">
            <text:p>9166975657</text:p>
          </table:table-cell>
          <table:table-cell office:value-type="float" office:value="75248" calcext:value-type="float">
            <text:p>75248</text:p>
          </table:table-cell>
          <table:table-cell office:value-type="float" office:value="1557792265" calcext:value-type="float">
            <text:p>1557792265</text:p>
          </table:table-cell>
          <table:table-cell office:value-type="float" office:value="4802950" calcext:value-type="float">
            <text:p>4802950</text:p>
          </table:table-cell>
          <table:table-cell office:value-type="float" office:value="3912232" calcext:value-type="float">
            <text:p>39122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339" calcext:value-type="float">
            <text:p>1.426339</text:p>
          </table:table-cell>
          <table:table-cell office:value-type="float" office:value="75248" calcext:value-type="float">
            <text:p>75248</text:p>
          </table:table-cell>
          <table:table-cell office:value-type="float" office:value="99.499702" calcext:value-type="float">
            <text:p>99.499702</text:p>
          </table:table-cell>
          <table:table-cell office:value-type="float" office:value="0.306775" calcext:value-type="float">
            <text:p>0.306775</text:p>
          </table:table-cell>
          <table:table-cell office:value-type="float" office:value="0.249883" calcext:value-type="float">
            <text:p>0.249883</text:p>
          </table:table-cell>
          <table:table-cell office:value-type="float" office:value="324.34" calcext:value-type="float">
            <text:p>324.3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9042" calcext:value-type="float">
            <text:p>19042</text:p>
          </table:table-cell>
          <table:table-cell office:value-type="float" office:value="10118137080" calcext:value-type="float">
            <text:p>10118137080</text:p>
          </table:table-cell>
          <table:table-cell office:value-type="float" office:value="6874249736" calcext:value-type="float">
            <text:p>6874249736</text:p>
          </table:table-cell>
          <table:table-cell office:value-type="float" office:value="52899" calcext:value-type="float">
            <text:p>52899</text:p>
          </table:table-cell>
          <table:table-cell office:value-type="float" office:value="1221819479" calcext:value-type="float">
            <text:p>1221819479</text:p>
          </table:table-cell>
          <table:table-cell office:value-type="float" office:value="3782369" calcext:value-type="float">
            <text:p>3782369</text:p>
          </table:table-cell>
          <table:table-cell office:value-type="float" office:value="3132378" calcext:value-type="float">
            <text:p>313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7189" calcext:value-type="float">
            <text:p>1.47189</text:p>
          </table:table-cell>
          <table:table-cell office:value-type="float" office:value="52899" calcext:value-type="float">
            <text:p>52899</text:p>
          </table:table-cell>
          <table:table-cell office:value-type="float" office:value="77.962563" calcext:value-type="float">
            <text:p>77.962563</text:p>
          </table:table-cell>
          <table:table-cell office:value-type="float" office:value="0.241348" calcext:value-type="float">
            <text:p>0.241348</text:p>
          </table:table-cell>
          <table:table-cell office:value-type="float" office:value="0.199873" calcext:value-type="float">
            <text:p>0.199873</text:p>
          </table:table-cell>
          <table:table-cell office:value-type="float" office:value="323.03" calcext:value-type="float">
            <text:p>323.03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9041" calcext:value-type="float">
            <text:p>19041</text:p>
          </table:table-cell>
          <table:table-cell office:value-type="float" office:value="13164651944" calcext:value-type="float">
            <text:p>13164651944</text:p>
          </table:table-cell>
          <table:table-cell office:value-type="float" office:value="9168471717" calcext:value-type="float">
            <text:p>9168471717</text:p>
          </table:table-cell>
          <table:table-cell office:value-type="float" office:value="64562" calcext:value-type="float">
            <text:p>64562</text:p>
          </table:table-cell>
          <table:table-cell office:value-type="float" office:value="1573465854" calcext:value-type="float">
            <text:p>1573465854</text:p>
          </table:table-cell>
          <table:table-cell office:value-type="float" office:value="4875653" calcext:value-type="float">
            <text:p>4875653</text:p>
          </table:table-cell>
          <table:table-cell office:value-type="float" office:value="3897794" calcext:value-type="float">
            <text:p>389779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5861" calcext:value-type="float">
            <text:p>1.435861</text:p>
          </table:table-cell>
          <table:table-cell office:value-type="float" office:value="64562" calcext:value-type="float">
            <text:p>64562</text:p>
          </table:table-cell>
          <table:table-cell office:value-type="float" office:value="100.500816" calcext:value-type="float">
            <text:p>100.500816</text:p>
          </table:table-cell>
          <table:table-cell office:value-type="float" office:value="0.311419" calcext:value-type="float">
            <text:p>0.311419</text:p>
          </table:table-cell>
          <table:table-cell office:value-type="float" office:value="0.248961" calcext:value-type="float">
            <text:p>0.248961</text:p>
          </table:table-cell>
          <table:table-cell office:value-type="float" office:value="322.72" calcext:value-type="float">
            <text:p>322.7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9042" calcext:value-type="float">
            <text:p>19042</text:p>
          </table:table-cell>
          <table:table-cell office:value-type="float" office:value="9675768592" calcext:value-type="float">
            <text:p>9675768592</text:p>
          </table:table-cell>
          <table:table-cell office:value-type="float" office:value="6872785276" calcext:value-type="float">
            <text:p>6872785276</text:p>
          </table:table-cell>
          <table:table-cell office:value-type="float" office:value="47222" calcext:value-type="float">
            <text:p>47222</text:p>
          </table:table-cell>
          <table:table-cell office:value-type="float" office:value="1147159044" calcext:value-type="float">
            <text:p>1147159044</text:p>
          </table:table-cell>
          <table:table-cell office:value-type="float" office:value="3656548" calcext:value-type="float">
            <text:p>3656548</text:p>
          </table:table-cell>
          <table:table-cell office:value-type="float" office:value="2977671" calcext:value-type="float">
            <text:p>2977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7838" calcext:value-type="float">
            <text:p>1.407838</text:p>
          </table:table-cell>
          <table:table-cell office:value-type="float" office:value="47222" calcext:value-type="float">
            <text:p>47222</text:p>
          </table:table-cell>
          <table:table-cell office:value-type="float" office:value="73.271637" calcext:value-type="float">
            <text:p>73.271637</text:p>
          </table:table-cell>
          <table:table-cell office:value-type="float" office:value="0.233552" calcext:value-type="float">
            <text:p>0.233552</text:p>
          </table:table-cell>
          <table:table-cell office:value-type="float" office:value="0.190191" calcext:value-type="float">
            <text:p>0.190191</text:p>
          </table:table-cell>
          <table:table-cell office:value-type="float" office:value="313.73" calcext:value-type="float">
            <text:p>313.7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19918" calcext:value-type="float">
            <text:p>19918</text:p>
          </table:table-cell>
          <table:table-cell office:value-type="float" office:value="8108346832" calcext:value-type="float">
            <text:p>8108346832</text:p>
          </table:table-cell>
          <table:table-cell office:value-type="float" office:value="6056186057" calcext:value-type="float">
            <text:p>6056186057</text:p>
          </table:table-cell>
          <table:table-cell office:value-type="float" office:value="38464" calcext:value-type="float">
            <text:p>38464</text:p>
          </table:table-cell>
          <table:table-cell office:value-type="float" office:value="939231422" calcext:value-type="float">
            <text:p>939231422</text:p>
          </table:table-cell>
          <table:table-cell office:value-type="float" office:value="3222032" calcext:value-type="float">
            <text:p>3222032</text:p>
          </table:table-cell>
          <table:table-cell office:value-type="float" office:value="2591078" calcext:value-type="float">
            <text:p>259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38854" calcext:value-type="float">
            <text:p>1.338854</text:p>
          </table:table-cell>
          <table:table-cell office:value-type="float" office:value="38464" calcext:value-type="float">
            <text:p>38464</text:p>
          </table:table-cell>
          <table:table-cell office:value-type="float" office:value="68.619644" calcext:value-type="float">
            <text:p>68.619644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189303" calcext:value-type="float">
            <text:p>0.189303</text:p>
          </table:table-cell>
          <table:table-cell office:value-type="float" office:value="291.5" calcext:value-type="float">
            <text:p>291.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9919" calcext:value-type="float">
            <text:p>19919</text:p>
          </table:table-cell>
          <table:table-cell office:value-type="float" office:value="10021289856" calcext:value-type="float">
            <text:p>10021289856</text:p>
          </table:table-cell>
          <table:table-cell office:value-type="float" office:value="7259790372" calcext:value-type="float">
            <text:p>7259790372</text:p>
          </table:table-cell>
          <table:table-cell office:value-type="float" office:value="141132" calcext:value-type="float">
            <text:p>141132</text:p>
          </table:table-cell>
          <table:table-cell office:value-type="float" office:value="1177476169" calcext:value-type="float">
            <text:p>1177476169</text:p>
          </table:table-cell>
          <table:table-cell office:value-type="float" office:value="3691419" calcext:value-type="float">
            <text:p>3691419</text:p>
          </table:table-cell>
          <table:table-cell office:value-type="float" office:value="2984444" calcext:value-type="float">
            <text:p>29844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0383" calcext:value-type="float">
            <text:p>1.380383</text:p>
          </table:table-cell>
          <table:table-cell office:value-type="float" office:value="141132" calcext:value-type="float">
            <text:p>141132</text:p>
          </table:table-cell>
          <table:table-cell office:value-type="float" office:value="86.025658" calcext:value-type="float">
            <text:p>86.025658</text:p>
          </table:table-cell>
          <table:table-cell office:value-type="float" office:value="0.269693" calcext:value-type="float">
            <text:p>0.269693</text:p>
          </table:table-cell>
          <table:table-cell office:value-type="float" office:value="0.218042" calcext:value-type="float">
            <text:p>0.218042</text:p>
          </table:table-cell>
          <table:table-cell office:value-type="float" office:value="318.98" calcext:value-type="float">
            <text:p>318.9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0124" calcext:value-type="float">
            <text:p>20124</text:p>
          </table:table-cell>
          <table:table-cell office:value-type="float" office:value="2260395555" calcext:value-type="float">
            <text:p>2260395555</text:p>
          </table:table-cell>
          <table:table-cell office:value-type="float" office:value="1480457775" calcext:value-type="float">
            <text:p>1480457775</text:p>
          </table:table-cell>
          <table:table-cell office:value-type="float" office:value="10717" calcext:value-type="float">
            <text:p>10717</text:p>
          </table:table-cell>
          <table:table-cell office:value-type="float" office:value="279275593" calcext:value-type="float">
            <text:p>279275593</text:p>
          </table:table-cell>
          <table:table-cell office:value-type="float" office:value="570045" calcext:value-type="float">
            <text:p>570045</text:p>
          </table:table-cell>
          <table:table-cell office:value-type="float" office:value="448143" calcext:value-type="float">
            <text:p>44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26822" calcext:value-type="float">
            <text:p>1.526822</text:p>
          </table:table-cell>
          <table:table-cell office:value-type="float" office:value="10717" calcext:value-type="float">
            <text:p>10717</text:p>
          </table:table-cell>
          <table:table-cell office:value-type="float" office:value="86.765228" calcext:value-type="float">
            <text:p>86.765228</text:p>
          </table:table-cell>
          <table:table-cell office:value-type="float" office:value="0.177101" calcext:value-type="float">
            <text:p>0.177101</text:p>
          </table:table-cell>
          <table:table-cell office:value-type="float" office:value="0.139229" calcext:value-type="float">
            <text:p>0.139229</text:p>
          </table:table-cell>
          <table:table-cell office:value-type="float" office:value="489.92" calcext:value-type="float">
            <text:p>489.9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9042" calcext:value-type="float">
            <text:p>19042</text:p>
          </table:table-cell>
          <table:table-cell/>
          <table:table-cell office:value-type="float" office:value="3593033" calcext:value-type="float">
            <text:p>3593033</text:p>
          </table:table-cell>
          <table:table-cell office:value-type="float" office:value="8" calcext:value-type="float">
            <text:p>8</text:p>
          </table:table-cell>
          <table:table-cell office:value-type="float" office:value="785397" calcext:value-type="float">
            <text:p>785397</text:p>
          </table:table-cell>
          <table:table-cell office:value-type="float" office:value="1540" calcext:value-type="float">
            <text:p>1540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3843" calcext:value-type="float">
            <text:p>1.703843</text:p>
          </table:table-cell>
          <table:table-cell office:value-type="float" office:value="8" calcext:value-type="float">
            <text:p>8</text:p>
          </table:table-cell>
          <table:table-cell office:value-type="float" office:value="50.265408" calcext:value-type="float">
            <text:p>50.265408</text:p>
          </table:table-cell>
          <table:table-cell office:value-type="float" office:value="0.09856" calcext:value-type="float">
            <text:p>0.09856</text:p>
          </table:table-cell>
          <table:table-cell office:value-type="float" office:value="0.090496" calcext:value-type="float">
            <text:p>0.090496</text:p>
          </table:table-cell>
          <table:table-cell office:value-type="float" office:value="510" calcext:value-type="float">
            <text:p>51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9044" calcext:value-type="float">
            <text:p>19044</text:p>
          </table:table-cell>
          <table:table-cell office:value-type="float" office:value="2696836" calcext:value-type="float">
            <text:p>2696836</text:p>
          </table:table-cell>
          <table:table-cell office:value-type="float" office:value="1583493" calcext:value-type="float">
            <text:p>1583493</text:p>
          </table:table-cell>
          <table:table-cell office:value-type="float" office:value="3" calcext:value-type="float">
            <text:p>3</text:p>
          </table:table-cell>
          <table:table-cell office:value-type="float" office:value="346340" calcext:value-type="float">
            <text:p>346340</text:p>
          </table:table-cell>
          <table:table-cell office:value-type="float" office:value="696" calcext:value-type="float">
            <text:p>69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3093" calcext:value-type="float">
            <text:p>1.703093</text:p>
          </table:table-cell>
          <table:table-cell office:value-type="float" office:value="3" calcext:value-type="float">
            <text:p>3</text:p>
          </table:table-cell>
          <table:table-cell office:value-type="float" office:value="11.08288" calcext:value-type="float">
            <text:p>11.08288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19968" calcext:value-type="float">
            <text:p>0.019968</text:p>
          </table:table-cell>
          <table:table-cell office:value-type="float" office:value="497.61" calcext:value-type="float">
            <text:p>497.6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19651" calcext:value-type="float">
            <text:p>19651</text:p>
          </table:table-cell>
          <table:table-cell office:value-type="float" office:value="5563581866" calcext:value-type="float">
            <text:p>5563581866</text:p>
          </table:table-cell>
          <table:table-cell office:value-type="float" office:value="4201267974" calcext:value-type="float">
            <text:p>4201267974</text:p>
          </table:table-cell>
          <table:table-cell office:value-type="float" office:value="27723" calcext:value-type="float">
            <text:p>27723</text:p>
          </table:table-cell>
          <table:table-cell office:value-type="float" office:value="639941422" calcext:value-type="float">
            <text:p>639941422</text:p>
          </table:table-cell>
          <table:table-cell office:value-type="float" office:value="2289598" calcext:value-type="float">
            <text:p>2289598</text:p>
          </table:table-cell>
          <table:table-cell office:value-type="float" office:value="1784256" calcext:value-type="float">
            <text:p>178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24263" calcext:value-type="float">
            <text:p>1.324263</text:p>
          </table:table-cell>
          <table:table-cell office:value-type="float" office:value="27723" calcext:value-type="float">
            <text:p>27723</text:p>
          </table:table-cell>
          <table:table-cell office:value-type="float" office:value="67.473236" calcext:value-type="float">
            <text:p>67.473236</text:p>
          </table:table-cell>
          <table:table-cell office:value-type="float" office:value="0.241407" calcext:value-type="float">
            <text:p>0.241407</text:p>
          </table:table-cell>
          <table:table-cell office:value-type="float" office:value="0.188126" calcext:value-type="float">
            <text:p>0.188126</text:p>
          </table:table-cell>
          <table:table-cell office:value-type="float" office:value="279.5" calcext:value-type="float">
            <text:p>279.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9649" calcext:value-type="float">
            <text:p>19649</text:p>
          </table:table-cell>
          <table:table-cell office:value-type="float" office:value="6915202910" calcext:value-type="float">
            <text:p>6915202910</text:p>
          </table:table-cell>
          <table:table-cell office:value-type="float" office:value="4872470793" calcext:value-type="float">
            <text:p>4872470793</text:p>
          </table:table-cell>
          <table:table-cell office:value-type="float" office:value="111990" calcext:value-type="float">
            <text:p>111990</text:p>
          </table:table-cell>
          <table:table-cell office:value-type="float" office:value="825089997" calcext:value-type="float">
            <text:p>825089997</text:p>
          </table:table-cell>
          <table:table-cell office:value-type="float" office:value="2300734" calcext:value-type="float">
            <text:p>2300734</text:p>
          </table:table-cell>
          <table:table-cell office:value-type="float" office:value="1905966" calcext:value-type="float">
            <text:p>19059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9239" calcext:value-type="float">
            <text:p>1.419239</text:p>
          </table:table-cell>
          <table:table-cell office:value-type="float" office:value="111990" calcext:value-type="float">
            <text:p>111990</text:p>
          </table:table-cell>
          <table:table-cell office:value-type="float" office:value="86.994659" calcext:value-type="float">
            <text:p>86.994659</text:p>
          </table:table-cell>
          <table:table-cell office:value-type="float" office:value="0.242582" calcext:value-type="float">
            <text:p>0.242582</text:p>
          </table:table-cell>
          <table:table-cell office:value-type="float" office:value="0.200959" calcext:value-type="float">
            <text:p>0.200959</text:p>
          </table:table-cell>
          <table:table-cell office:value-type="float" office:value="358.62" calcext:value-type="float">
            <text:p>358.6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0120" calcext:value-type="float">
            <text:p>20120</text:p>
          </table:table-cell>
          <table:table-cell office:value-type="float" office:value="4699918844" calcext:value-type="float">
            <text:p>4699918844</text:p>
          </table:table-cell>
          <table:table-cell office:value-type="float" office:value="3486412825" calcext:value-type="float">
            <text:p>3486412825</text:p>
          </table:table-cell>
          <table:table-cell office:value-type="float" office:value="21673" calcext:value-type="float">
            <text:p>21673</text:p>
          </table:table-cell>
          <table:table-cell office:value-type="float" office:value="546669169" calcext:value-type="float">
            <text:p>546669169</text:p>
          </table:table-cell>
          <table:table-cell office:value-type="float" office:value="1789417" calcext:value-type="float">
            <text:p>1789417</text:p>
          </table:table-cell>
          <table:table-cell office:value-type="float" office:value="1258220" calcext:value-type="float">
            <text:p>1258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48067" calcext:value-type="float">
            <text:p>1.348067</text:p>
          </table:table-cell>
          <table:table-cell office:value-type="float" office:value="21673" calcext:value-type="float">
            <text:p>21673</text:p>
          </table:table-cell>
          <table:table-cell office:value-type="float" office:value="74.598778" calcext:value-type="float">
            <text:p>74.598778</text:p>
          </table:table-cell>
          <table:table-cell office:value-type="float" office:value="0.244185" calcext:value-type="float">
            <text:p>0.244185</text:p>
          </table:table-cell>
          <table:table-cell office:value-type="float" office:value="0.171697" calcext:value-type="float">
            <text:p>0.171697</text:p>
          </table:table-cell>
          <table:table-cell office:value-type="float" office:value="305.5" calcext:value-type="float">
            <text:p>305.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9043" calcext:value-type="float">
            <text:p>19043</text:p>
          </table:table-cell>
          <table:table-cell office:value-type="float" office:value="6216716" calcext:value-type="float">
            <text:p>6216716</text:p>
          </table:table-cell>
          <table:table-cell office:value-type="float" office:value="3649198" calcext:value-type="float">
            <text:p>3649198</text:p>
          </table:table-cell>
          <table:table-cell office:value-type="float" office:value="24" calcext:value-type="float">
            <text:p>24</text:p>
          </table:table-cell>
          <table:table-cell office:value-type="float" office:value="796636" calcext:value-type="float">
            <text:p>796636</text:p>
          </table:table-cell>
          <table:table-cell office:value-type="float" office:value="1633" calcext:value-type="float">
            <text:p>1633</text:p>
          </table:table-cell>
          <table:table-cell office:value-type="float" office:value="1494" calcext:value-type="float">
            <text:p>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3584" calcext:value-type="float">
            <text:p>1.703584</text:p>
          </table:table-cell>
          <table:table-cell office:value-type="float" office:value="24" calcext:value-type="float">
            <text:p>24</text:p>
          </table:table-cell>
          <table:table-cell office:value-type="float" office:value="25.492352" calcext:value-type="float">
            <text:p>25.492352</text:p>
          </table:table-cell>
          <table:table-cell office:value-type="float" office:value="0.052256" calcext:value-type="float">
            <text:p>0.052256</text:p>
          </table:table-cell>
          <table:table-cell office:value-type="float" office:value="0.047808" calcext:value-type="float">
            <text:p>0.047808</text:p>
          </table:table-cell>
          <table:table-cell office:value-type="float" office:value="487.84" calcext:value-type="float">
            <text:p>487.8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9044" calcext:value-type="float">
            <text:p>19044</text:p>
          </table:table-cell>
          <table:table-cell office:value-type="float" office:value="2723048" calcext:value-type="float">
            <text:p>2723048</text:p>
          </table:table-cell>
          <table:table-cell office:value-type="float" office:value="1599328" calcext:value-type="float">
            <text:p>1599328</text:p>
          </table:table-cell>
          <table:table-cell office:value-type="float" office:value="11" calcext:value-type="float">
            <text:p>11</text:p>
          </table:table-cell>
          <table:table-cell office:value-type="float" office:value="349376" calcext:value-type="float">
            <text:p>349376</text:p>
          </table:table-cell>
          <table:table-cell office:value-type="float" office:value="726" calcext:value-type="float">
            <text:p>726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262" calcext:value-type="float">
            <text:p>1.70262</text:p>
          </table:table-cell>
          <table:table-cell office:value-type="float" office:value="11" calcext:value-type="float">
            <text:p>11</text:p>
          </table:table-cell>
          <table:table-cell office:value-type="float" office:value="11.180032" calcext:value-type="float">
            <text:p>11.180032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20672" calcext:value-type="float">
            <text:p>0.020672</text:p>
          </table:table-cell>
          <table:table-cell office:value-type="float" office:value="481.23" calcext:value-type="float">
            <text:p>481.2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9533" calcext:value-type="float">
            <text:p>19533</text:p>
          </table:table-cell>
          <table:table-cell office:value-type="float" office:value="4912887820" calcext:value-type="float">
            <text:p>4912887820</text:p>
          </table:table-cell>
          <table:table-cell office:value-type="float" office:value="3387335442" calcext:value-type="float">
            <text:p>3387335442</text:p>
          </table:table-cell>
          <table:table-cell office:value-type="float" office:value="24859" calcext:value-type="float">
            <text:p>24859</text:p>
          </table:table-cell>
          <table:table-cell office:value-type="float" office:value="589596667" calcext:value-type="float">
            <text:p>589596667</text:p>
          </table:table-cell>
          <table:table-cell office:value-type="float" office:value="1884799" calcext:value-type="float">
            <text:p>1884799</text:p>
          </table:table-cell>
          <table:table-cell office:value-type="float" office:value="1503015" calcext:value-type="float">
            <text:p>150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0369" calcext:value-type="float">
            <text:p>1.450369</text:p>
          </table:table-cell>
          <table:table-cell office:value-type="float" office:value="24859" calcext:value-type="float">
            <text:p>24859</text:p>
          </table:table-cell>
          <table:table-cell office:value-type="float" office:value="77.166023" calcext:value-type="float">
            <text:p>77.166023</text:p>
          </table:table-cell>
          <table:table-cell office:value-type="float" office:value="0.246681" calcext:value-type="float">
            <text:p>0.246681</text:p>
          </table:table-cell>
          <table:table-cell office:value-type="float" office:value="0.196714" calcext:value-type="float">
            <text:p>0.196714</text:p>
          </table:table-cell>
          <table:table-cell office:value-type="float" office:value="312.82" calcext:value-type="float">
            <text:p>312.8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19533" calcext:value-type="float">
            <text:p>19533</text:p>
          </table:table-cell>
          <table:table-cell office:value-type="float" office:value="5639891589" calcext:value-type="float">
            <text:p>5639891589</text:p>
          </table:table-cell>
          <table:table-cell office:value-type="float" office:value="3909835542" calcext:value-type="float">
            <text:p>3909835542</text:p>
          </table:table-cell>
          <table:table-cell office:value-type="float" office:value="66581" calcext:value-type="float">
            <text:p>66581</text:p>
          </table:table-cell>
          <table:table-cell office:value-type="float" office:value="675521110" calcext:value-type="float">
            <text:p>675521110</text:p>
          </table:table-cell>
          <table:table-cell office:value-type="float" office:value="2027541" calcext:value-type="float">
            <text:p>2027541</text:p>
          </table:table-cell>
          <table:table-cell office:value-type="float" office:value="1656828" calcext:value-type="float">
            <text:p>16568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2488" calcext:value-type="float">
            <text:p>1.442488</text:p>
          </table:table-cell>
          <table:table-cell office:value-type="float" office:value="66581" calcext:value-type="float">
            <text:p>66581</text:p>
          </table:table-cell>
          <table:table-cell office:value-type="float" office:value="88.231323" calcext:value-type="float">
            <text:p>88.231323</text:p>
          </table:table-cell>
          <table:table-cell office:value-type="float" office:value="0.264822" calcext:value-type="float">
            <text:p>0.264822</text:p>
          </table:table-cell>
          <table:table-cell office:value-type="float" office:value="0.216402" calcext:value-type="float">
            <text:p>0.216402</text:p>
          </table:table-cell>
          <table:table-cell office:value-type="float" office:value="333.17" calcext:value-type="float">
            <text:p>333.17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0106" calcext:value-type="float">
            <text:p>20106</text:p>
          </table:table-cell>
          <table:table-cell office:value-type="float" office:value="5366943025" calcext:value-type="float">
            <text:p>5366943025</text:p>
          </table:table-cell>
          <table:table-cell office:value-type="float" office:value="4101180421" calcext:value-type="float">
            <text:p>4101180421</text:p>
          </table:table-cell>
          <table:table-cell office:value-type="float" office:value="22502" calcext:value-type="float">
            <text:p>22502</text:p>
          </table:table-cell>
          <table:table-cell office:value-type="float" office:value="616537501" calcext:value-type="float">
            <text:p>616537501</text:p>
          </table:table-cell>
          <table:table-cell office:value-type="float" office:value="1885648" calcext:value-type="float">
            <text:p>1885648</text:p>
          </table:table-cell>
          <table:table-cell office:value-type="float" office:value="1370244" calcext:value-type="float">
            <text:p>137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08634" calcext:value-type="float">
            <text:p>1.308634</text:p>
          </table:table-cell>
          <table:table-cell office:value-type="float" office:value="22502" calcext:value-type="float">
            <text:p>22502</text:p>
          </table:table-cell>
          <table:table-cell office:value-type="float" office:value="68.862823" calcext:value-type="float">
            <text:p>68.862823</text:p>
          </table:table-cell>
          <table:table-cell office:value-type="float" office:value="0.210613" calcext:value-type="float">
            <text:p>0.210613</text:p>
          </table:table-cell>
          <table:table-cell office:value-type="float" office:value="0.153046" calcext:value-type="float">
            <text:p>0.153046</text:p>
          </table:table-cell>
          <table:table-cell office:value-type="float" office:value="326.96" calcext:value-type="float">
            <text:p>326.9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9042" calcext:value-type="float">
            <text:p>19042</text:p>
          </table:table-cell>
          <table:table-cell office:value-type="float" office:value="2500863" calcext:value-type="float">
            <text:p>2500863</text:p>
          </table:table-cell>
          <table:table-cell office:value-type="float" office:value="3496917" calcext:value-type="float">
            <text:p>3496917</text:p>
          </table:table-cell>
          <table:table-cell office:value-type="float" office:value="3" calcext:value-type="float">
            <text:p>3</text:p>
          </table:table-cell>
          <table:table-cell office:value-type="float" office:value="179548" calcext:value-type="float">
            <text:p>179548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5162" calcext:value-type="float">
            <text:p>0.715162</text:p>
          </table:table-cell>
          <table:table-cell office:value-type="float" office:value="3" calcext:value-type="float">
            <text:p>3</text:p>
          </table:table-cell>
          <table:table-cell office:value-type="float" office:value="11.491072" calcext:value-type="float">
            <text:p>11.491072</text:p>
          </table:table-cell>
          <table:table-cell office:value-type="float" office:value="0.022912" calcext:value-type="float">
            <text:p>0.022912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501.53" calcext:value-type="float">
            <text:p>501.5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9043" calcext:value-type="float">
            <text:p>19043</text:p>
          </table:table-cell>
          <table:table-cell office:value-type="float" office:value="2573471" calcext:value-type="float">
            <text:p>2573471</text:p>
          </table:table-cell>
          <table:table-cell office:value-type="float" office:value="1514225" calcext:value-type="float">
            <text:p>1514225</text:p>
          </table:table-cell>
          <table:table-cell office:value-type="float" office:value="8" calcext:value-type="float">
            <text:p>8</text:p>
          </table:table-cell>
          <table:table-cell office:value-type="float" office:value="330245" calcext:value-type="float">
            <text:p>330245</text:p>
          </table:table-cell>
          <table:table-cell office:value-type="float" office:value="698" calcext:value-type="float">
            <text:p>69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953" calcext:value-type="float">
            <text:p>1.69953</text:p>
          </table:table-cell>
          <table:table-cell office:value-type="float" office:value="8" calcext:value-type="float">
            <text:p>8</text:p>
          </table:table-cell>
          <table:table-cell office:value-type="float" office:value="21.135679" calcext:value-type="float">
            <text:p>21.135679</text:p>
          </table:table-cell>
          <table:table-cell office:value-type="float" office:value="0.044672" calcext:value-type="float">
            <text:p>0.044672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473.13" calcext:value-type="float">
            <text:p>473.1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19488" calcext:value-type="float">
            <text:p>19488</text:p>
          </table:table-cell>
          <table:table-cell office:value-type="float" office:value="4552293785" calcext:value-type="float">
            <text:p>4552293785</text:p>
          </table:table-cell>
          <table:table-cell office:value-type="float" office:value="3084814506" calcext:value-type="float">
            <text:p>3084814506</text:p>
          </table:table-cell>
          <table:table-cell office:value-type="float" office:value="22182" calcext:value-type="float">
            <text:p>22182</text:p>
          </table:table-cell>
          <table:table-cell office:value-type="float" office:value="549757983" calcext:value-type="float">
            <text:p>549757983</text:p>
          </table:table-cell>
          <table:table-cell office:value-type="float" office:value="1807866" calcext:value-type="float">
            <text:p>1807866</text:p>
          </table:table-cell>
          <table:table-cell office:value-type="float" office:value="1411924" calcext:value-type="float">
            <text:p>141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75711" calcext:value-type="float">
            <text:p>1.475711</text:p>
          </table:table-cell>
          <table:table-cell office:value-type="float" office:value="22182" calcext:value-type="float">
            <text:p>22182</text:p>
          </table:table-cell>
          <table:table-cell office:value-type="float" office:value="79.066315" calcext:value-type="float">
            <text:p>79.066315</text:p>
          </table:table-cell>
          <table:table-cell office:value-type="float" office:value="0.260008" calcext:value-type="float">
            <text:p>0.260008</text:p>
          </table:table-cell>
          <table:table-cell office:value-type="float" office:value="0.203063" calcext:value-type="float">
            <text:p>0.203063</text:p>
          </table:table-cell>
          <table:table-cell office:value-type="float" office:value="304.09" calcext:value-type="float">
            <text:p>304.0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19487" calcext:value-type="float">
            <text:p>19487</text:p>
          </table:table-cell>
          <table:table-cell office:value-type="float" office:value="4823042654" calcext:value-type="float">
            <text:p>4823042654</text:p>
          </table:table-cell>
          <table:table-cell office:value-type="float" office:value="3376218581" calcext:value-type="float">
            <text:p>3376218581</text:p>
          </table:table-cell>
          <table:table-cell office:value-type="float" office:value="90430" calcext:value-type="float">
            <text:p>90430</text:p>
          </table:table-cell>
          <table:table-cell office:value-type="float" office:value="574700294" calcext:value-type="float">
            <text:p>574700294</text:p>
          </table:table-cell>
          <table:table-cell office:value-type="float" office:value="1850677" calcext:value-type="float">
            <text:p>1850677</text:p>
          </table:table-cell>
          <table:table-cell office:value-type="float" office:value="1462947" calcext:value-type="float">
            <text:p>14629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8534" calcext:value-type="float">
            <text:p>1.428534</text:p>
          </table:table-cell>
          <table:table-cell office:value-type="float" office:value="90430" calcext:value-type="float">
            <text:p>90430</text:p>
          </table:table-cell>
          <table:table-cell office:value-type="float" office:value="82.653526" calcext:value-type="float">
            <text:p>82.653526</text:p>
          </table:table-cell>
          <table:table-cell office:value-type="float" office:value="0.266165" calcext:value-type="float">
            <text:p>0.266165</text:p>
          </table:table-cell>
          <table:table-cell office:value-type="float" office:value="0.210401" calcext:value-type="float">
            <text:p>0.210401</text:p>
          </table:table-cell>
          <table:table-cell office:value-type="float" office:value="310.54" calcext:value-type="float">
            <text:p>310.5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0120" calcext:value-type="float">
            <text:p>20120</text:p>
          </table:table-cell>
          <table:table-cell office:value-type="float" office:value="6765415105" calcext:value-type="float">
            <text:p>6765415105</text:p>
          </table:table-cell>
          <table:table-cell office:value-type="float" office:value="4661984666" calcext:value-type="float">
            <text:p>4661984666</text:p>
          </table:table-cell>
          <table:table-cell office:value-type="float" office:value="31565" calcext:value-type="float">
            <text:p>31565</text:p>
          </table:table-cell>
          <table:table-cell office:value-type="float" office:value="811617368" calcext:value-type="float">
            <text:p>811617368</text:p>
          </table:table-cell>
          <table:table-cell office:value-type="float" office:value="2693174" calcext:value-type="float">
            <text:p>2693174</text:p>
          </table:table-cell>
          <table:table-cell office:value-type="float" office:value="1852647" calcext:value-type="float">
            <text:p>185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1188" calcext:value-type="float">
            <text:p>1.451188</text:p>
          </table:table-cell>
          <table:table-cell office:value-type="float" office:value="31565" calcext:value-type="float">
            <text:p>31565</text:p>
          </table:table-cell>
          <table:table-cell office:value-type="float" office:value="82.189095" calcext:value-type="float">
            <text:p>82.189095</text:p>
          </table:table-cell>
          <table:table-cell office:value-type="float" office:value="0.272726" calcext:value-type="float">
            <text:p>0.272726</text:p>
          </table:table-cell>
          <table:table-cell office:value-type="float" office:value="0.18761" calcext:value-type="float">
            <text:p>0.18761</text:p>
          </table:table-cell>
          <table:table-cell office:value-type="float" office:value="301.36" calcext:value-type="float">
            <text:p>301.36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1" calcext:value-type="float">
            <text:p>1</text:p>
          </table:table-cell>
          <table:table-cell office:value-type="float" office:value="503832" calcext:value-type="float">
            <text:p>503832</text:p>
          </table:table-cell>
          <table:table-cell office:value-type="float" office:value="330899" calcext:value-type="float">
            <text:p>33089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22616" calcext:value-type="float">
            <text:p>1.522616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8.33" calcext:value-type="float">
            <text:p>8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0125" calcext:value-type="float">
            <text:p>20125</text:p>
          </table:table-cell>
          <table:table-cell office:value-type="float" office:value="1271978" calcext:value-type="float">
            <text:p>1271978</text:p>
          </table:table-cell>
          <table:table-cell office:value-type="float" office:value="1562422" calcext:value-type="float">
            <text:p>1562422</text:p>
          </table:table-cell>
          <table:table-cell office:value-type="float" office:value="4" calcext:value-type="float">
            <text:p>4</text:p>
          </table:table-cell>
          <table:table-cell office:value-type="float" office:value="25434" calcext:value-type="float">
            <text:p>25434</text:p>
          </table:table-cell>
          <table:table-cell office:value-type="float" office:value="22410" calcext:value-type="float">
            <text:p>22410</text:p>
          </table:table-cell>
          <table:table-cell office:value-type="float" office:value="23593" calcext:value-type="float">
            <text:p>2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14107" calcext:value-type="float">
            <text:p>0.814107</text:p>
          </table:table-cell>
          <table:table-cell office:value-type="float" office:value="4" calcext:value-type="float">
            <text:p>4</text:p>
          </table:table-cell>
          <table:table-cell office:value-type="float" office:value="1.627776" calcext:value-type="float">
            <text:p>1.627776</text:p>
          </table:table-cell>
          <table:table-cell office:value-type="float" office:value="1.43424" calcext:value-type="float">
            <text:p>1.43424</text:p>
          </table:table-cell>
          <table:table-cell office:value-type="float" office:value="1.509952" calcext:value-type="float">
            <text:p>1.509952</text:p>
          </table:table-cell>
          <table:table-cell office:value-type="float" office:value="1.13" calcext:value-type="float">
            <text:p>1.1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1004" calcext:value-type="float">
            <text:p>1004</text:p>
          </table:table-cell>
          <table:table-cell office:value-type="float" office:value="14907158948" calcext:value-type="float">
            <text:p>14907158948</text:p>
          </table:table-cell>
          <table:table-cell office:value-type="float" office:value="8915430352" calcext:value-type="float">
            <text:p>8915430352</text:p>
          </table:table-cell>
          <table:table-cell office:value-type="float" office:value="96476" calcext:value-type="float">
            <text:p>96476</text:p>
          </table:table-cell>
          <table:table-cell office:value-type="float" office:value="1883004438" calcext:value-type="float">
            <text:p>1883004438</text:p>
          </table:table-cell>
          <table:table-cell office:value-type="float" office:value="6414733" calcext:value-type="float">
            <text:p>6414733</text:p>
          </table:table-cell>
          <table:table-cell office:value-type="float" office:value="4864077" calcext:value-type="float">
            <text:p>486407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2063" calcext:value-type="float">
            <text:p>1.672063</text:p>
          </table:table-cell>
          <table:table-cell office:value-type="float" office:value="96476" calcext:value-type="float">
            <text:p>96476</text:p>
          </table:table-cell>
          <table:table-cell office:value-type="float" office:value="120.151825" calcext:value-type="float">
            <text:p>120.151825</text:p>
          </table:table-cell>
          <table:table-cell office:value-type="float" office:value="0.409315" calcext:value-type="float">
            <text:p>0.409315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293.54" calcext:value-type="float">
            <text:p>293.5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1128" calcext:value-type="float">
            <text:p>21128</text:p>
          </table:table-cell>
          <table:table-cell office:value-type="float" office:value="10190047964" calcext:value-type="float">
            <text:p>10190047964</text:p>
          </table:table-cell>
          <table:table-cell office:value-type="float" office:value="6871195748" calcext:value-type="float">
            <text:p>6871195748</text:p>
          </table:table-cell>
          <table:table-cell office:value-type="float" office:value="51402" calcext:value-type="float">
            <text:p>51402</text:p>
          </table:table-cell>
          <table:table-cell office:value-type="float" office:value="1231793536" calcext:value-type="float">
            <text:p>1231793536</text:p>
          </table:table-cell>
          <table:table-cell office:value-type="float" office:value="4029761" calcext:value-type="float">
            <text:p>4029761</text:p>
          </table:table-cell>
          <table:table-cell office:value-type="float" office:value="3229196" calcext:value-type="float">
            <text:p>322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3009" calcext:value-type="float">
            <text:p>1.483009</text:p>
          </table:table-cell>
          <table:table-cell office:value-type="float" office:value="51402" calcext:value-type="float">
            <text:p>51402</text:p>
          </table:table-cell>
          <table:table-cell office:value-type="float" office:value="78.598991" calcext:value-type="float">
            <text:p>78.598991</text:p>
          </table:table-cell>
          <table:table-cell office:value-type="float" office:value="0.257133" calcext:value-type="float">
            <text:p>0.257133</text:p>
          </table:table-cell>
          <table:table-cell office:value-type="float" office:value="0.20605" calcext:value-type="float">
            <text:p>0.20605</text:p>
          </table:table-cell>
          <table:table-cell office:value-type="float" office:value="305.67" calcext:value-type="float">
            <text:p>305.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1002" calcext:value-type="float">
            <text:p>1002</text:p>
          </table:table-cell>
          <table:table-cell office:value-type="float" office:value="14884281390" calcext:value-type="float">
            <text:p>14884281390</text:p>
          </table:table-cell>
          <table:table-cell office:value-type="float" office:value="8906940968" calcext:value-type="float">
            <text:p>8906940968</text:p>
          </table:table-cell>
          <table:table-cell office:value-type="float" office:value="97366" calcext:value-type="float">
            <text:p>97366</text:p>
          </table:table-cell>
          <table:table-cell office:value-type="float" office:value="1878284531" calcext:value-type="float">
            <text:p>1878284531</text:p>
          </table:table-cell>
          <table:table-cell office:value-type="float" office:value="6349110" calcext:value-type="float">
            <text:p>6349110</text:p>
          </table:table-cell>
          <table:table-cell office:value-type="float" office:value="4914489" calcext:value-type="float">
            <text:p>491448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1088" calcext:value-type="float">
            <text:p>1.671088</text:p>
          </table:table-cell>
          <table:table-cell office:value-type="float" office:value="97366" calcext:value-type="float">
            <text:p>97366</text:p>
          </table:table-cell>
          <table:table-cell office:value-type="float" office:value="119.970268" calcext:value-type="float">
            <text:p>119.970268</text:p>
          </table:table-cell>
          <table:table-cell office:value-type="float" office:value="0.405532" calcext:value-type="float">
            <text:p>0.405532</text:p>
          </table:table-cell>
          <table:table-cell office:value-type="float" office:value="0.313899" calcext:value-type="float">
            <text:p>0.313899</text:p>
          </table:table-cell>
          <table:table-cell office:value-type="float" office:value="295.83" calcext:value-type="float">
            <text:p>295.8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1122" calcext:value-type="float">
            <text:p>21122</text:p>
          </table:table-cell>
          <table:table-cell office:value-type="float" office:value="9375437703" calcext:value-type="float">
            <text:p>9375437703</text:p>
          </table:table-cell>
          <table:table-cell office:value-type="float" office:value="6877186066" calcext:value-type="float">
            <text:p>6877186066</text:p>
          </table:table-cell>
          <table:table-cell office:value-type="float" office:value="43478" calcext:value-type="float">
            <text:p>43478</text:p>
          </table:table-cell>
          <table:table-cell office:value-type="float" office:value="1095874806" calcext:value-type="float">
            <text:p>1095874806</text:p>
          </table:table-cell>
          <table:table-cell office:value-type="float" office:value="3484233" calcext:value-type="float">
            <text:p>3484233</text:p>
          </table:table-cell>
          <table:table-cell office:value-type="float" office:value="2937876" calcext:value-type="float">
            <text:p>293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63267" calcext:value-type="float">
            <text:p>1.363267</text:p>
          </table:table-cell>
          <table:table-cell office:value-type="float" office:value="43478" calcext:value-type="float">
            <text:p>43478</text:p>
          </table:table-cell>
          <table:table-cell office:value-type="float" office:value="69.995995" calcext:value-type="float">
            <text:p>69.995995</text:p>
          </table:table-cell>
          <table:table-cell office:value-type="float" office:value="0.222546" calcext:value-type="float">
            <text:p>0.222546</text:p>
          </table:table-cell>
          <table:table-cell office:value-type="float" office:value="0.187649" calcext:value-type="float">
            <text:p>0.187649</text:p>
          </table:table-cell>
          <table:table-cell office:value-type="float" office:value="314.52" calcext:value-type="float">
            <text:p>314.5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1003" calcext:value-type="float">
            <text:p>1003</text:p>
          </table:table-cell>
          <table:table-cell office:value-type="float" office:value="14869676482" calcext:value-type="float">
            <text:p>14869676482</text:p>
          </table:table-cell>
          <table:table-cell office:value-type="float" office:value="8905311807" calcext:value-type="float">
            <text:p>8905311807</text:p>
          </table:table-cell>
          <table:table-cell office:value-type="float" office:value="98811" calcext:value-type="float">
            <text:p>98811</text:p>
          </table:table-cell>
          <table:table-cell office:value-type="float" office:value="1877697269" calcext:value-type="float">
            <text:p>1877697269</text:p>
          </table:table-cell>
          <table:table-cell office:value-type="float" office:value="6383750" calcext:value-type="float">
            <text:p>6383750</text:p>
          </table:table-cell>
          <table:table-cell office:value-type="float" office:value="4845633" calcext:value-type="float">
            <text:p>484563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9753" calcext:value-type="float">
            <text:p>1.669753</text:p>
          </table:table-cell>
          <table:table-cell office:value-type="float" office:value="98811" calcext:value-type="float">
            <text:p>98811</text:p>
          </table:table-cell>
          <table:table-cell office:value-type="float" office:value="119.813187" calcext:value-type="float">
            <text:p>119.813187</text:p>
          </table:table-cell>
          <table:table-cell office:value-type="float" office:value="0.407338" calcext:value-type="float">
            <text:p>0.407338</text:p>
          </table:table-cell>
          <table:table-cell office:value-type="float" office:value="0.309193" calcext:value-type="float">
            <text:p>0.309193</text:p>
          </table:table-cell>
          <table:table-cell office:value-type="float" office:value="294.14" calcext:value-type="float">
            <text:p>294.1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1109" calcext:value-type="float">
            <text:p>21109</text:p>
          </table:table-cell>
          <table:table-cell office:value-type="float" office:value="9532775899" calcext:value-type="float">
            <text:p>9532775899</text:p>
          </table:table-cell>
          <table:table-cell office:value-type="float" office:value="6877539226" calcext:value-type="float">
            <text:p>6877539226</text:p>
          </table:table-cell>
          <table:table-cell office:value-type="float" office:value="49545" calcext:value-type="float">
            <text:p>49545</text:p>
          </table:table-cell>
          <table:table-cell office:value-type="float" office:value="1122422713" calcext:value-type="float">
            <text:p>1122422713</text:p>
          </table:table-cell>
          <table:table-cell office:value-type="float" office:value="3604711" calcext:value-type="float">
            <text:p>3604711</text:p>
          </table:table-cell>
          <table:table-cell office:value-type="float" office:value="2969471" calcext:value-type="float">
            <text:p>296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86074" calcext:value-type="float">
            <text:p>1.386074</text:p>
          </table:table-cell>
          <table:table-cell office:value-type="float" office:value="49545" calcext:value-type="float">
            <text:p>49545</text:p>
          </table:table-cell>
          <table:table-cell office:value-type="float" office:value="71.620186" calcext:value-type="float">
            <text:p>71.620186</text:p>
          </table:table-cell>
          <table:table-cell office:value-type="float" office:value="0.230011" calcext:value-type="float">
            <text:p>0.230011</text:p>
          </table:table-cell>
          <table:table-cell office:value-type="float" office:value="0.189478" calcext:value-type="float">
            <text:p>0.189478</text:p>
          </table:table-cell>
          <table:table-cell office:value-type="float" office:value="311.38" calcext:value-type="float">
            <text:p>311.3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1122" calcext:value-type="float">
            <text:p>21122</text:p>
          </table:table-cell>
          <table:table-cell office:value-type="float" office:value="13489801544" calcext:value-type="float">
            <text:p>13489801544</text:p>
          </table:table-cell>
          <table:table-cell office:value-type="float" office:value="9455121010" calcext:value-type="float">
            <text:p>9455121010</text:p>
          </table:table-cell>
          <table:table-cell office:value-type="float" office:value="66553" calcext:value-type="float">
            <text:p>66553</text:p>
          </table:table-cell>
          <table:table-cell office:value-type="float" office:value="1606835898" calcext:value-type="float">
            <text:p>1606835898</text:p>
          </table:table-cell>
          <table:table-cell office:value-type="float" office:value="5160467" calcext:value-type="float">
            <text:p>5160467</text:p>
          </table:table-cell>
          <table:table-cell office:value-type="float" office:value="3731958" calcext:value-type="float">
            <text:p>37319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6719" calcext:value-type="float">
            <text:p>1.426719</text:p>
          </table:table-cell>
          <table:table-cell office:value-type="float" office:value="66553" calcext:value-type="float">
            <text:p>66553</text:p>
          </table:table-cell>
          <table:table-cell office:value-type="float" office:value="102.632233" calcext:value-type="float">
            <text:p>102.632233</text:p>
          </table:table-cell>
          <table:table-cell office:value-type="float" office:value="0.329611" calcext:value-type="float">
            <text:p>0.329611</text:p>
          </table:table-cell>
          <table:table-cell office:value-type="float" office:value="0.238369" calcext:value-type="float">
            <text:p>0.238369</text:p>
          </table:table-cell>
          <table:table-cell office:value-type="float" office:value="311.37" calcext:value-type="float">
            <text:p>311.3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2006" calcext:value-type="float">
            <text:p>2006</text:p>
          </table:table-cell>
          <table:table-cell office:value-type="float" office:value="15342053878" calcext:value-type="float">
            <text:p>15342053878</text:p>
          </table:table-cell>
          <table:table-cell office:value-type="float" office:value="9147375344" calcext:value-type="float">
            <text:p>9147375344</text:p>
          </table:table-cell>
          <table:table-cell office:value-type="float" office:value="74603" calcext:value-type="float">
            <text:p>74603</text:p>
          </table:table-cell>
          <table:table-cell office:value-type="float" office:value="1938242783" calcext:value-type="float">
            <text:p>1938242783</text:p>
          </table:table-cell>
          <table:table-cell office:value-type="float" office:value="6286652" calcext:value-type="float">
            <text:p>6286652</text:p>
          </table:table-cell>
          <table:table-cell office:value-type="float" office:value="4885807" calcext:value-type="float">
            <text:p>48858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208" calcext:value-type="float">
            <text:p>1.677208</text:p>
          </table:table-cell>
          <table:table-cell office:value-type="float" office:value="74603" calcext:value-type="float">
            <text:p>74603</text:p>
          </table:table-cell>
          <table:table-cell office:value-type="float" office:value="123.799942" calcext:value-type="float">
            <text:p>123.799942</text:p>
          </table:table-cell>
          <table:table-cell office:value-type="float" office:value="0.401543" calcext:value-type="float">
            <text:p>0.401543</text:p>
          </table:table-cell>
          <table:table-cell office:value-type="float" office:value="0.312068" calcext:value-type="float">
            <text:p>0.312068</text:p>
          </table:table-cell>
          <table:table-cell office:value-type="float" office:value="308.31" calcext:value-type="float">
            <text:p>308.31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2130" calcext:value-type="float">
            <text:p>22130</text:p>
          </table:table-cell>
          <table:table-cell office:value-type="float" office:value="9465219618" calcext:value-type="float">
            <text:p>9465219618</text:p>
          </table:table-cell>
          <table:table-cell office:value-type="float" office:value="6869932308" calcext:value-type="float">
            <text:p>6869932308</text:p>
          </table:table-cell>
          <table:table-cell office:value-type="float" office:value="47016" calcext:value-type="float">
            <text:p>47016</text:p>
          </table:table-cell>
          <table:table-cell office:value-type="float" office:value="1111558991" calcext:value-type="float">
            <text:p>1111558991</text:p>
          </table:table-cell>
          <table:table-cell office:value-type="float" office:value="3549103" calcext:value-type="float">
            <text:p>3549103</text:p>
          </table:table-cell>
          <table:table-cell office:value-type="float" office:value="2965020" calcext:value-type="float">
            <text:p>2965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77775" calcext:value-type="float">
            <text:p>1.377775</text:p>
          </table:table-cell>
          <table:table-cell office:value-type="float" office:value="47016" calcext:value-type="float">
            <text:p>47016</text:p>
          </table:table-cell>
          <table:table-cell office:value-type="float" office:value="70.99778" calcext:value-type="float">
            <text:p>70.99778</text:p>
          </table:table-cell>
          <table:table-cell office:value-type="float" office:value="0.226689" calcext:value-type="float">
            <text:p>0.226689</text:p>
          </table:table-cell>
          <table:table-cell office:value-type="float" office:value="0.189383" calcext:value-type="float">
            <text:p>0.189383</text:p>
          </table:table-cell>
          <table:table-cell office:value-type="float" office:value="313.19" calcext:value-type="float">
            <text:p>313.1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2005" calcext:value-type="float">
            <text:p>2005</text:p>
          </table:table-cell>
          <table:table-cell office:value-type="float" office:value="15345710416" calcext:value-type="float">
            <text:p>15345710416</text:p>
          </table:table-cell>
          <table:table-cell office:value-type="float" office:value="9155144202" calcext:value-type="float">
            <text:p>9155144202</text:p>
          </table:table-cell>
          <table:table-cell office:value-type="float" office:value="74560" calcext:value-type="float">
            <text:p>74560</text:p>
          </table:table-cell>
          <table:table-cell office:value-type="float" office:value="1937068713" calcext:value-type="float">
            <text:p>1937068713</text:p>
          </table:table-cell>
          <table:table-cell office:value-type="float" office:value="6202291" calcext:value-type="float">
            <text:p>6202291</text:p>
          </table:table-cell>
          <table:table-cell office:value-type="float" office:value="4916345" calcext:value-type="float">
            <text:p>49163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6184" calcext:value-type="float">
            <text:p>1.676184</text:p>
          </table:table-cell>
          <table:table-cell office:value-type="float" office:value="74560" calcext:value-type="float">
            <text:p>74560</text:p>
          </table:table-cell>
          <table:table-cell office:value-type="float" office:value="123.601593" calcext:value-type="float">
            <text:p>123.601593</text:p>
          </table:table-cell>
          <table:table-cell office:value-type="float" office:value="0.395759" calcext:value-type="float">
            <text:p>0.395759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312.32" calcext:value-type="float">
            <text:p>312.3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2125" calcext:value-type="float">
            <text:p>22125</text:p>
          </table:table-cell>
          <table:table-cell office:value-type="float" office:value="8544665203" calcext:value-type="float">
            <text:p>8544665203</text:p>
          </table:table-cell>
          <table:table-cell office:value-type="float" office:value="6879837237" calcext:value-type="float">
            <text:p>6879837237</text:p>
          </table:table-cell>
          <table:table-cell office:value-type="float" office:value="38669" calcext:value-type="float">
            <text:p>38669</text:p>
          </table:table-cell>
          <table:table-cell office:value-type="float" office:value="957977028" calcext:value-type="float">
            <text:p>957977028</text:p>
          </table:table-cell>
          <table:table-cell office:value-type="float" office:value="2845026" calcext:value-type="float">
            <text:p>2845026</text:p>
          </table:table-cell>
          <table:table-cell office:value-type="float" office:value="2468823" calcext:value-type="float">
            <text:p>246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41987" calcext:value-type="float">
            <text:p>1.241987</text:p>
          </table:table-cell>
          <table:table-cell office:value-type="float" office:value="38669" calcext:value-type="float">
            <text:p>38669</text:p>
          </table:table-cell>
          <table:table-cell office:value-type="float" office:value="61.127148" calcext:value-type="float">
            <text:p>61.127148</text:p>
          </table:table-cell>
          <table:table-cell office:value-type="float" office:value="0.181537" calcext:value-type="float">
            <text:p>0.181537</text:p>
          </table:table-cell>
          <table:table-cell office:value-type="float" office:value="0.157532" calcext:value-type="float">
            <text:p>0.157532</text:p>
          </table:table-cell>
          <table:table-cell office:value-type="float" office:value="336.72" calcext:value-type="float">
            <text:p>336.7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2005" calcext:value-type="float">
            <text:p>2005</text:p>
          </table:table-cell>
          <table:table-cell office:value-type="float" office:value="15327860139" calcext:value-type="float">
            <text:p>15327860139</text:p>
          </table:table-cell>
          <table:table-cell office:value-type="float" office:value="9151073892" calcext:value-type="float">
            <text:p>9151073892</text:p>
          </table:table-cell>
          <table:table-cell office:value-type="float" office:value="76546" calcext:value-type="float">
            <text:p>76546</text:p>
          </table:table-cell>
          <table:table-cell office:value-type="float" office:value="1936214347" calcext:value-type="float">
            <text:p>1936214347</text:p>
          </table:table-cell>
          <table:table-cell office:value-type="float" office:value="6245095" calcext:value-type="float">
            <text:p>6245095</text:p>
          </table:table-cell>
          <table:table-cell office:value-type="float" office:value="4891134" calcext:value-type="float">
            <text:p>489113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4979" calcext:value-type="float">
            <text:p>1.674979</text:p>
          </table:table-cell>
          <table:table-cell office:value-type="float" office:value="76546" calcext:value-type="float">
            <text:p>76546</text:p>
          </table:table-cell>
          <table:table-cell office:value-type="float" office:value="123.67038" calcext:value-type="float">
            <text:p>123.67038</text:p>
          </table:table-cell>
          <table:table-cell office:value-type="float" office:value="0.398888" calcext:value-type="float">
            <text:p>0.398888</text:p>
          </table:table-cell>
          <table:table-cell office:value-type="float" office:value="0.312408" calcext:value-type="float">
            <text:p>0.312408</text:p>
          </table:table-cell>
          <table:table-cell office:value-type="float" office:value="310.04" calcext:value-type="float">
            <text:p>310.0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2111" calcext:value-type="float">
            <text:p>22111</text:p>
          </table:table-cell>
          <table:table-cell office:value-type="float" office:value="10529957121" calcext:value-type="float">
            <text:p>10529957121</text:p>
          </table:table-cell>
          <table:table-cell office:value-type="float" office:value="6866186401" calcext:value-type="float">
            <text:p>6866186401</text:p>
          </table:table-cell>
          <table:table-cell office:value-type="float" office:value="55965" calcext:value-type="float">
            <text:p>55965</text:p>
          </table:table-cell>
          <table:table-cell office:value-type="float" office:value="1288971360" calcext:value-type="float">
            <text:p>1288971360</text:p>
          </table:table-cell>
          <table:table-cell office:value-type="float" office:value="4313837" calcext:value-type="float">
            <text:p>4313837</text:p>
          </table:table-cell>
          <table:table-cell office:value-type="float" office:value="3476690" calcext:value-type="float">
            <text:p>3476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33596" calcext:value-type="float">
            <text:p>1.533596</text:p>
          </table:table-cell>
          <table:table-cell office:value-type="float" office:value="55965" calcext:value-type="float">
            <text:p>55965</text:p>
          </table:table-cell>
          <table:table-cell office:value-type="float" office:value="82.329514" calcext:value-type="float">
            <text:p>82.329514</text:p>
          </table:table-cell>
          <table:table-cell office:value-type="float" office:value="0.275535" calcext:value-type="float">
            <text:p>0.275535</text:p>
          </table:table-cell>
          <table:table-cell office:value-type="float" office:value="0.222064" calcext:value-type="float">
            <text:p>0.222064</text:p>
          </table:table-cell>
          <table:table-cell office:value-type="float" office:value="298.8" calcext:value-type="float">
            <text:p>298.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1002" calcext:value-type="float">
            <text:p>1002</text:p>
          </table:table-cell>
          <table:table-cell office:value-type="float" office:value="14878441220" calcext:value-type="float">
            <text:p>14878441220</text:p>
          </table:table-cell>
          <table:table-cell office:value-type="float" office:value="8903574672" calcext:value-type="float">
            <text:p>8903574672</text:p>
          </table:table-cell>
          <table:table-cell office:value-type="float" office:value="99691" calcext:value-type="float">
            <text:p>99691</text:p>
          </table:table-cell>
          <table:table-cell office:value-type="float" office:value="1878940172" calcext:value-type="float">
            <text:p>1878940172</text:p>
          </table:table-cell>
          <table:table-cell office:value-type="float" office:value="6410005" calcext:value-type="float">
            <text:p>6410005</text:p>
          </table:table-cell>
          <table:table-cell office:value-type="float" office:value="4906944" calcext:value-type="float">
            <text:p>490694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1064" calcext:value-type="float">
            <text:p>1.671064</text:p>
          </table:table-cell>
          <table:table-cell office:value-type="float" office:value="99691" calcext:value-type="float">
            <text:p>99691</text:p>
          </table:table-cell>
          <table:table-cell office:value-type="float" office:value="120.012146" calcext:value-type="float">
            <text:p>120.012146</text:p>
          </table:table-cell>
          <table:table-cell office:value-type="float" office:value="0.409421" calcext:value-type="float">
            <text:p>0.409421</text:p>
          </table:table-cell>
          <table:table-cell office:value-type="float" office:value="0.313418" calcext:value-type="float">
            <text:p>0.313418</text:p>
          </table:table-cell>
          <table:table-cell office:value-type="float" office:value="293.13" calcext:value-type="float">
            <text:p>293.1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2124" calcext:value-type="float">
            <text:p>22124</text:p>
          </table:table-cell>
          <table:table-cell office:value-type="float" office:value="10813857595" calcext:value-type="float">
            <text:p>10813857595</text:p>
          </table:table-cell>
          <table:table-cell office:value-type="float" office:value="6867958121" calcext:value-type="float">
            <text:p>6867958121</text:p>
          </table:table-cell>
          <table:table-cell office:value-type="float" office:value="55601" calcext:value-type="float">
            <text:p>55601</text:p>
          </table:table-cell>
          <table:table-cell office:value-type="float" office:value="1340331531" calcext:value-type="float">
            <text:p>1340331531</text:p>
          </table:table-cell>
          <table:table-cell office:value-type="float" office:value="4089690" calcext:value-type="float">
            <text:p>4089690</text:p>
          </table:table-cell>
          <table:table-cell office:value-type="float" office:value="3343871" calcext:value-type="float">
            <text:p>3343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74538" calcext:value-type="float">
            <text:p>1.574538</text:p>
          </table:table-cell>
          <table:table-cell office:value-type="float" office:value="55601" calcext:value-type="float">
            <text:p>55601</text:p>
          </table:table-cell>
          <table:table-cell office:value-type="float" office:value="85.610001" calcext:value-type="float">
            <text:p>85.610001</text:p>
          </table:table-cell>
          <table:table-cell office:value-type="float" office:value="0.261218" calcext:value-type="float">
            <text:p>0.261218</text:p>
          </table:table-cell>
          <table:table-cell office:value-type="float" office:value="0.213581" calcext:value-type="float">
            <text:p>0.213581</text:p>
          </table:table-cell>
          <table:table-cell office:value-type="float" office:value="327.73" calcext:value-type="float">
            <text:p>327.7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3008" calcext:value-type="float">
            <text:p>3008</text:p>
          </table:table-cell>
          <table:table-cell office:value-type="float" office:value="15341257165" calcext:value-type="float">
            <text:p>15341257165</text:p>
          </table:table-cell>
          <table:table-cell office:value-type="float" office:value="9145959115" calcext:value-type="float">
            <text:p>9145959115</text:p>
          </table:table-cell>
          <table:table-cell office:value-type="float" office:value="75140" calcext:value-type="float">
            <text:p>75140</text:p>
          </table:table-cell>
          <table:table-cell office:value-type="float" office:value="1938208747" calcext:value-type="float">
            <text:p>1938208747</text:p>
          </table:table-cell>
          <table:table-cell office:value-type="float" office:value="6286509" calcext:value-type="float">
            <text:p>6286509</text:p>
          </table:table-cell>
          <table:table-cell office:value-type="float" office:value="4903419" calcext:value-type="float">
            <text:p>490341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381" calcext:value-type="float">
            <text:p>1.677381</text:p>
          </table:table-cell>
          <table:table-cell office:value-type="float" office:value="75140" calcext:value-type="float">
            <text:p>75140</text:p>
          </table:table-cell>
          <table:table-cell office:value-type="float" office:value="123.797768" calcext:value-type="float">
            <text:p>123.797768</text:p>
          </table:table-cell>
          <table:table-cell office:value-type="float" office:value="0.401534" calcext:value-type="float">
            <text:p>0.401534</text:p>
          </table:table-cell>
          <table:table-cell office:value-type="float" office:value="0.313192" calcext:value-type="float">
            <text:p>0.313192</text:p>
          </table:table-cell>
          <table:table-cell office:value-type="float" office:value="308.31" calcext:value-type="float">
            <text:p>308.3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3132" calcext:value-type="float">
            <text:p>23132</text:p>
          </table:table-cell>
          <table:table-cell office:value-type="float" office:value="10063878428" calcext:value-type="float">
            <text:p>10063878428</text:p>
          </table:table-cell>
          <table:table-cell office:value-type="float" office:value="6867866365" calcext:value-type="float">
            <text:p>6867866365</text:p>
          </table:table-cell>
          <table:table-cell office:value-type="float" office:value="50604" calcext:value-type="float">
            <text:p>50604</text:p>
          </table:table-cell>
          <table:table-cell office:value-type="float" office:value="1213095776" calcext:value-type="float">
            <text:p>1213095776</text:p>
          </table:table-cell>
          <table:table-cell office:value-type="float" office:value="3833057" calcext:value-type="float">
            <text:p>3833057</text:p>
          </table:table-cell>
          <table:table-cell office:value-type="float" office:value="3134620" calcext:value-type="float">
            <text:p>3134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5357" calcext:value-type="float">
            <text:p>1.465357</text:p>
          </table:table-cell>
          <table:table-cell office:value-type="float" office:value="50604" calcext:value-type="float">
            <text:p>50604</text:p>
          </table:table-cell>
          <table:table-cell office:value-type="float" office:value="77.483162" calcext:value-type="float">
            <text:p>77.483162</text:p>
          </table:table-cell>
          <table:table-cell office:value-type="float" office:value="0.244826" calcext:value-type="float">
            <text:p>0.244826</text:p>
          </table:table-cell>
          <table:table-cell office:value-type="float" office:value="0.200215" calcext:value-type="float">
            <text:p>0.200215</text:p>
          </table:table-cell>
          <table:table-cell office:value-type="float" office:value="316.48" calcext:value-type="float">
            <text:p>316.4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3007" calcext:value-type="float">
            <text:p>3007</text:p>
          </table:table-cell>
          <table:table-cell office:value-type="float" office:value="15342702784" calcext:value-type="float">
            <text:p>15342702784</text:p>
          </table:table-cell>
          <table:table-cell office:value-type="float" office:value="9154618482" calcext:value-type="float">
            <text:p>9154618482</text:p>
          </table:table-cell>
          <table:table-cell office:value-type="float" office:value="74434" calcext:value-type="float">
            <text:p>74434</text:p>
          </table:table-cell>
          <table:table-cell office:value-type="float" office:value="1936656051" calcext:value-type="float">
            <text:p>1936656051</text:p>
          </table:table-cell>
          <table:table-cell office:value-type="float" office:value="6206473" calcext:value-type="float">
            <text:p>6206473</text:p>
          </table:table-cell>
          <table:table-cell office:value-type="float" office:value="4972410" calcext:value-type="float">
            <text:p>49724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5952" calcext:value-type="float">
            <text:p>1.675952</text:p>
          </table:table-cell>
          <table:table-cell office:value-type="float" office:value="74434" calcext:value-type="float">
            <text:p>74434</text:p>
          </table:table-cell>
          <table:table-cell office:value-type="float" office:value="123.698586" calcext:value-type="float">
            <text:p>123.698586</text:p>
          </table:table-cell>
          <table:table-cell office:value-type="float" office:value="0.396421" calcext:value-type="float">
            <text:p>0.396421</text:p>
          </table:table-cell>
          <table:table-cell office:value-type="float" office:value="0.317599" calcext:value-type="float">
            <text:p>0.317599</text:p>
          </table:table-cell>
          <table:table-cell office:value-type="float" office:value="312.04" calcext:value-type="float">
            <text:p>312.0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3148" calcext:value-type="float">
            <text:p>23148</text:p>
          </table:table-cell>
          <table:table-cell office:value-type="float" office:value="10380843728" calcext:value-type="float">
            <text:p>10380843728</text:p>
          </table:table-cell>
          <table:table-cell office:value-type="float" office:value="6871609447" calcext:value-type="float">
            <text:p>6871609447</text:p>
          </table:table-cell>
          <table:table-cell office:value-type="float" office:value="51425" calcext:value-type="float">
            <text:p>51425</text:p>
          </table:table-cell>
          <table:table-cell office:value-type="float" office:value="1266003414" calcext:value-type="float">
            <text:p>1266003414</text:p>
          </table:table-cell>
          <table:table-cell office:value-type="float" office:value="4086194" calcext:value-type="float">
            <text:p>4086194</text:p>
          </table:table-cell>
          <table:table-cell office:value-type="float" office:value="3366557" calcext:value-type="float">
            <text:p>336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10686" calcext:value-type="float">
            <text:p>1.510686</text:p>
          </table:table-cell>
          <table:table-cell office:value-type="float" office:value="51425" calcext:value-type="float">
            <text:p>51425</text:p>
          </table:table-cell>
          <table:table-cell office:value-type="float" office:value="79.20256" calcext:value-type="float">
            <text:p>79.20256</text:p>
          </table:table-cell>
          <table:table-cell office:value-type="float" office:value="0.255637" calcext:value-type="float">
            <text:p>0.255637</text:p>
          </table:table-cell>
          <table:table-cell office:value-type="float" office:value="0.210615" calcext:value-type="float">
            <text:p>0.210615</text:p>
          </table:table-cell>
          <table:table-cell office:value-type="float" office:value="309.82" calcext:value-type="float">
            <text:p>309.8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3008" calcext:value-type="float">
            <text:p>3008</text:p>
          </table:table-cell>
          <table:table-cell office:value-type="float" office:value="15325304706" calcext:value-type="float">
            <text:p>15325304706</text:p>
          </table:table-cell>
          <table:table-cell office:value-type="float" office:value="9151078243" calcext:value-type="float">
            <text:p>9151078243</text:p>
          </table:table-cell>
          <table:table-cell office:value-type="float" office:value="75609" calcext:value-type="float">
            <text:p>75609</text:p>
          </table:table-cell>
          <table:table-cell office:value-type="float" office:value="1935811223" calcext:value-type="float">
            <text:p>1935811223</text:p>
          </table:table-cell>
          <table:table-cell office:value-type="float" office:value="6246293" calcext:value-type="float">
            <text:p>6246293</text:p>
          </table:table-cell>
          <table:table-cell office:value-type="float" office:value="4892537" calcext:value-type="float">
            <text:p>48925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4699" calcext:value-type="float">
            <text:p>1.674699</text:p>
          </table:table-cell>
          <table:table-cell office:value-type="float" office:value="75609" calcext:value-type="float">
            <text:p>75609</text:p>
          </table:table-cell>
          <table:table-cell office:value-type="float" office:value="123.521355" calcext:value-type="float">
            <text:p>123.521355</text:p>
          </table:table-cell>
          <table:table-cell office:value-type="float" office:value="0.398567" calcext:value-type="float">
            <text:p>0.398567</text:p>
          </table:table-cell>
          <table:table-cell office:value-type="float" office:value="0.312186" calcext:value-type="float">
            <text:p>0.312186</text:p>
          </table:table-cell>
          <table:table-cell office:value-type="float" office:value="309.91" calcext:value-type="float">
            <text:p>309.9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3113" calcext:value-type="float">
            <text:p>23113</text:p>
          </table:table-cell>
          <table:table-cell office:value-type="float" office:value="10285777446" calcext:value-type="float">
            <text:p>10285777446</text:p>
          </table:table-cell>
          <table:table-cell office:value-type="float" office:value="6872265046" calcext:value-type="float">
            <text:p>6872265046</text:p>
          </table:table-cell>
          <table:table-cell office:value-type="float" office:value="53505" calcext:value-type="float">
            <text:p>53505</text:p>
          </table:table-cell>
          <table:table-cell office:value-type="float" office:value="1250321004" calcext:value-type="float">
            <text:p>1250321004</text:p>
          </table:table-cell>
          <table:table-cell office:value-type="float" office:value="3932559" calcext:value-type="float">
            <text:p>3932559</text:p>
          </table:table-cell>
          <table:table-cell office:value-type="float" office:value="3193993" calcext:value-type="float">
            <text:p>319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96709" calcext:value-type="float">
            <text:p>1.496709</text:p>
          </table:table-cell>
          <table:table-cell office:value-type="float" office:value="53505" calcext:value-type="float">
            <text:p>53505</text:p>
          </table:table-cell>
          <table:table-cell office:value-type="float" office:value="79.860825" calcext:value-type="float">
            <text:p>79.860825</text:p>
          </table:table-cell>
          <table:table-cell office:value-type="float" office:value="0.251181" calcext:value-type="float">
            <text:p>0.251181</text:p>
          </table:table-cell>
          <table:table-cell office:value-type="float" office:value="0.204008" calcext:value-type="float">
            <text:p>0.204008</text:p>
          </table:table-cell>
          <table:table-cell office:value-type="float" office:value="317.94" calcext:value-type="float">
            <text:p>317.9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2004" calcext:value-type="float">
            <text:p>2004</text:p>
          </table:table-cell>
          <table:table-cell office:value-type="float" office:value="15336545031" calcext:value-type="float">
            <text:p>15336545031</text:p>
          </table:table-cell>
          <table:table-cell office:value-type="float" office:value="9150851878" calcext:value-type="float">
            <text:p>9150851878</text:p>
          </table:table-cell>
          <table:table-cell office:value-type="float" office:value="79369" calcext:value-type="float">
            <text:p>79369</text:p>
          </table:table-cell>
          <table:table-cell office:value-type="float" office:value="1937310754" calcext:value-type="float">
            <text:p>1937310754</text:p>
          </table:table-cell>
          <table:table-cell office:value-type="float" office:value="6280131" calcext:value-type="float">
            <text:p>6280131</text:p>
          </table:table-cell>
          <table:table-cell office:value-type="float" office:value="4929928" calcext:value-type="float">
            <text:p>492992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5969" calcext:value-type="float">
            <text:p>1.675969</text:p>
          </table:table-cell>
          <table:table-cell office:value-type="float" office:value="79369" calcext:value-type="float">
            <text:p>79369</text:p>
          </table:table-cell>
          <table:table-cell office:value-type="float" office:value="123.740402" calcext:value-type="float">
            <text:p>123.740402</text:p>
          </table:table-cell>
          <table:table-cell office:value-type="float" office:value="0.401126" calcext:value-type="float">
            <text:p>0.401126</text:p>
          </table:table-cell>
          <table:table-cell office:value-type="float" office:value="0.314886" calcext:value-type="float">
            <text:p>0.314886</text:p>
          </table:table-cell>
          <table:table-cell office:value-type="float" office:value="308.48" calcext:value-type="float">
            <text:p>308.4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3126" calcext:value-type="float">
            <text:p>23126</text:p>
          </table:table-cell>
          <table:table-cell office:value-type="float" office:value="9872506457" calcext:value-type="float">
            <text:p>9872506457</text:p>
          </table:table-cell>
          <table:table-cell office:value-type="float" office:value="6862880844" calcext:value-type="float">
            <text:p>6862880844</text:p>
          </table:table-cell>
          <table:table-cell office:value-type="float" office:value="50422" calcext:value-type="float">
            <text:p>50422</text:p>
          </table:table-cell>
          <table:table-cell office:value-type="float" office:value="1178077388" calcext:value-type="float">
            <text:p>1178077388</text:p>
          </table:table-cell>
          <table:table-cell office:value-type="float" office:value="4213693" calcext:value-type="float">
            <text:p>4213693</text:p>
          </table:table-cell>
          <table:table-cell office:value-type="float" office:value="3279963" calcext:value-type="float">
            <text:p>327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38537" calcext:value-type="float">
            <text:p>1.438537</text:p>
          </table:table-cell>
          <table:table-cell office:value-type="float" office:value="50422" calcext:value-type="float">
            <text:p>50422</text:p>
          </table:table-cell>
          <table:table-cell office:value-type="float" office:value="75.24646" calcext:value-type="float">
            <text:p>75.24646</text:p>
          </table:table-cell>
          <table:table-cell office:value-type="float" office:value="0.269138" calcext:value-type="float">
            <text:p>0.269138</text:p>
          </table:table-cell>
          <table:table-cell office:value-type="float" office:value="0.209499" calcext:value-type="float">
            <text:p>0.209499</text:p>
          </table:table-cell>
          <table:table-cell office:value-type="float" office:value="279.58" calcext:value-type="float">
            <text:p>279.5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4010" calcext:value-type="float">
            <text:p>4010</text:p>
          </table:table-cell>
          <table:table-cell office:value-type="float" office:value="15341825518" calcext:value-type="float">
            <text:p>15341825518</text:p>
          </table:table-cell>
          <table:table-cell office:value-type="float" office:value="9146570429" calcext:value-type="float">
            <text:p>9146570429</text:p>
          </table:table-cell>
          <table:table-cell office:value-type="float" office:value="75659" calcext:value-type="float">
            <text:p>75659</text:p>
          </table:table-cell>
          <table:table-cell office:value-type="float" office:value="1938290358" calcext:value-type="float">
            <text:p>1938290358</text:p>
          </table:table-cell>
          <table:table-cell office:value-type="float" office:value="6281629" calcext:value-type="float">
            <text:p>6281629</text:p>
          </table:table-cell>
          <table:table-cell office:value-type="float" office:value="4900396" calcext:value-type="float">
            <text:p>490039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331" calcext:value-type="float">
            <text:p>1.677331</text:p>
          </table:table-cell>
          <table:table-cell office:value-type="float" office:value="75659" calcext:value-type="float">
            <text:p>75659</text:p>
          </table:table-cell>
          <table:table-cell office:value-type="float" office:value="123.802971" calcext:value-type="float">
            <text:p>123.802971</text:p>
          </table:table-cell>
          <table:table-cell office:value-type="float" office:value="0.401222" calcext:value-type="float">
            <text:p>0.401222</text:p>
          </table:table-cell>
          <table:table-cell office:value-type="float" office:value="0.312999" calcext:value-type="float">
            <text:p>0.312999</text:p>
          </table:table-cell>
          <table:table-cell office:value-type="float" office:value="308.56" calcext:value-type="float">
            <text:p>308.5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4134" calcext:value-type="float">
            <text:p>24134</text:p>
          </table:table-cell>
          <table:table-cell office:value-type="float" office:value="9973936685" calcext:value-type="float">
            <text:p>9973936685</text:p>
          </table:table-cell>
          <table:table-cell office:value-type="float" office:value="6868114872" calcext:value-type="float">
            <text:p>6868114872</text:p>
          </table:table-cell>
          <table:table-cell office:value-type="float" office:value="50376" calcext:value-type="float">
            <text:p>50376</text:p>
          </table:table-cell>
          <table:table-cell office:value-type="float" office:value="1197853359" calcext:value-type="float">
            <text:p>1197853359</text:p>
          </table:table-cell>
          <table:table-cell office:value-type="float" office:value="3770952" calcext:value-type="float">
            <text:p>3770952</text:p>
          </table:table-cell>
          <table:table-cell office:value-type="float" office:value="3105449" calcext:value-type="float">
            <text:p>310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2209" calcext:value-type="float">
            <text:p>1.452209</text:p>
          </table:table-cell>
          <table:table-cell office:value-type="float" office:value="50376" calcext:value-type="float">
            <text:p>50376</text:p>
          </table:table-cell>
          <table:table-cell office:value-type="float" office:value="76.50959" calcext:value-type="float">
            <text:p>76.50959</text:p>
          </table:table-cell>
          <table:table-cell office:value-type="float" office:value="0.240859" calcext:value-type="float">
            <text:p>0.240859</text:p>
          </table:table-cell>
          <table:table-cell office:value-type="float" office:value="0.198352" calcext:value-type="float">
            <text:p>0.198352</text:p>
          </table:table-cell>
          <table:table-cell office:value-type="float" office:value="317.65" calcext:value-type="float">
            <text:p>317.6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4009" calcext:value-type="float">
            <text:p>4009</text:p>
          </table:table-cell>
          <table:table-cell office:value-type="float" office:value="15342336860" calcext:value-type="float">
            <text:p>15342336860</text:p>
          </table:table-cell>
          <table:table-cell office:value-type="float" office:value="9153715152" calcext:value-type="float">
            <text:p>9153715152</text:p>
          </table:table-cell>
          <table:table-cell office:value-type="float" office:value="74557" calcext:value-type="float">
            <text:p>74557</text:p>
          </table:table-cell>
          <table:table-cell office:value-type="float" office:value="1936580007" calcext:value-type="float">
            <text:p>1936580007</text:p>
          </table:table-cell>
          <table:table-cell office:value-type="float" office:value="6203485" calcext:value-type="float">
            <text:p>6203485</text:p>
          </table:table-cell>
          <table:table-cell office:value-type="float" office:value="4962665" calcext:value-type="float">
            <text:p>49626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6078" calcext:value-type="float">
            <text:p>1.676078</text:p>
          </table:table-cell>
          <table:table-cell office:value-type="float" office:value="74557" calcext:value-type="float">
            <text:p>74557</text:p>
          </table:table-cell>
          <table:table-cell office:value-type="float" office:value="123.693733" calcext:value-type="float">
            <text:p>123.693733</text:p>
          </table:table-cell>
          <table:table-cell office:value-type="float" office:value="0.396231" calcext:value-type="float">
            <text:p>0.396231</text:p>
          </table:table-cell>
          <table:table-cell office:value-type="float" office:value="0.316977" calcext:value-type="float">
            <text:p>0.316977</text:p>
          </table:table-cell>
          <table:table-cell office:value-type="float" office:value="312.18" calcext:value-type="float">
            <text:p>312.1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4150" calcext:value-type="float">
            <text:p>24150</text:p>
          </table:table-cell>
          <table:table-cell office:value-type="float" office:value="9669803223" calcext:value-type="float">
            <text:p>9669803223</text:p>
          </table:table-cell>
          <table:table-cell office:value-type="float" office:value="6872268462" calcext:value-type="float">
            <text:p>6872268462</text:p>
          </table:table-cell>
          <table:table-cell office:value-type="float" office:value="46567" calcext:value-type="float">
            <text:p>46567</text:p>
          </table:table-cell>
          <table:table-cell office:value-type="float" office:value="1146072376" calcext:value-type="float">
            <text:p>1146072376</text:p>
          </table:table-cell>
          <table:table-cell office:value-type="float" office:value="3642309" calcext:value-type="float">
            <text:p>3642309</text:p>
          </table:table-cell>
          <table:table-cell office:value-type="float" office:value="3013117" calcext:value-type="float">
            <text:p>3013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7076" calcext:value-type="float">
            <text:p>1.407076</text:p>
          </table:table-cell>
          <table:table-cell office:value-type="float" office:value="46567" calcext:value-type="float">
            <text:p>46567</text:p>
          </table:table-cell>
          <table:table-cell office:value-type="float" office:value="73.202225" calcext:value-type="float">
            <text:p>73.202225</text:p>
          </table:table-cell>
          <table:table-cell office:value-type="float" office:value="0.232642" calcext:value-type="float">
            <text:p>0.232642</text:p>
          </table:table-cell>
          <table:table-cell office:value-type="float" office:value="0.192455" calcext:value-type="float">
            <text:p>0.192455</text:p>
          </table:table-cell>
          <table:table-cell office:value-type="float" office:value="314.66" calcext:value-type="float">
            <text:p>314.6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010" calcext:value-type="float">
            <text:p>4010</text:p>
          </table:table-cell>
          <table:table-cell office:value-type="float" office:value="15328610341" calcext:value-type="float">
            <text:p>15328610341</text:p>
          </table:table-cell>
          <table:table-cell office:value-type="float" office:value="9152073311" calcext:value-type="float">
            <text:p>9152073311</text:p>
          </table:table-cell>
          <table:table-cell office:value-type="float" office:value="75830" calcext:value-type="float">
            <text:p>75830</text:p>
          </table:table-cell>
          <table:table-cell office:value-type="float" office:value="1936253976" calcext:value-type="float">
            <text:p>1936253976</text:p>
          </table:table-cell>
          <table:table-cell office:value-type="float" office:value="6257654" calcext:value-type="float">
            <text:p>6257654</text:p>
          </table:table-cell>
          <table:table-cell office:value-type="float" office:value="4847824" calcext:value-type="float">
            <text:p>484782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4878" calcext:value-type="float">
            <text:p>1.674878</text:p>
          </table:table-cell>
          <table:table-cell office:value-type="float" office:value="75830" calcext:value-type="float">
            <text:p>75830</text:p>
          </table:table-cell>
          <table:table-cell office:value-type="float" office:value="123.672905" calcext:value-type="float">
            <text:p>123.672905</text:p>
          </table:table-cell>
          <table:table-cell office:value-type="float" office:value="0.39969" calcext:value-type="float">
            <text:p>0.39969</text:p>
          </table:table-cell>
          <table:table-cell office:value-type="float" office:value="0.309641" calcext:value-type="float">
            <text:p>0.309641</text:p>
          </table:table-cell>
          <table:table-cell office:value-type="float" office:value="309.42" calcext:value-type="float">
            <text:p>309.4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4115" calcext:value-type="float">
            <text:p>24115</text:p>
          </table:table-cell>
          <table:table-cell office:value-type="float" office:value="8430017444" calcext:value-type="float">
            <text:p>8430017444</text:p>
          </table:table-cell>
          <table:table-cell office:value-type="float" office:value="6873933931" calcext:value-type="float">
            <text:p>6873933931</text:p>
          </table:table-cell>
          <table:table-cell office:value-type="float" office:value="43149" calcext:value-type="float">
            <text:p>43149</text:p>
          </table:table-cell>
          <table:table-cell office:value-type="float" office:value="935906500" calcext:value-type="float">
            <text:p>935906500</text:p>
          </table:table-cell>
          <table:table-cell office:value-type="float" office:value="3195247" calcext:value-type="float">
            <text:p>3195247</text:p>
          </table:table-cell>
          <table:table-cell office:value-type="float" office:value="2650839" calcext:value-type="float">
            <text:p>265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226375" calcext:value-type="float">
            <text:p>1.226375</text:p>
          </table:table-cell>
          <table:table-cell office:value-type="float" office:value="43149" calcext:value-type="float">
            <text:p>43149</text:p>
          </table:table-cell>
          <table:table-cell office:value-type="float" office:value="59.778458" calcext:value-type="float">
            <text:p>59.778458</text:p>
          </table:table-cell>
          <table:table-cell office:value-type="float" office:value="0.204088" calcext:value-type="float">
            <text:p>0.204088</text:p>
          </table:table-cell>
          <table:table-cell office:value-type="float" office:value="0.169315" calcext:value-type="float">
            <text:p>0.169315</text:p>
          </table:table-cell>
          <table:table-cell office:value-type="float" office:value="292.91" calcext:value-type="float">
            <text:p>292.9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2520" calcext:value-type="float">
            <text:p>2520</text:p>
          </table:table-cell>
          <table:table-cell office:value-type="float" office:value="7953852284" calcext:value-type="float">
            <text:p>7953852284</text:p>
          </table:table-cell>
          <table:table-cell office:value-type="float" office:value="4753791744" calcext:value-type="float">
            <text:p>4753791744</text:p>
          </table:table-cell>
          <table:table-cell office:value-type="float" office:value="41822" calcext:value-type="float">
            <text:p>41822</text:p>
          </table:table-cell>
          <table:table-cell office:value-type="float" office:value="1003005594" calcext:value-type="float">
            <text:p>1003005594</text:p>
          </table:table-cell>
          <table:table-cell office:value-type="float" office:value="3386804" calcext:value-type="float">
            <text:p>3386804</text:p>
          </table:table-cell>
          <table:table-cell office:value-type="float" office:value="2593620" calcext:value-type="float">
            <text:p>25936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3159" calcext:value-type="float">
            <text:p>1.673159</text:p>
          </table:table-cell>
          <table:table-cell office:value-type="float" office:value="41822" calcext:value-type="float">
            <text:p>41822</text:p>
          </table:table-cell>
          <table:table-cell office:value-type="float" office:value="124.403793" calcext:value-type="float">
            <text:p>124.403793</text:p>
          </table:table-cell>
          <table:table-cell office:value-type="float" office:value="0.420069" calcext:value-type="float">
            <text:p>0.420069</text:p>
          </table:table-cell>
          <table:table-cell office:value-type="float" office:value="0.321689" calcext:value-type="float">
            <text:p>0.321689</text:p>
          </table:table-cell>
          <table:table-cell office:value-type="float" office:value="296.15" calcext:value-type="float">
            <text:p>296.15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3642" calcext:value-type="float">
            <text:p>23642</text:p>
          </table:table-cell>
          <table:table-cell office:value-type="float" office:value="4560593528" calcext:value-type="float">
            <text:p>4560593528</text:p>
          </table:table-cell>
          <table:table-cell office:value-type="float" office:value="3020403481" calcext:value-type="float">
            <text:p>3020403481</text:p>
          </table:table-cell>
          <table:table-cell office:value-type="float" office:value="70700" calcext:value-type="float">
            <text:p>70700</text:p>
          </table:table-cell>
          <table:table-cell office:value-type="float" office:value="558868424" calcext:value-type="float">
            <text:p>558868424</text:p>
          </table:table-cell>
          <table:table-cell office:value-type="float" office:value="1476309" calcext:value-type="float">
            <text:p>1476309</text:p>
          </table:table-cell>
          <table:table-cell office:value-type="float" office:value="1266506" calcext:value-type="float">
            <text:p>126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09929" calcext:value-type="float">
            <text:p>1.509929</text:p>
          </table:table-cell>
          <table:table-cell office:value-type="float" office:value="70700" calcext:value-type="float">
            <text:p>70700</text:p>
          </table:table-cell>
          <table:table-cell office:value-type="float" office:value="69.317017" calcext:value-type="float">
            <text:p>69.317017</text:p>
          </table:table-cell>
          <table:table-cell office:value-type="float" office:value="0.183108" calcext:value-type="float">
            <text:p>0.183108</text:p>
          </table:table-cell>
          <table:table-cell office:value-type="float" office:value="0.157086" calcext:value-type="float">
            <text:p>0.157086</text:p>
          </table:table-cell>
          <table:table-cell office:value-type="float" office:value="378.56" calcext:value-type="float">
            <text:p>378.56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3081" calcext:value-type="float">
            <text:p>3081</text:p>
          </table:table-cell>
          <table:table-cell office:value-type="float" office:value="8951879253" calcext:value-type="float">
            <text:p>8951879253</text:p>
          </table:table-cell>
          <table:table-cell office:value-type="float" office:value="5334899605" calcext:value-type="float">
            <text:p>5334899605</text:p>
          </table:table-cell>
          <table:table-cell office:value-type="float" office:value="42718" calcext:value-type="float">
            <text:p>42718</text:p>
          </table:table-cell>
          <table:table-cell office:value-type="float" office:value="1131391555" calcext:value-type="float">
            <text:p>1131391555</text:p>
          </table:table-cell>
          <table:table-cell office:value-type="float" office:value="3647780" calcext:value-type="float">
            <text:p>3647780</text:p>
          </table:table-cell>
          <table:table-cell office:value-type="float" office:value="2536972" calcext:value-type="float">
            <text:p>25369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985" calcext:value-type="float">
            <text:p>1.677985</text:p>
          </table:table-cell>
          <table:table-cell office:value-type="float" office:value="42718" calcext:value-type="float">
            <text:p>42718</text:p>
          </table:table-cell>
          <table:table-cell office:value-type="float" office:value="129.071411" calcext:value-type="float">
            <text:p>129.071411</text:p>
          </table:table-cell>
          <table:table-cell office:value-type="float" office:value="0.416146" calcext:value-type="float">
            <text:p>0.416146</text:p>
          </table:table-cell>
          <table:table-cell office:value-type="float" office:value="0.289423" calcext:value-type="float">
            <text:p>0.289423</text:p>
          </table:table-cell>
          <table:table-cell office:value-type="float" office:value="310.16" calcext:value-type="float">
            <text:p>310.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4011" calcext:value-type="float">
            <text:p>4011</text:p>
          </table:table-cell>
          <table:table-cell office:value-type="float" office:value="5916407" calcext:value-type="float">
            <text:p>5916407</text:p>
          </table:table-cell>
          <table:table-cell office:value-type="float" office:value="3474546" calcext:value-type="float">
            <text:p>3474546</text:p>
          </table:table-cell>
          <table:table-cell office:value-type="float" office:value="9" calcext:value-type="float">
            <text:p>9</text:p>
          </table:table-cell>
          <table:table-cell office:value-type="float" office:value="758913" calcext:value-type="float">
            <text:p>758913</text:p>
          </table:table-cell>
          <table:table-cell office:value-type="float" office:value="1480" calcext:value-type="float">
            <text:p>1480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2786" calcext:value-type="float">
            <text:p>1.702786</text:p>
          </table:table-cell>
          <table:table-cell office:value-type="float" office:value="9" calcext:value-type="float">
            <text:p>9</text:p>
          </table:table-cell>
          <table:table-cell office:value-type="float" office:value="48.570431" calcext:value-type="float">
            <text:p>48.570431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089792" calcext:value-type="float">
            <text:p>0.089792</text:p>
          </table:table-cell>
          <table:table-cell office:value-type="float" office:value="512.78" calcext:value-type="float">
            <text:p>512.7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4136" calcext:value-type="float">
            <text:p>24136</text:p>
          </table:table-cell>
          <table:table-cell office:value-type="float" office:value="606270" calcext:value-type="float">
            <text:p>606270</text:p>
          </table:table-cell>
          <table:table-cell office:value-type="float" office:value="1478184" calcext:value-type="float">
            <text:p>14781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145" calcext:value-type="float">
            <text:p>0.410145</text:p>
          </table:table-cell>
          <table:table-cell office:value-type="float" office:value="0" calcext:value-type="float">
            <text:p>0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4595" calcext:value-type="float">
            <text:p>4595</text:p>
          </table:table-cell>
          <table:table-cell office:value-type="float" office:value="9050918710" calcext:value-type="float">
            <text:p>9050918710</text:p>
          </table:table-cell>
          <table:table-cell office:value-type="float" office:value="5393798766" calcext:value-type="float">
            <text:p>5393798766</text:p>
          </table:table-cell>
          <table:table-cell office:value-type="float" office:value="44189" calcext:value-type="float">
            <text:p>44189</text:p>
          </table:table-cell>
          <table:table-cell office:value-type="float" office:value="1144078612" calcext:value-type="float">
            <text:p>1144078612</text:p>
          </table:table-cell>
          <table:table-cell office:value-type="float" office:value="3664432" calcext:value-type="float">
            <text:p>3664432</text:p>
          </table:table-cell>
          <table:table-cell office:value-type="float" office:value="2813780" calcext:value-type="float">
            <text:p>28137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8023" calcext:value-type="float">
            <text:p>1.678023</text:p>
          </table:table-cell>
          <table:table-cell office:value-type="float" office:value="44189" calcext:value-type="float">
            <text:p>44189</text:p>
          </table:table-cell>
          <table:table-cell office:value-type="float" office:value="125.378479" calcext:value-type="float">
            <text:p>125.378479</text:p>
          </table:table-cell>
          <table:table-cell office:value-type="float" office:value="0.401582" calcext:value-type="float">
            <text:p>0.401582</text:p>
          </table:table-cell>
          <table:table-cell office:value-type="float" office:value="0.308359" calcext:value-type="float">
            <text:p>0.308359</text:p>
          </table:table-cell>
          <table:table-cell office:value-type="float" office:value="312.21" calcext:value-type="float">
            <text:p>312.2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24720" calcext:value-type="float">
            <text:p>24720</text:p>
          </table:table-cell>
          <table:table-cell office:value-type="float" office:value="4751646556" calcext:value-type="float">
            <text:p>4751646556</text:p>
          </table:table-cell>
          <table:table-cell office:value-type="float" office:value="3415084158" calcext:value-type="float">
            <text:p>3415084158</text:p>
          </table:table-cell>
          <table:table-cell office:value-type="float" office:value="81343" calcext:value-type="float">
            <text:p>81343</text:p>
          </table:table-cell>
          <table:table-cell office:value-type="float" office:value="560399421" calcext:value-type="float">
            <text:p>560399421</text:p>
          </table:table-cell>
          <table:table-cell office:value-type="float" office:value="1780680" calcext:value-type="float">
            <text:p>1780680</text:p>
          </table:table-cell>
          <table:table-cell office:value-type="float" office:value="1481220" calcext:value-type="float">
            <text:p>148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137" calcext:value-type="float">
            <text:p>1.39137</text:p>
          </table:table-cell>
          <table:table-cell office:value-type="float" office:value="81343" calcext:value-type="float">
            <text:p>81343</text:p>
          </table:table-cell>
          <table:table-cell office:value-type="float" office:value="61.413635" calcext:value-type="float">
            <text:p>61.413635</text:p>
          </table:table-cell>
          <table:table-cell office:value-type="float" office:value="0.195143" calcext:value-type="float">
            <text:p>0.195143</text:p>
          </table:table-cell>
          <table:table-cell office:value-type="float" office:value="0.162325" calcext:value-type="float">
            <text:p>0.162325</text:p>
          </table:table-cell>
          <table:table-cell office:value-type="float" office:value="314.71" calcext:value-type="float">
            <text:p>314.7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5098" calcext:value-type="float">
            <text:p>5098</text:p>
          </table:table-cell>
          <table:table-cell office:value-type="float" office:value="8278834129" calcext:value-type="float">
            <text:p>8278834129</text:p>
          </table:table-cell>
          <table:table-cell office:value-type="float" office:value="4941038904" calcext:value-type="float">
            <text:p>4941038904</text:p>
          </table:table-cell>
          <table:table-cell office:value-type="float" office:value="39866" calcext:value-type="float">
            <text:p>39866</text:p>
          </table:table-cell>
          <table:table-cell office:value-type="float" office:value="1044990229" calcext:value-type="float">
            <text:p>1044990229</text:p>
          </table:table-cell>
          <table:table-cell office:value-type="float" office:value="3483201" calcext:value-type="float">
            <text:p>3483201</text:p>
          </table:table-cell>
          <table:table-cell office:value-type="float" office:value="2383080" calcext:value-type="float">
            <text:p>23830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5525" calcext:value-type="float">
            <text:p>1.675525</text:p>
          </table:table-cell>
          <table:table-cell office:value-type="float" office:value="39866" calcext:value-type="float">
            <text:p>39866</text:p>
          </table:table-cell>
          <table:table-cell office:value-type="float" office:value="132.960983" calcext:value-type="float">
            <text:p>132.960983</text:p>
          </table:table-cell>
          <table:table-cell office:value-type="float" office:value="0.443191" calcext:value-type="float">
            <text:p>0.443191</text:p>
          </table:table-cell>
          <table:table-cell office:value-type="float" office:value="0.303215" calcext:value-type="float">
            <text:p>0.303215</text:p>
          </table:table-cell>
          <table:table-cell office:value-type="float" office:value="300.01" calcext:value-type="float">
            <text:p>300.0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4010" calcext:value-type="float">
            <text:p>4010</text:p>
          </table:table-cell>
          <table:table-cell office:value-type="float" office:value="6481234" calcext:value-type="float">
            <text:p>6481234</text:p>
          </table:table-cell>
          <table:table-cell office:value-type="float" office:value="3811473" calcext:value-type="float">
            <text:p>3811473</text:p>
          </table:table-cell>
          <table:table-cell office:value-type="float" office:value="227" calcext:value-type="float">
            <text:p>227</text:p>
          </table:table-cell>
          <table:table-cell office:value-type="float" office:value="828795" calcext:value-type="float">
            <text:p>828795</text:p>
          </table:table-cell>
          <table:table-cell office:value-type="float" office:value="2135" calcext:value-type="float">
            <text:p>2135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00454" calcext:value-type="float">
            <text:p>1.700454</text:p>
          </table:table-cell>
          <table:table-cell office:value-type="float" office:value="227" calcext:value-type="float">
            <text:p>227</text:p>
          </table:table-cell>
          <table:table-cell office:value-type="float" office:value="53.042881" calcext:value-type="float">
            <text:p>53.042881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0.100544" calcext:value-type="float">
            <text:p>0.100544</text:p>
          </table:table-cell>
          <table:table-cell office:value-type="float" office:value="388.19" calcext:value-type="float">
            <text:p>388.1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4151" calcext:value-type="float">
            <text:p>24151</text:p>
          </table:table-cell>
          <table:table-cell office:value-type="float" office:value="2512853" calcext:value-type="float">
            <text:p>2512853</text:p>
          </table:table-cell>
          <table:table-cell office:value-type="float" office:value="1490102" calcext:value-type="float">
            <text:p>1490102</text:p>
          </table:table-cell>
          <table:table-cell office:value-type="float" office:value="9" calcext:value-type="float">
            <text:p>9</text:p>
          </table:table-cell>
          <table:table-cell office:value-type="float" office:value="322005" calcext:value-type="float">
            <text:p>322005</text:p>
          </table:table-cell>
          <table:table-cell office:value-type="float" office:value="697" calcext:value-type="float">
            <text:p>697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86363" calcext:value-type="float">
            <text:p>1.686363</text:p>
          </table:table-cell>
          <table:table-cell office:value-type="float" office:value="9" calcext:value-type="float">
            <text:p>9</text:p>
          </table:table-cell>
          <table:table-cell office:value-type="float" office:value="20.60832" calcext:value-type="float">
            <text:p>20.60832</text:p>
          </table:table-cell>
          <table:table-cell office:value-type="float" office:value="0.044608" calcext:value-type="float">
            <text:p>0.044608</text:p>
          </table:table-cell>
          <table:table-cell office:value-type="float" office:value="0.03968" calcext:value-type="float">
            <text:p>0.03968</text:p>
          </table:table-cell>
          <table:table-cell office:value-type="float" office:value="461.99" calcext:value-type="float">
            <text:p>461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4526" calcext:value-type="float">
            <text:p>4526</text:p>
          </table:table-cell>
          <table:table-cell office:value-type="float" office:value="7948837180" calcext:value-type="float">
            <text:p>7948837180</text:p>
          </table:table-cell>
          <table:table-cell office:value-type="float" office:value="4750897547" calcext:value-type="float">
            <text:p>4750897547</text:p>
          </table:table-cell>
          <table:table-cell office:value-type="float" office:value="39328" calcext:value-type="float">
            <text:p>39328</text:p>
          </table:table-cell>
          <table:table-cell office:value-type="float" office:value="1001656794" calcext:value-type="float">
            <text:p>1001656794</text:p>
          </table:table-cell>
          <table:table-cell office:value-type="float" office:value="3338265" calcext:value-type="float">
            <text:p>3338265</text:p>
          </table:table-cell>
          <table:table-cell office:value-type="float" office:value="2631385" calcext:value-type="float">
            <text:p>263138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3123" calcext:value-type="float">
            <text:p>1.673123</text:p>
          </table:table-cell>
          <table:table-cell office:value-type="float" office:value="39328" calcext:value-type="float">
            <text:p>39328</text:p>
          </table:table-cell>
          <table:table-cell office:value-type="float" office:value="124.236496" calcext:value-type="float">
            <text:p>124.236496</text:p>
          </table:table-cell>
          <table:table-cell office:value-type="float" office:value="0.414048" calcext:value-type="float">
            <text:p>0.414048</text:p>
          </table:table-cell>
          <table:table-cell office:value-type="float" office:value="0.326373" calcext:value-type="float">
            <text:p>0.326373</text:p>
          </table:table-cell>
          <table:table-cell office:value-type="float" office:value="300.05" calcext:value-type="float">
            <text:p>300.0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float" office:value="24667" calcext:value-type="float">
            <text:p>24667</text:p>
          </table:table-cell>
          <table:table-cell office:value-type="float" office:value="4306446930" calcext:value-type="float">
            <text:p>4306446930</text:p>
          </table:table-cell>
          <table:table-cell office:value-type="float" office:value="3087884932" calcext:value-type="float">
            <text:p>3087884932</text:p>
          </table:table-cell>
          <table:table-cell office:value-type="float" office:value="66488" calcext:value-type="float">
            <text:p>66488</text:p>
          </table:table-cell>
          <table:table-cell office:value-type="float" office:value="511004317" calcext:value-type="float">
            <text:p>511004317</text:p>
          </table:table-cell>
          <table:table-cell office:value-type="float" office:value="1376289" calcext:value-type="float">
            <text:p>1376289</text:p>
          </table:table-cell>
          <table:table-cell office:value-type="float" office:value="1175428" calcext:value-type="float">
            <text:p>117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94627" calcext:value-type="float">
            <text:p>1.394627</text:p>
          </table:table-cell>
          <table:table-cell office:value-type="float" office:value="66488" calcext:value-type="float">
            <text:p>66488</text:p>
          </table:table-cell>
          <table:table-cell office:value-type="float" office:value="63.380383" calcext:value-type="float">
            <text:p>63.380383</text:p>
          </table:table-cell>
          <table:table-cell office:value-type="float" office:value="0.170703" calcext:value-type="float">
            <text:p>0.170703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371.29" calcext:value-type="float">
            <text:p>371.29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5077" calcext:value-type="float">
            <text:p>5077</text:p>
          </table:table-cell>
          <table:table-cell office:value-type="float" office:value="8793191698" calcext:value-type="float">
            <text:p>8793191698</text:p>
          </table:table-cell>
          <table:table-cell office:value-type="float" office:value="5242541646" calcext:value-type="float">
            <text:p>5242541646</text:p>
          </table:table-cell>
          <table:table-cell office:value-type="float" office:value="40725" calcext:value-type="float">
            <text:p>40725</text:p>
          </table:table-cell>
          <table:table-cell office:value-type="float" office:value="1110163704" calcext:value-type="float">
            <text:p>1110163704</text:p>
          </table:table-cell>
          <table:table-cell office:value-type="float" office:value="3567702" calcext:value-type="float">
            <text:p>3567702</text:p>
          </table:table-cell>
          <table:table-cell office:value-type="float" office:value="2586195" calcext:value-type="float">
            <text:p>2586195</text:p>
          </table:table-cell>
          <table:table-cell office:value-type="float" office:value="281474976645139" calcext:value-type="float">
            <text:p>28147497664513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7276" calcext:value-type="float">
            <text:p>1.677276</text:p>
          </table:table-cell>
          <table:table-cell office:value-type="float" office:value="40725" calcext:value-type="float">
            <text:p>40725</text:p>
          </table:table-cell>
          <table:table-cell office:value-type="float" office:value="128.948242" calcext:value-type="float">
            <text:p>128.948242</text:p>
          </table:table-cell>
          <table:table-cell office:value-type="float" office:value="0.414397" calcext:value-type="float">
            <text:p>0.414397</text:p>
          </table:table-cell>
          <table:table-cell office:value-type="float" office:value="0.300393" calcext:value-type="float">
            <text:p>0.300393</text:p>
          </table:table-cell>
          <table:table-cell office:value-type="float" office:value="311.17" calcext:value-type="float">
            <text:p>311.1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011" calcext:value-type="float">
            <text:p>4011</text:p>
          </table:table-cell>
          <table:table-cell office:value-type="float" office:value="5954574" calcext:value-type="float">
            <text:p>5954574</text:p>
          </table:table-cell>
          <table:table-cell office:value-type="float" office:value="3515733" calcext:value-type="float">
            <text:p>3515733</text:p>
          </table:table-cell>
          <table:table-cell office:value-type="float" office:value="11" calcext:value-type="float">
            <text:p>11</text:p>
          </table:table-cell>
          <table:table-cell office:value-type="float" office:value="763953" calcext:value-type="float">
            <text:p>763953</text:p>
          </table:table-cell>
          <table:table-cell office:value-type="float" office:value="1617" calcext:value-type="float">
            <text:p>1617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3694" calcext:value-type="float">
            <text:p>1.693694</text:p>
          </table:table-cell>
          <table:table-cell office:value-type="float" office:value="11" calcext:value-type="float">
            <text:p>11</text:p>
          </table:table-cell>
          <table:table-cell office:value-type="float" office:value="48.89299" calcext:value-type="float">
            <text:p>48.89299</text:p>
          </table:table-cell>
          <table:table-cell office:value-type="float" office:value="0.103488" calcext:value-type="float">
            <text:p>0.103488</text:p>
          </table:table-cell>
          <table:table-cell office:value-type="float" office:value="0.094848" calcext:value-type="float">
            <text:p>0.094848</text:p>
          </table:table-cell>
          <table:table-cell office:value-type="float" office:value="472.45" calcext:value-type="float">
            <text:p>472.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4116" calcext:value-type="float">
            <text:p>24116</text:p>
          </table:table-cell>
          <table:table-cell office:value-type="float" office:value="2603557" calcext:value-type="float">
            <text:p>2603557</text:p>
          </table:table-cell>
          <table:table-cell office:value-type="float" office:value="1538343" calcext:value-type="float">
            <text:p>1538343</text:p>
          </table:table-cell>
          <table:table-cell office:value-type="float" office:value="6" calcext:value-type="float">
            <text:p>6</text:p>
          </table:table-cell>
          <table:table-cell office:value-type="float" office:value="333972" calcext:value-type="float">
            <text:p>333972</text:p>
          </table:table-cell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92442" calcext:value-type="float">
            <text:p>1.692442</text:p>
          </table:table-cell>
          <table:table-cell office:value-type="float" office:value="6" calcext:value-type="float">
            <text:p>6</text:p>
          </table:table-cell>
          <table:table-cell office:value-type="float" office:value="21.374208" calcext:value-type="float">
            <text:p>21.37420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9744" calcext:value-type="float">
            <text:p>0.039744</text:p>
          </table:table-cell>
          <table:table-cell office:value-type="float" office:value="477.1" calcext:value-type="float">
            <text:p>477.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12" calcext:value-type="float">
            <text:p>4912</text:p>
          </table:table-cell>
          <table:table-cell office:value-type="float" office:value="13780405773" calcext:value-type="float">
            <text:p>13780405773</text:p>
          </table:table-cell>
          <table:table-cell office:value-type="float" office:value="8220839660" calcext:value-type="float">
            <text:p>8220839660</text:p>
          </table:table-cell>
          <table:table-cell office:value-type="float" office:value="68717" calcext:value-type="float">
            <text:p>68717</text:p>
          </table:table-cell>
          <table:table-cell office:value-type="float" office:value="1742161607" calcext:value-type="float">
            <text:p>1742161607</text:p>
          </table:table-cell>
          <table:table-cell office:value-type="float" office:value="5529099" calcext:value-type="float">
            <text:p>5529099</text:p>
          </table:table-cell>
          <table:table-cell office:value-type="float" office:value="4344765" calcext:value-type="float">
            <text:p>43447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76277" calcext:value-type="float">
            <text:p>1.676277</text:p>
          </table:table-cell>
          <table:table-cell office:value-type="float" office:value="68717" calcext:value-type="float">
            <text:p>68717</text:p>
          </table:table-cell>
          <table:table-cell office:value-type="float" office:value="123.74955" calcext:value-type="float">
            <text:p>123.74955</text:p>
          </table:table-cell>
          <table:table-cell office:value-type="float" office:value="0.392744" calcext:value-type="float">
            <text:p>0.392744</text:p>
          </table:table-cell>
          <table:table-cell office:value-type="float" office:value="0.308618" calcext:value-type="float">
            <text:p>0.308618</text:p>
          </table:table-cell>
          <table:table-cell office:value-type="float" office:value="315.09" calcext:value-type="float">
            <text:p>315.09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25017" calcext:value-type="float">
            <text:p>25017</text:p>
          </table:table-cell>
          <table:table-cell office:value-type="float" office:value="8966685326" calcext:value-type="float">
            <text:p>8966685326</text:p>
          </table:table-cell>
          <table:table-cell office:value-type="float" office:value="6159296137" calcext:value-type="float">
            <text:p>6159296137</text:p>
          </table:table-cell>
          <table:table-cell office:value-type="float" office:value="53280" calcext:value-type="float">
            <text:p>53280</text:p>
          </table:table-cell>
          <table:table-cell office:value-type="float" office:value="1079833703" calcext:value-type="float">
            <text:p>1079833703</text:p>
          </table:table-cell>
          <table:table-cell office:value-type="float" office:value="3206988" calcext:value-type="float">
            <text:p>3206988</text:p>
          </table:table-cell>
          <table:table-cell office:value-type="float" office:value="2670170" calcext:value-type="float">
            <text:p>2670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55797" calcext:value-type="float">
            <text:p>1.455797</text:p>
          </table:table-cell>
          <table:table-cell office:value-type="float" office:value="53280" calcext:value-type="float">
            <text:p>53280</text:p>
          </table:table-cell>
          <table:table-cell office:value-type="float" office:value="76.70295" calcext:value-type="float">
            <text:p>76.70295</text:p>
          </table:table-cell>
          <table:table-cell office:value-type="float" office:value="0.227799" calcext:value-type="float">
            <text:p>0.227799</text:p>
          </table:table-cell>
          <table:table-cell office:value-type="float" office:value="0.189668" calcext:value-type="float">
            <text:p>0.189668</text:p>
          </table:table-cell>
          <table:table-cell office:value-type="float" office:value="336.71" calcext:value-type="float">
            <text:p>336.7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14" calcext:value-type="float">
            <text:p>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344" calcext:value-type="float">
            <text:p>33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5" calcext:value-type="float">
            <text:p>14735</text:p>
          </table:table-cell>
          <table:table-cell office:value-type="float" office:value="2944506902" calcext:value-type="float">
            <text:p>294450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7440689434E+019" calcext:value-type="float">
            <text:p>18446744068943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344" calcext:value-type="float">
            <text:p>33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15" calcext:value-type="float">
            <text:p>4915</text:p>
          </table:table-cell>
          <table:table-cell office:value-type="float" office:value="4942" calcext:value-type="float">
            <text:p>4942</text:p>
          </table:table-cell>
          <table:table-cell office:value-type="float" office:value="60607" calcext:value-type="float">
            <text:p>60607</text:p>
          </table:table-cell>
          <table:table-cell office:value-type="float" office:value="1814" calcext:value-type="float">
            <text:p>1814</text:p>
          </table:table-cell>
          <table:table-cell office:value-type="float" office:value="310" calcext:value-type="float">
            <text:p>310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1542" calcext:value-type="float">
            <text:p>0.081542</text:p>
          </table:table-cell>
          <table:table-cell office:value-type="float" office:value="1814" calcext:value-type="float">
            <text:p>1814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52544" calcext:value-type="float">
            <text:p>0.05254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38" calcext:value-type="float">
            <text:p>0.3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float" office:value="2944506905" calcext:value-type="float">
            <text:p>2944506905</text:p>
          </table:table-cell>
          <table:table-cell office:value-type="float" office:value="4942" calcext:value-type="float">
            <text:p>4942</text:p>
          </table:table-cell>
          <table:table-cell office:value-type="float" office:value="60607" calcext:value-type="float">
            <text:p>60607</text:p>
          </table:table-cell>
          <table:table-cell office:value-type="float" office:value="2170" calcext:value-type="float">
            <text:p>2170</text:p>
          </table:table-cell>
          <table:table-cell office:value-type="float" office:value="310" calcext:value-type="float">
            <text:p>310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1542" calcext:value-type="float">
            <text:p>0.081542</text:p>
          </table:table-cell>
          <table:table-cell office:value-type="float" office:value="2170" calcext:value-type="float">
            <text:p>2170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17" calcext:value-type="float">
            <text:p>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116" calcext:value-type="float">
            <text:p>11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  <table:table-cell office:value-type="float" office:value="2944506907" calcext:value-type="float">
            <text:p>2944506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116" calcext:value-type="float">
            <text:p>11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18" calcext:value-type="float">
            <text:p>49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7579" calcext:value-type="float">
            <text:p>75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20" calcext:value-type="float">
            <text:p>49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6540" calcext:value-type="float">
            <text:p>65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22" calcext:value-type="float">
            <text:p>4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645" calcext:value-type="float">
            <text:p>16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float" office:value="6714" calcext:value-type="float">
            <text:p>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645" calcext:value-type="float">
            <text:p>16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4923" calcext:value-type="float">
            <text:p>49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1:03:05.840011729</meta:creation-date>
    <dc:date>2015-10-28T21:13:51.395417652</dc:date>
    <meta:editing-duration>PT10M22S</meta:editing-duration>
    <meta:editing-cycles>2</meta:editing-cycles>
    <meta:generator>LibreOffice/4.2.8.2$Linux_X86_64 LibreOffice_project/420m0$Build-2</meta:generator>
    <meta:document-statistic meta:table-count="1" meta:cell-count="4639" meta:object-count="0"/>
  </office:meta>
</office:document-meta>
</file>